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1">
      <style:table-cell-properties style:vertical-align="automatic" fo:wrap-option="wrap" fo:background-color="#C0C0C0" style:repeat-content="false"/>
      <style:paragraph-properties fo:text-align="start" fo:margin-left="0cm"/>
      <style:text-properties style:font-name="Arial1" style:font-name-asian="Arial1" style:font-name-complex="Arial1" fo:font-size="12pt" style:font-size-asian="12pt" style:font-size-complex="12pt" fo:font-weight="bold" style:font-weight-asian="bold" style:font-weight-complex="bold"/>
    </style:style>
    <style:style style:name="ce3" style:family="table-cell" style:parent-style-name="Default" style:data-style-name="N1">
      <style:table-cell-properties style:vertical-align="automatic" fo:wrap-option="wrap" fo:background-color="#C0C0C0" style:repeat-content="false"/>
      <style:paragraph-properties fo:text-align="start" fo:margin-left="0cm"/>
      <style:text-properties fo:color="#800000" style:font-name="Arial1" style:font-name-asian="Arial1" style:font-name-complex="Arial1" fo:font-size="12pt" style:font-size-asian="12pt" style:font-size-complex="12pt" fo:font-weight="bold" style:font-weight-asian="bold" style:font-weight-complex="bold"/>
    </style:style>
    <style:style style:name="ce4" style:family="table-cell" style:parent-style-name="Default" style:data-style-name="N0">
      <style:table-cell-properties style:vertical-align="automatic" fo:wrap-option="wrap" fo:background-color="#C0C0C0" style:repeat-content="false"/>
      <style:paragraph-properties fo:text-align="start" fo:margin-left="0cm"/>
      <style:text-properties style:font-name="Arial1" style:font-name-asian="Arial1" style:font-name-complex="Arial1" fo:font-size="12pt" style:font-size-asian="12pt" style:font-size-complex="12pt" fo:font-weight="bold" style:font-weight-asian="bold" style:font-weight-complex="bold"/>
    </style:style>
    <style:style style:name="ce5" style:family="table-cell" style:parent-style-name="Default" style:data-style-name="N36">
      <style:table-cell-properties style:vertical-align="automatic" fo:wrap-option="wrap" fo:background-color="#C0C0C0" style:repeat-content="false"/>
      <style:paragraph-properties fo:text-align="start" fo:margin-left="0cm"/>
      <style:text-properties fo:color="#000080" style:font-name="Arial1" style:font-name-asian="Arial1" style:font-name-complex="Arial1"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top" fo:wrap-option="wrap" fo:background-color="transparent" style:repeat-content="false"/>
      <style:paragraph-properties fo:text-align="start" fo:margin-left="0cm"/>
      <style:text-properties fo:color="#969696" style:font-name="Arial1" style:font-name-asian="Arial1" style:font-name-complex="Arial1" fo:font-size="10pt" style:font-size-asian="10pt" style:font-size-complex="10pt"/>
    </style:style>
    <style:style style:name="ce7" style:family="table-cell" style:parent-style-name="Default" style:data-style-name="N1">
      <style:table-cell-properties style:vertical-align="top" fo:wrap-option="wrap" fo:background-color="#FFCC99" style:repeat-content="false"/>
      <style:paragraph-properties fo:text-align="start" fo:margin-left="0cm"/>
      <style:text-properties style:font-name="Arial1" style:font-name-asian="Arial1" style:font-name-complex="Arial1" fo:font-size="10pt" style:font-size-asian="10pt" style:font-size-complex="10pt"/>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style>
    <style:style style:name="ce9" style:family="table-cell" style:parent-style-name="Default" style:data-style-name="N0">
      <style:table-cell-properties style:vertical-align="top" fo:wrap-option="wrap" fo:background-color="#CCFFCC" style:repeat-content="false"/>
      <style:paragraph-properties fo:text-align="start" fo:margin-left="0cm"/>
      <style:text-properties fo:color="#000080" style:font-name="Arial1" style:font-name-asian="Arial1" style:font-name-complex="Arial1" fo:font-size="10pt" style:font-size-asian="10pt" style:font-size-complex="10pt"/>
    </style:style>
    <style:style style:name="ce10" style:family="table-cell" style:parent-style-name="Default" style:data-style-name="N1">
      <style:table-cell-properties style:vertical-align="top" fo:wrap-option="wrap" fo:background-color="#FFFF00" style:repeat-content="false"/>
      <style:paragraph-properties fo:text-align="start" fo:margin-left="0cm"/>
      <style:text-properties style:font-name="Arial1" style:font-name-asian="Arial1" style:font-name-complex="Arial1" fo:font-size="10pt" style:font-size-asian="10pt" style:font-size-complex="10pt"/>
    </style:style>
    <style:style style:name="ce11" style:family="table-cell" style:parent-style-name="Default" style:data-style-name="N0">
      <style:table-cell-properties style:vertical-align="top" fo:wrap-option="wrap" fo:background-color="#FFFF00" style:repeat-content="false"/>
      <style:paragraph-properties fo:text-align="start" fo:margin-left="0cm"/>
      <style:text-properties style:font-name="Arial1" style:font-name-asian="Arial1" style:font-name-complex="Arial1" fo:font-size="10pt" style:font-size-asian="10pt" style:font-size-complex="10pt"/>
    </style:style>
    <style:style style:name="ce12" style:family="table-cell" style:parent-style-name="Default" style:data-style-name="N0">
      <style:table-cell-properties style:vertical-align="top" fo:wrap-option="wrap" fo:background-color="#FFFF00" style:repeat-content="false"/>
      <style:paragraph-properties fo:text-align="start" fo:margin-left="0cm"/>
      <style:text-properties fo:color="#000080" style:font-name="Arial1" style:font-name-asian="Arial1" style:font-name-complex="Arial1" fo:font-size="10pt" style:font-size-asian="10pt" style:font-size-complex="10pt"/>
    </style:style>
    <style:style style:name="ce13" style:family="table-cell" style:parent-style-name="Default" style:data-style-name="N1">
      <style:table-cell-properties style:vertical-align="top" fo:wrap-option="wrap" fo:background-color="#FFFF00" style:repeat-content="false"/>
      <style:paragraph-properties fo:text-align="start" fo:margin-left="0cm"/>
      <style:text-properties fo:color="#C9211E" style:font-name="Arial1" style:font-name-asian="Arial1" style:font-name-complex="Arial1" fo:font-size="10pt" style:font-size-asian="10pt" style:font-size-complex="10pt"/>
    </style:style>
    <style:style style:name="ce14" style:family="table-cell" style:parent-style-name="Default" style:data-style-name="N0">
      <style:table-cell-properties style:vertical-align="top" fo:wrap-option="wrap" fo:background-color="#FFFF00" style:repeat-content="false"/>
      <style:paragraph-properties fo:text-align="start" fo:margin-left="0cm"/>
      <style:text-properties fo:color="#C9211E" style:font-name="Arial1" style:font-name-asian="Arial1" style:font-name-complex="Arial1" fo:font-size="10pt" style:font-size-asian="10pt" style:font-size-complex="10pt"/>
    </style:style>
    <style:style style:name="ce15" style:family="table-cell" style:parent-style-name="Default" style:data-style-name="N0">
      <style:table-cell-properties style:vertical-align="top" fo:wrap-option="wrap" fo:background-color="#FFCC99" style:repeat-content="false"/>
      <style:paragraph-properties fo:text-align="start" fo:margin-left="0cm"/>
      <style:text-properties style:font-name="Arial1" style:font-name-asian="Arial1" style:font-name-complex="Arial1" fo:font-size="10pt" style:font-size-asian="10pt" style:font-size-complex="10pt"/>
    </style:style>
    <style:style style:name="ce16" style:family="table-cell" style:parent-style-name="Default" style:data-style-name="N0">
      <style:table-cell-properties style:vertical-align="top" fo:wrap-option="wrap" style:repeat-content="false"/>
      <style:paragraph-properties fo:text-align="start" fo:margin-left="0cm"/>
      <style:text-properties style:font-name="Arial1" style:font-name-asian="Arial1" style:font-name-complex="Arial1" fo:font-size="10pt" style:font-size-asian="10pt" style:font-size-complex="10pt"/>
    </style:style>
    <style:style style:name="ce17" style:family="table-cell" style:parent-style-name="Default" style:data-style-name="N0">
      <style:table-cell-properties style:vertical-align="top" fo:wrap-option="wrap" fo:background-color="#CCFFCC" style:repeat-content="false"/>
      <style:paragraph-properties fo:text-align="start" fo:margin-left="0cm"/>
      <style:text-properties style:font-name="Arial1" style:font-name-asian="Arial1" style:font-name-complex="Arial1" fo:font-size="10pt" style:font-size-asian="10pt" style:font-size-complex="10pt"/>
    </style:style>
    <style:style style:name="ce18" style:family="table-cell" style:parent-style-name="Default" style:data-style-name="N0">
      <style:table-cell-properties style:vertical-align="top" style:repeat-content="false"/>
      <style:paragraph-properties fo:text-align="start" fo:margin-left="0cm"/>
      <style:text-properties style:font-name="Arial1" style:font-name-asian="Arial1" style:font-name-complex="Arial1" fo:font-size="10pt" style:font-size-asian="10pt" style:font-size-complex="10pt"/>
    </style:style>
    <style:style style:name="ce19" style:family="table-cell" style:parent-style-name="Default" style:data-style-name="N0">
      <style:table-cell-properties style:vertical-align="top" fo:background-color="#FFFF00" style:repeat-content="false"/>
      <style:paragraph-properties fo:text-align="start" fo:margin-left="0cm"/>
      <style:text-properties style:font-name="Arial1" style:font-name-asian="Arial1" style:font-name-complex="Arial1" fo:font-size="10pt" style:font-size-asian="10pt" style:font-size-complex="10pt"/>
    </style:style>
    <style:style style:name="ce20" style:family="table-cell" style:parent-style-name="Default" style:data-style-name="N36">
      <style:table-cell-properties style:vertical-align="top" fo:background-color="#FFFF00" style:repeat-content="false"/>
      <style:paragraph-properties fo:text-align="start" fo:margin-left="0cm"/>
      <style:text-properties style:font-name="Arial1" style:font-name-asian="Arial1" style:font-name-complex="Arial1" fo:font-size="10pt" style:font-size-asian="10pt" style:font-size-complex="10pt"/>
    </style:style>
    <style:style style:name="ce21" style:family="table-cell" style:parent-style-name="Default" style:data-style-name="N0">
      <style:table-cell-properties fo:background-color="#FFFF00"/>
    </style:style>
    <style:style style:name="ce22" style:family="table-cell" style:parent-style-name="Default" style:data-style-name="N0">
      <style:table-cell-properties style:vertical-align="top" fo:background-color="#FFCC99" style:repeat-content="false"/>
      <style:paragraph-properties fo:text-align="start" fo:margin-left="0cm"/>
      <style:text-properties style:font-name="Arial1" style:font-name-asian="Arial1" style:font-name-complex="Arial1" fo:font-size="10pt" style:font-size-asian="10pt" style:font-size-complex="10pt"/>
    </style:style>
    <style:style style:name="ce23" style:family="table-cell" style:parent-style-name="Default" style:data-style-name="N36">
      <style:table-cell-properties style:vertical-align="top" fo:background-color="#CCFFCC" style:repeat-content="false"/>
      <style:paragraph-properties fo:text-align="start" fo:margin-left="0cm"/>
      <style:text-properties style:font-name="Arial1" style:font-name-asian="Arial1" style:font-name-complex="Arial1" fo:font-size="10pt" style:font-size-asian="10pt" style:font-size-complex="10pt"/>
    </style:style>
    <style:style style:name="ce24" style:family="table-cell" style:parent-style-name="Default" style:data-style-name="N0">
      <style:table-cell-properties style:vertical-align="top" fo:wrap-option="wrap" fo:background-color="#FFFF00" style:repeat-content="false"/>
      <style:paragraph-properties fo:text-align="start" fo:margin-left="0cm"/>
      <style:text-properties fo:color="#969696" style:font-name="Arial1" style:font-name-asian="Arial1" style:font-name-complex="Arial1" fo:font-size="10pt" style:font-size-asian="10pt" style:font-size-complex="10pt"/>
    </style:style>
    <style:style style:name="ce25" style:family="table-cell" style:parent-style-name="Default" style:data-style-name="N0">
      <style:table-cell-properties style:vertical-align="top" fo:wrap-option="wrap" style:repeat-content="false"/>
      <style:paragraph-properties fo:text-align="start" fo:margin-left="0cm"/>
      <style:text-properties fo:color="#000000" style:font-name="Arial1" style:font-name-asian="Arial1" style:font-name-complex="Arial1" fo:font-size="10pt" style:font-size-asian="10pt" style:font-size-complex="10pt"/>
    </style:style>
    <style:style style:name="ce26" style:family="table-cell" style:parent-style-name="Default" style:data-style-name="N1">
      <style:table-cell-properties style:vertical-align="top" style:repeat-content="false"/>
      <style:paragraph-properties fo:text-align="start" fo:margin-left="0cm"/>
      <style:text-properties fo:color="#969696" style:font-name="Arial1" style:font-name-asian="Arial1" style:font-name-complex="Arial1" fo:font-size="10pt" style:font-size-asian="10pt" style:font-size-complex="10pt"/>
    </style:style>
    <style:style style:name="ce27" style:family="table-cell" style:parent-style-name="Default" style:data-style-name="N0">
      <style:text-properties style:font-name="Arial1" style:font-name-asian="Arial1" style:font-name-complex="Arial1"/>
    </style:style>
    <style:style style:name="ce28"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font-name="Arial1" style:font-name-asian="Arial1" style:font-name-complex="Arial1" fo:font-size="10pt" style:font-size-asian="10pt" style:font-size-complex="10pt"/>
    </style:style>
    <style:style style:name="ce29"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fo:font-size="10pt" style:font-size-asian="10pt" style:font-size-complex="10pt"/>
    </style:style>
    <style:style style:name="ce30"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Arial1" style:font-name-asian="Arial1" style:font-name-complex="Arial1" fo:font-size="10pt" style:font-size-asian="10pt" style:font-size-complex="10pt"/>
    </style:style>
    <style:style style:name="ce31" style:family="table-cell" style:parent-style-name="Default" style:data-style-name="N36">
      <style:table-cell-properties fo:border="thin solid #000000" style:vertical-align="top" fo:background-color="#FFFFFF" style:repeat-content="false"/>
      <style:paragraph-properties fo:text-align="start" fo:margin-left="0cm"/>
      <style:text-properties style:font-name="Arial1" style:font-name-asian="Arial1" style:font-name-complex="Arial1" fo:font-size="10pt" style:font-size-asian="10pt" style:font-size-complex="10pt"/>
    </style:style>
    <style:style style:name="ce32" style:family="table-cell" style:parent-style-name="Default" style:data-style-name="N0">
      <style:table-cell-properties style:vertical-align="automatic" fo:wrap-option="wrap" fo:background-color="transparent" style:repeat-content="false"/>
      <style:paragraph-properties fo:text-align="center"/>
    </style:style>
    <style:style style:name="ce33" style:family="table-cell" style:parent-style-name="Default" style:data-style-name="N0">
      <style:table-cell-properties fo:border-top="thin solid #000000" fo:border-bottom="none" fo:border-left="thin solid #000000" fo:border-right="none"/>
    </style:style>
    <style:style style:name="ce34" style:family="table-cell" style:parent-style-name="Default" style:data-style-name="N0">
      <style:table-cell-properties fo:border-top="thin solid #000000" fo:border-bottom="none" fo:border-left="none" fo:border-right="none"/>
    </style:style>
    <style:style style:name="ce35" style:family="table-cell" style:parent-style-name="Default" style:data-style-name="N0">
      <style:table-cell-properties fo:border-top="thin solid #000000" fo:border-bottom="none" fo:border-left="none" fo:border-right="thin solid #000000"/>
    </style:style>
    <style:style style:name="ce36" style:family="table-cell" style:parent-style-name="Default" style:data-style-name="N0">
      <style:table-cell-properties fo:border-top="none" fo:border-bottom="none" fo:border-left="thin solid #000000" fo:border-right="none"/>
    </style:style>
    <style:style style:name="ce37" style:family="table-cell" style:parent-style-name="Default" style:data-style-name="N0"/>
    <style:style style:name="ce38" style:family="table-cell" style:parent-style-name="Default" style:data-style-name="N0">
      <style:table-cell-properties fo:border-top="none" fo:border-bottom="none" fo:border-left="none" fo:border-right="thin solid #000000"/>
    </style:style>
    <style:style style:name="ce39" style:family="table-cell" style:parent-style-name="Default" style:data-style-name="N0">
      <style:table-cell-properties style:vertical-align="top" fo:wrap-option="wrap"/>
      <style:text-properties style:font-name="Arial1" style:font-name-asian="Arial1" style:font-name-complex="Arial1" fo:font-size="18pt" style:font-size-asian="18pt" style:font-size-complex="18pt" fo:font-weight="bold" style:font-weight-asian="bold" style:font-weight-complex="bold"/>
    </style:style>
    <style:style style:name="ce40" style:family="table-cell" style:parent-style-name="Default" style:data-style-name="N0">
      <style:table-cell-properties fo:border="thin solid #000000" style:vertical-align="top"/>
      <style:text-properties fo:font-size="36pt" style:font-size-asian="36pt" style:font-size-complex="36pt"/>
    </style:style>
    <style:style style:name="ce41" style:family="table-cell" style:parent-style-name="Default" style:data-style-name="N0">
      <style:table-cell-properties fo:border="thin solid #000000" style:vertical-align="top" fo:wrap-option="wrap"/>
    </style:style>
    <style:style style:name="ce42" style:family="table-cell" style:parent-style-name="Default" style:data-style-name="N0">
      <style:table-cell-properties fo:border="thin solid #000000" style:vertical-align="top" fo:wrap-option="wrap"/>
      <style:text-properties fo:font-size="36pt" style:font-size-asian="36pt" style:font-size-complex="36pt"/>
    </style:style>
    <style:style style:name="ce43" style:family="table-cell" style:parent-style-name="Default" style:data-style-name="N0">
      <style:table-cell-properties fo:border-top="none" fo:border-bottom="thin solid #000000" fo:border-left="thin solid #000000" fo:border-right="none"/>
    </style:style>
    <style:style style:name="ce44" style:family="table-cell" style:parent-style-name="Default" style:data-style-name="N0">
      <style:table-cell-properties fo:border-top="none" fo:border-bottom="thin solid #000000" fo:border-left="none" fo:border-right="none"/>
    </style:style>
    <style:style style:name="ce45" style:family="table-cell" style:parent-style-name="Default" style:data-style-name="N0">
      <style:table-cell-properties fo:border-top="none" fo:border-bottom="thin solid #000000" fo:border-left="none" fo:border-right="thin solid #000000"/>
    </style:style>
    <style:style style:name="ce46" style:family="table-cell" style:parent-style-name="Default" style:data-style-name="N0">
      <style:table-cell-properties style:vertical-align="top" fo:wrap-option="wrap" style:repeat-content="false"/>
      <style:paragraph-properties fo:text-align="start" fo:margin-left="0cm"/>
      <style:text-properties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A0707"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79916666666667cm"/>
    </style:style>
    <style:style style:name="co2" style:family="table-column">
      <style:table-column-properties fo:break-before="auto" style:column-width="2.32833333333333cm"/>
    </style:style>
    <style:style style:name="co3" style:family="table-column">
      <style:table-column-properties fo:break-before="auto" style:column-width="1.13770833333333cm"/>
    </style:style>
    <style:style style:name="co4" style:family="table-column">
      <style:table-column-properties fo:break-before="auto" style:column-width="1.48166666666667cm"/>
    </style:style>
    <style:style style:name="co5" style:family="table-column">
      <style:table-column-properties fo:break-before="auto" style:column-width="4.25979166666667cm"/>
    </style:style>
    <style:style style:name="co6" style:family="table-column">
      <style:table-column-properties fo:break-before="auto" style:column-width="6.37645833333333cm"/>
    </style:style>
    <style:style style:name="co7" style:family="table-column">
      <style:table-column-properties fo:break-before="auto" style:column-width="9.128125cm"/>
    </style:style>
    <style:style style:name="co8" style:family="table-column">
      <style:table-column-properties fo:break-before="auto" style:column-width="2.38125cm"/>
    </style:style>
    <style:style style:name="co9" style:family="table-column">
      <style:table-column-properties fo:break-before="auto" style:column-width="9.15458333333333cm"/>
    </style:style>
    <style:style style:name="co10" style:family="table-column">
      <style:table-column-properties fo:break-before="auto" style:column-width="2.54cm"/>
    </style:style>
    <style:style style:name="co11" style:family="table-column">
      <style:table-column-properties fo:break-before="auto" style:column-width="8.44020833333333cm"/>
    </style:style>
    <style:style style:name="co12" style:family="table-column">
      <style:table-column-properties fo:break-before="auto" style:column-width="11.90625cm"/>
    </style:style>
    <style:style style:name="co13" style:family="table-column">
      <style:table-column-properties fo:break-before="auto" style:column-width="2.16958333333333cm"/>
    </style:style>
    <style:style style:name="co14" style:family="table-column">
      <style:table-column-properties fo:break-before="auto" style:column-width="2.24895833333333cm"/>
    </style:style>
    <style:style style:name="co15" style:family="table-column">
      <style:table-column-properties fo:break-before="auto" style:column-width="3.04270833333333cm"/>
    </style:style>
    <style:style style:name="co16" style:family="table-column">
      <style:table-column-properties fo:break-before="auto" style:column-width="7.064375cm"/>
    </style:style>
    <style:style style:name="co17" style:family="table-column">
      <style:table-column-properties fo:break-before="auto" style:column-width="7.48770833333333cm"/>
    </style:style>
    <style:style style:name="co18" style:family="table-column">
      <style:table-column-properties fo:break-before="auto" style:column-width="3.78354166666667cm"/>
    </style:style>
    <style:style style:name="co19" style:family="table-column">
      <style:table-column-properties fo:break-before="auto" style:column-width="5.318125cm"/>
    </style:style>
    <style:style style:name="co20" style:family="table-column">
      <style:table-column-properties fo:break-before="auto" style:column-width="4.65666666666667cm"/>
    </style:style>
    <style:style style:name="co21" style:family="table-column">
      <style:table-column-properties fo:break-before="auto" style:column-width="8.334375cm"/>
    </style:style>
    <style:style style:name="co22" style:family="table-column">
      <style:table-column-properties fo:break-before="auto" style:column-width="3.51895833333333cm"/>
    </style:style>
    <style:style style:name="co23" style:family="table-column">
      <style:table-column-properties fo:break-before="auto" style:column-width="0.687916666666667cm"/>
    </style:style>
    <style:style style:name="co24" style:family="table-column">
      <style:table-column-properties fo:break-before="auto" style:column-width="11.5622916666667cm"/>
    </style:style>
    <style:style style:name="co25" style:family="table-column">
      <style:table-column-properties fo:break-before="auto" style:column-width="0.608541666666667cm"/>
    </style:style>
    <style:style style:name="co26" style:family="table-column">
      <style:table-column-properties fo:break-before="auto" style:column-width="2.59291666666667cm"/>
    </style:style>
    <style:style style:name="co27" style:family="table-column">
      <style:table-column-properties fo:break-before="auto" style:column-width="0.396875cm"/>
    </style:style>
    <style:style style:name="ro1" style:family="table-row">
      <style:table-row-properties style:row-height="14.65pt" style:use-optimal-row-height="true" fo:break-before="auto"/>
    </style:style>
    <style:style style:name="ro2" style:family="table-row">
      <style:table-row-properties style:row-height="34.5pt" style:use-optimal-row-height="false" fo:break-before="auto"/>
    </style:style>
    <style:style style:name="ro3" style:family="table-row">
      <style:table-row-properties style:row-height="25.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39.2pt" style:use-optimal-row-height="false" fo:break-before="auto"/>
    </style:style>
    <style:style style:name="ro6" style:family="table-row">
      <style:table-row-properties style:row-height="41.65pt" style:use-optimal-row-height="false" fo:break-before="auto"/>
    </style:style>
    <style:style style:name="ro7" style:family="table-row">
      <style:table-row-properties style:row-height="55.9pt" style:use-optimal-row-height="false" fo:break-before="auto"/>
    </style:style>
    <style:style style:name="ro8" style:family="table-row">
      <style:table-row-properties style:row-height="12.75pt" style:use-optimal-row-height="true" fo:break-before="auto"/>
    </style:style>
    <style:style style:name="ro9" style:family="table-row">
      <style:table-row-properties style:row-height="61.5pt" style:use-optimal-row-height="false" fo:break-before="auto"/>
    </style:style>
    <style:style style:name="ro10" style:family="table-row">
      <style:table-row-properties style:row-height="18.6pt" style:use-optimal-row-height="false" fo:break-before="auto"/>
    </style:style>
    <style:style style:name="ro11" style:family="table-row">
      <style:table-row-properties style:row-height="29.1pt" style:use-optimal-row-height="false" fo:break-before="auto"/>
    </style:style>
    <style:style style:name="ro12" style:family="table-row">
      <style:table-row-properties style:row-height="37.35pt" style:use-optimal-row-height="false" fo:break-before="auto"/>
    </style:style>
    <style:style style:name="ro13" style:family="table-row">
      <style:table-row-properties style:row-height="47.85pt" style:use-optimal-row-height="false" fo:break-before="auto"/>
    </style:style>
    <style:style style:name="ro14" style:family="table-row">
      <style:table-row-properties style:row-height="44.85pt" style:use-optimal-row-height="false" fo:break-before="auto"/>
    </style:style>
    <style:style style:name="ro15" style:family="table-row">
      <style:table-row-properties style:row-height="14.25pt" style:use-optimal-row-height="true" fo:break-before="auto"/>
    </style:style>
    <style:style style:name="ro16" style:family="table-row">
      <style:table-row-properties style:row-height="57.75pt" style:use-optimal-row-height="false" fo:break-before="auto"/>
    </style:style>
    <style:style style:name="ro17" style:family="table-row">
      <style:table-row-properties style:row-height="36.6pt" style:use-optimal-row-height="false" fo:break-before="auto"/>
    </style:style>
    <style:style style:name="ro18" style:family="table-row">
      <style:table-row-properties style:row-height="16.15pt" style:use-optimal-row-height="false" fo:break-before="auto"/>
    </style:style>
    <style:style style:name="ro19" style:family="table-row">
      <style:table-row-properties style:row-height="51pt" style:use-optimal-row-height="true" fo:break-before="auto"/>
    </style:style>
    <style:style style:name="ro20" style:family="table-row">
      <style:table-row-properties style:row-height="71.25pt" style:use-optimal-row-height="false" fo:break-before="auto"/>
    </style:style>
    <style:style style:name="ro21" style:family="table-row">
      <style:table-row-properties style:row-height="21pt" style:use-optimal-row-height="false" fo:break-before="auto"/>
    </style:style>
    <style:style style:name="ro22" style:family="table-row">
      <style:table-row-properties style:row-height="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draw:stroke="solid" svg:stroke-color="#000000" draw:auto-grow-width="false" draw:auto-grow-height="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draw:stroke="solid" svg:stroke-color="#000000" draw:auto-grow-width="false" draw:auto-grow-height="false"/>
    </style:style>
    <style:style style:family="paragraph" style:name="a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draw:stroke="solid" svg:stroke-color="#000000" draw:auto-grow-width="false" draw:auto-grow-height="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02205in" fo:padding-bottom="0.02205in" fo:padding-left="0.02205in" fo:padding-right="0.02205in" draw:textarea-vertical-align="top" draw:textarea-horizontal-align="left" draw:fill="solid" draw:fill-color="#ffffff" draw:opacity="100%" draw:stroke="solid" svg:stroke-width="0.01024in" svg:stroke-color="#bcbcbc" svg:stroke-opacity="100%" draw:stroke-linejoin="miter" draw:auto-grow-width="false" draw:auto-grow-height="false"/>
      <style:paragraph-properties style:font-independent-line-spacing="false" style:writing-mode="lr-tb"/>
    </style:style>
    <style:style style:family="paragraph" style:name="a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asian="Segoe UI" style:font-family-complex="Tahoma" style:font-family-generic="roman" style:font-pitch="variable" style:font-pitch-asian="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README" table:style-name="ta1">
        <table:table-column table:style-name="co1" table:number-columns-repeated="64" table:default-cell-style-name="ce1"/>
        <table:table-column table:style-name="co2" table:number-columns-repeated="16320" table:default-cell-style-name="ce1"/>
        <table:table-row table:number-rows-repeated="5" table:style-name="ro1">
          <table:table-cell table:number-columns-repeated="16384"/>
        </table:table-row>
        <table:table-row table:style-name="ro1">
          <table:table-cell/>
          <table:table-cell table:style-name="ce1">
            <draw:custom-shape svg:x="0.10079in" svg:y="0.11366in" svg:width="7.38346in" svg:height="5.08346in" draw:z-index="1" draw:id="id0" draw:style-name="a49" draw:name="TextBox 1">
              <svg:title/>
              <svg:desc/>
              <text:p text:style-name="a1" text:class-names="" text:cond-style-name=""><text:span text:style-name="a0" text:class-names="">About this tool</text:span></text:p>
              <text:p text:style-name="a3" text:class-names="" text:cond-style-name=""><text:span text:style-name="a2" text:class-names=""/></text:p>
              <text:p text:style-name="a5" text:class-names="" text:cond-style-name=""><text:span text:style-name="a4" text:class-names="">This is a simple &amp; flexible tool for housing a Scrum product backlog.</text:span></text:p>
              <text:p text:style-name="a7" text:class-names="" text:cond-style-name=""><text:span text:style-name="a6" text:class-names="">The main feature is that includes a "generate index cards" button.</text:span></text:p>
              <text:p text:style-name="a9" text:class-names="" text:cond-style-name=""><text:span text:style-name="a8" text:class-names=""/></text:p>
              <text:p text:style-name="a11" text:class-names="" text:cond-style-name=""><text:span text:style-name="a10" text:class-names="">This tool was created by Stefan Nijenhuis, with minor tweaks by me.</text:span></text:p>
              <text:p text:style-name="a13" text:class-names="" text:cond-style-name=""><text:span text:style-name="a12" text:class-names=""/></text:p>
              <text:p text:style-name="a15" text:class-names="" text:cond-style-name=""><text:span text:style-name="a14" text:class-names="">The design of this tool and the index cards is based on my book "Scrum and XP from the Trenches", and the first version of the index card generator on my blog (http://blog.crisp.se/henrikkniberg)</text:span></text:p>
              <text:p text:style-name="a17" text:class-names="" text:cond-style-name=""><text:span text:style-name="a16" text:class-names="">To learn more about the intended usage of this tool, see the chapter on product backlogs.</text:span></text:p>
              <text:p text:style-name="a19" text:class-names="" text:cond-style-name=""><text:span text:style-name="a18" text:class-names="">http://www.crisp.se/henrik.kniberg/ScrumAndXpFromTheTrenches.html</text:span></text:p>
              <text:p text:style-name="a21" text:class-names="" text:cond-style-name=""><text:span text:style-name="a20" text:class-names=""/></text:p>
              <text:p text:style-name="a23" text:class-names="" text:cond-style-name=""><text:span text:style-name="a22" text:class-names="">Feel free to use and modify this tool as you wish.</text:span></text:p>
              <text:p text:style-name="a25" text:class-names="" text:cond-style-name=""><text:span text:style-name="a24" text:class-names=""/></text:p>
              <text:p text:style-name="a27" text:class-names="" text:cond-style-name=""><text:span text:style-name="a26" text:class-names="">Worksheets</text:span></text:p>
              <text:p text:style-name="a30" text:class-names="" text:cond-style-name=""><text:span text:style-name="a28" text:class-names=""><text:s text:c="2"/>BACKLOG</text:span><text:span text:style-name="a29" text:class-names=""><text:s text:c="1"/>= the actual product backlog. Add columns as you like.</text:span></text:p>
              <text:p text:style-name="a33" text:class-names="" text:cond-style-name=""><text:span text:style-name="a31" text:class-names=""><text:s text:c="2"/>CARDS</text:span><text:span text:style-name="a32" text:class-names=""><text:s text:c="1"/>= index cards appear here when you press "generate index cards" on the BACKLOG worksheet.</text:span></text:p>
              <text:p text:style-name="a36" text:class-names="" text:cond-style-name=""><text:span text:style-name="a34" text:class-names=""><text:s text:c="2"/>TEMPLATE</text:span><text:span text:style-name="a35" text:class-names=""><text:s text:c="1"/>= play with this to change the appearance of the generated index cards.</text:span></text:p>
              <text:p text:style-name="a38" text:class-names="" text:cond-style-name=""><text:span text:style-name="a37" text:class-names=""/></text:p>
              <text:p text:style-name="a40" text:class-names="" text:cond-style-name=""><text:span text:style-name="a39" text:class-names="">If you make any significant improvements or bugfixes (while still keeping it simple) I'd appreciate if you email me at henrik.kniberg @crisp.se so that I can spread it to the community.</text:span></text:p>
              <text:p text:style-name="a42" text:class-names="" text:cond-style-name=""><text:span text:style-name="a41" text:class-names=""/></text:p>
              <text:p text:style-name="a44" text:class-names="" text:cond-style-name=""><text:span text:style-name="a43" text:class-names="">Thanks Stefan for implementing this!</text:span></text:p>
              <text:p text:style-name="a46" text:class-names="" text:cond-style-name=""><text:span text:style-name="a45" text:class-names=""/></text:p>
              <text:p text:style-name="a48" text:class-names="" text:cond-style-name=""><text:span text:style-name="a47" text:class-names="">/Henrik Kniberg 2007-12-13</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table:table-cell>
          <table:table-cell table:number-columns-repeated="16382"/>
        </table:table-row>
        <table:table-row table:number-rows-repeated="1048570" table:style-name="ro1">
          <table:table-cell table:number-columns-repeated="16384"/>
        </table:table-row>
      </table:table>
      <table:table table:name="BACKLOG" table:style-name="ta2">
        <table:table-column table:style-name="co3" table:default-cell-style-name="ce26"/>
        <table:table-column table:style-name="co4" table:default-cell-style-name="ce22"/>
        <table:table-column table:style-name="co5" table:default-cell-style-name="ce22"/>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23"/>
        <table:table-column table:style-name="co1" table:number-columns-repeated="249" table:default-cell-style-name="ce18"/>
        <table:table-column table:style-name="co1" table:number-columns-repeated="767" table:default-cell-style-name="ce1"/>
        <table:table-column table:style-name="co2" table:number-columns-repeated="15360" table:default-cell-style-name="ce1"/>
        <table:table-row table:style-name="ro2">
          <table:table-cell office:value-type="string" table:style-name="ce2">
            <office:annotation draw:style-name="a50" svg:x="0.572916666666667in" svg:y="0.0104166666666667in" svg:width="1.40625in" svg:height="0.9375in">
              <dc:creator/>
              <text:p><text:span text:style-name="T3">Henrik:</text:span><text:span text:style-name="T3"/></text:p>
              <text:p><text:span text:style-name="T4">Unique ID</text:span></text:p>
            </office:annotation>
            <text:p>ID</text:p>
          </table:table-cell>
          <table:table-cell office:value-type="string" table:style-name="ce3">
            <office:annotation draw:style-name="a51" svg:x="1.19791666666667in" svg:y="0.0104166666666667in" svg:width="3.70833333333333in" svg:height="1.03125in">
              <dc:creator/>
              <text:p><text:span text:style-name="T3">Henrik:</text:span><text:span text:style-name="T3"/></text:p>
              <text:p><text:span text:style-name="T4">Importance. High = more importance. Used only for sorting in priority order. Only product owner is allowed to set this.</text:span></text:p>
            </office:annotation>
            <text:p>Imp</text:p>
          </table:table-cell>
          <table:table-cell office:value-type="string" table:style-name="ce3">
            <text:p>Thème</text:p>
          </table:table-cell>
          <table:table-cell office:value-type="string" table:style-name="ce4">
            <text:p>Story</text:p>
          </table:table-cell>
          <table:table-cell office:value-type="string" table:style-name="ce4">
            <text:p>Description</text:p>
          </table:table-cell>
          <table:table-cell office:value-type="string" table:style-name="ce4">
            <text:p>details</text:p>
          </table:table-cell>
          <table:table-cell office:value-type="string" table:style-name="ce4">
            <text:p>Critère d’acceptation</text:p>
          </table:table-cell>
          <table:table-cell office:value-type="string" table:style-name="ce5">
            <office:annotation draw:style-name="a52" svg:x="10.75in" svg:y="0.0104166666666667in" svg:width="1in" svg:height="0.770833333333333in">
              <dc:creator/>
              <text:p><text:span text:style-name="T3">Henrik:</text:span><text:span text:style-name="T3"/></text:p>
              <text:p><text:span text:style-name="T4">Relative size of this story. Only the team is allowed to set this.</text:span></text:p>
            </office:annotation>
            <text:p>Estimate</text:p>
          </table:table-cell>
          <table:table-cell table:number-columns-repeated="16376" table:style-name="ce4"/>
        </table:table-row>
        <table:table-row table:style-name="ro3">
          <table:table-cell office:value-type="float" office:value="1" table:style-name="ce6">
            <text:p>1</text:p>
          </table:table-cell>
          <table:table-cell office:value-type="float" office:value="30" table:style-name="ce7">
            <text:p>30</text:p>
          </table:table-cell>
          <table:table-cell office:value-type="string" table:style-name="ce7">
            <text:p>Création de compte</text:p>
          </table:table-cell>
          <table:table-cell office:value-type="string" table:style-name="ce8">
            <text:p>Création de compte membre</text:p>
          </table:table-cell>
          <table:table-cell office:value-type="string" table:style-name="ce8">
            <text:p>En tant qu'utilisateur client je dois pouvoir créer un compte client afin d'être référencé dans l'application</text:p>
          </table:table-cell>
          <table:table-cell table:style-name="ce8"/>
          <table:table-cell office:value-type="string" table:style-name="ce8">
            <text:p>Tous les champs doivent être remplis correctement, et enregistrés dans la base de données client.</text:p>
          </table:table-cell>
          <table:table-cell table:style-name="ce9"/>
          <table:table-cell table:number-columns-repeated="16376" table:style-name="ce8"/>
        </table:table-row>
        <table:table-row table:style-name="ro4">
          <table:table-cell office:value-type="float" office:value="2" table:style-name="ce6">
            <text:p>2</text:p>
          </table:table-cell>
          <table:table-cell office:value-type="float" office:value="3" table:style-name="ce7">
            <text:p>3</text:p>
          </table:table-cell>
          <table:table-cell office:value-type="string" table:style-name="ce7">
            <text:p>Connexion</text:p>
          </table:table-cell>
          <table:table-cell office:value-type="string" table:style-name="ce8">
            <text:p>Connexion compte Client</text:p>
          </table:table-cell>
          <table:table-cell office:value-type="string" table:style-name="ce8">
            <text:p>En tant qu'utilisateur Client je dois pouvoir m'authentifier afin d'accéder à mon compte</text:p>
          </table:table-cell>
          <table:table-cell table:style-name="ce8"/>
          <table:table-cell office:value-type="string" table:style-name="ce8">
            <text:p>Un identifiant et un mot de passe présent dans la base de données doit être saisie, et ouvre l'accès au compte utilisateur.</text:p>
          </table:table-cell>
          <table:table-cell table:style-name="ce9"/>
          <table:table-cell table:number-columns-repeated="16376" table:style-name="ce8"/>
        </table:table-row>
        <table:table-row table:style-name="ro5">
          <table:table-cell office:value-type="float" office:value="3" table:style-name="ce6">
            <text:p>3</text:p>
          </table:table-cell>
          <table:table-cell table:style-name="ce7"/>
          <table:table-cell office:value-type="string" table:style-name="ce7">
            <text:p>Suppression d’un compte client</text:p>
          </table:table-cell>
          <table:table-cell office:value-type="string" table:style-name="ce8">
            <text:p>Suppression d’un compte en tant que client</text:p>
          </table:table-cell>
          <table:table-cell office:value-type="string" table:style-name="ce8">
            <text:p>En tant qu'utilisateur client je dois pouvoir supprimer mon compte client afin de ne plus être référencé dans l'application</text:p>
          </table:table-cell>
          <table:table-cell table:style-name="ce8"/>
          <table:table-cell office:value-type="string" table:style-name="ce8">
            <text:p>L’utilisateur est supprimé dans la base de données. Les livres de l’utilisateur sont supprimés dans la base de données</text:p>
          </table:table-cell>
          <table:table-cell table:style-name="ce9"/>
          <table:table-cell table:number-columns-repeated="16376" table:style-name="ce8"/>
        </table:table-row>
        <table:table-row table:style-name="ro6">
          <table:table-cell office:value-type="float" office:value="4" table:style-name="ce6">
            <text:p>4</text:p>
          </table:table-cell>
          <table:table-cell table:style-name="ce7"/>
          <table:table-cell office:value-type="string" table:style-name="ce7">
            <text:p>Suppression d’un compte client</text:p>
          </table:table-cell>
          <table:table-cell office:value-type="string" table:style-name="ce8">
            <text:p>Suppression d’un compte Utilisateur client en tant que Utilisateur <text:s/>admin</text:p>
          </table:table-cell>
          <table:table-cell office:value-type="string" table:style-name="ce8">
            <text:p>En tant que Utilisateur admin <text:s/>je dois pouvoir supprimer un compte client afin qu’il ne soit plus <text:s/>référencé dans l'application</text:p>
          </table:table-cell>
          <table:table-cell table:style-name="ce8"/>
          <table:table-cell office:value-type="string" table:style-name="ce8">
            <text:p>Le client et ses livres sont supprimés dans la base de données.</text:p>
          </table:table-cell>
          <table:table-cell table:style-name="ce9"/>
          <table:table-cell table:number-columns-repeated="16376" table:style-name="ce8"/>
        </table:table-row>
        <table:table-row table:style-name="ro6">
          <table:table-cell office:value-type="float" office:value="5" table:style-name="ce6">
            <text:p>5</text:p>
          </table:table-cell>
          <table:table-cell table:style-name="ce7"/>
          <table:table-cell office:value-type="string" table:style-name="ce7">
            <text:p>Gestion de compte Utilisateur</text:p>
          </table:table-cell>
          <table:table-cell office:value-type="string" table:style-name="ce8">
            <text:p>Modification d’un compte utilisateur</text:p>
          </table:table-cell>
          <table:table-cell office:value-type="string" table:style-name="ce8">
            <text:p>En tant qu'utilisateur client je dois pouvoir modifier mon compte client</text:p>
          </table:table-cell>
          <table:table-cell table:style-name="ce8"/>
          <table:table-cell office:value-type="string" table:style-name="ce8">
            <text:p>Les informations liés au client sont modifiées dans la base de données</text:p>
          </table:table-cell>
          <table:table-cell table:style-name="ce9"/>
          <table:table-cell table:number-columns-repeated="16376" table:style-name="ce8"/>
        </table:table-row>
        <table:table-row table:style-name="ro7">
          <table:table-cell office:value-type="float" office:value="6" table:style-name="ce6">
            <text:p>6</text:p>
          </table:table-cell>
          <table:table-cell table:style-name="ce7"/>
          <table:table-cell office:value-type="string" table:style-name="ce7">
            <text:p>Gestion de compte Utilisateur</text:p>
          </table:table-cell>
          <table:table-cell office:value-type="string" table:style-name="ce8">
            <text:p>Mise en place d’un abonnement</text:p>
          </table:table-cell>
          <table:table-cell office:value-type="string" table:style-name="ce8">
            <text:p>En tant qu'utilisateur client je dois pouvoir m’abonner afin d’avoir plus de privilège sur les échanges de livres</text:p>
          </table:table-cell>
          <table:table-cell table:style-name="ce8"/>
          <table:table-cell office:value-type="string" table:style-name="ce8">
            <text:p>Les informations liés au client sont modifiées dans la base de données. <text:s/>1 abonnement annuel de <text:s/>10 euros est mise en place avec incrémentation de 10 points sur son compte.</text:p>
          </table:table-cell>
          <table:table-cell table:style-name="ce9"/>
          <table:table-cell table:number-columns-repeated="16376" table:style-name="ce8"/>
        </table:table-row>
        <table:table-row table:style-name="ro8">
          <table:table-cell office:value-type="float" office:value="7" table:style-name="ce6">
            <text:p>7</text:p>
          </table:table-cell>
          <table:table-cell table:number-columns-repeated="2" table:style-name="ce10"/>
          <table:table-cell table:number-columns-repeated="4" table:style-name="ce11"/>
          <table:table-cell table:style-name="ce12"/>
          <table:table-cell table:number-columns-repeated="16376" table:style-name="ce11"/>
        </table:table-row>
        <table:table-row table:style-name="ro4">
          <table:table-cell office:value-type="float" office:value="8" table:style-name="ce6">
            <text:p>8</text:p>
          </table:table-cell>
          <table:table-cell table:style-name="ce7"/>
          <table:table-cell office:value-type="string" table:style-name="ce7">
            <text:p>géolocalisation</text:p>
          </table:table-cell>
          <table:table-cell office:value-type="string" table:style-name="ce8">
            <text:p>Géolocalisation automatique du client</text:p>
          </table:table-cell>
          <table:table-cell office:value-type="string" table:style-name="ce8">
            <text:p>En tant qu'utilisateur client je dois pouvoir être géolocalisé afin que l'application me propose les membres référencés autour de moi<text:s text:c="2"/></text:p>
          </table:table-cell>
          <table:table-cell table:style-name="ce8"/>
          <table:table-cell office:value-type="string" table:style-name="ce8">
            <text:p>Retourne la liste des membres <text:s/>référencés autour de moi</text:p>
          </table:table-cell>
          <table:table-cell table:style-name="ce9"/>
          <table:table-cell table:number-columns-repeated="16376" table:style-name="ce8"/>
        </table:table-row>
        <table:table-row table:style-name="ro9">
          <table:table-cell office:value-type="float" office:value="9" table:style-name="ce6">
            <text:p>9</text:p>
          </table:table-cell>
          <table:table-cell table:style-name="ce7"/>
          <table:table-cell office:value-type="string" table:style-name="ce7">
            <text:p>géolocalisation</text:p>
          </table:table-cell>
          <table:table-cell office:value-type="string" table:style-name="ce8">
            <text:p>Géolocalisation manuelle du client</text:p>
          </table:table-cell>
          <table:table-cell office:value-type="string" table:style-name="ce8">
            <text:p><text:span text:style-name="T2">En tant qu'utilisateur client je dois pouvoir faire une recherche manuelle selon le titre, l’auteur ou la catégorie afin que l’application me propose les membres<text:s/></text:span>référencés aux alentours pour le livre recherché.</text:p>
          </table:table-cell>
          <table:table-cell table:style-name="ce8"/>
          <table:table-cell office:value-type="string" table:style-name="ce8">
            <text:p>Retourne la liste des membres <text:s/>référencés autour de moi pour le livre recherché</text:p>
          </table:table-cell>
          <table:table-cell table:style-name="ce9"/>
          <table:table-cell table:number-columns-repeated="16376" table:style-name="ce8"/>
        </table:table-row>
        <table:table-row table:style-name="ro9">
          <table:table-cell office:value-type="float" office:value="10" table:style-name="ce6">
            <text:p>10</text:p>
          </table:table-cell>
          <table:table-cell table:style-name="ce7"/>
          <table:table-cell office:value-type="string" table:style-name="ce7">
            <text:p>géolocalisation</text:p>
          </table:table-cell>
          <table:table-cell office:value-type="string" table:style-name="ce8">
            <text:p>Géolocaliser les fournisseurs de livre autour de moi</text:p>
          </table:table-cell>
          <table:table-cell office:value-type="string" table:style-name="ce8">
            <text:p>En tant qu'utilisateur client, dans le cas où je souhaite avoir un livre dans l’immédiat, je dois être renseigné si <text:s/>le livre que je souhaite acquérir est disponible chez un libraire ou une bibliothèque proche de moi.</text:p>
          </table:table-cell>
          <table:table-cell table:style-name="ce8"/>
          <table:table-cell office:value-type="string" table:style-name="ce8">
            <text:p>Le livre n’est pas référencé dans la base de données de l’application. Retourne la liste des libraires autour de moi</text:p>
          </table:table-cell>
          <table:table-cell table:style-name="ce9"/>
          <table:table-cell table:number-columns-repeated="16376" table:style-name="ce8"/>
        </table:table-row>
        <table:table-row table:style-name="ro10">
          <table:table-cell office:value-type="float" office:value="11" table:style-name="ce6">
            <text:p>11</text:p>
          </table:table-cell>
          <table:table-cell table:number-columns-repeated="2" table:style-name="ce13"/>
          <table:table-cell table:number-columns-repeated="16381" table:style-name="ce14"/>
        </table:table-row>
        <table:table-row table:style-name="ro3">
          <table:table-cell office:value-type="float" office:value="12" table:style-name="ce6">
            <text:p>12</text:p>
          </table:table-cell>
          <table:table-cell office:value-type="float" office:value="5" table:style-name="ce15">
            <text:p>5</text:p>
          </table:table-cell>
          <table:table-cell office:value-type="string" table:style-name="ce15">
            <text:p>choix de la catégorie</text:p>
          </table:table-cell>
          <table:table-cell office:value-type="string" table:style-name="ce16">
            <text:p>Visualisation de la catégorie</text:p>
          </table:table-cell>
          <table:table-cell office:value-type="string" table:style-name="ce16">
            <text:p>En tant qu'utilisateur client je dois pouvoir visualiser les différentes catégories <text:s/>afin de les sélectionner</text:p>
          </table:table-cell>
          <table:table-cell table:style-name="ce16"/>
          <table:table-cell office:value-type="string" table:style-name="ce16">
            <text:p>Affiche les différentes catégories</text:p>
          </table:table-cell>
          <table:table-cell table:style-name="ce17"/>
          <table:table-cell table:number-columns-repeated="16376"/>
        </table:table-row>
        <table:table-row table:style-name="ro11">
          <table:table-cell office:value-type="float" office:value="13" table:style-name="ce6">
            <text:p>13</text:p>
          </table:table-cell>
          <table:table-cell table:style-name="ce15"/>
          <table:table-cell office:value-type="string" table:style-name="ce15">
            <text:p>choix de la catégorie</text:p>
          </table:table-cell>
          <table:table-cell office:value-type="string" table:style-name="ce16">
            <text:p>Sélection de la catégorie</text:p>
          </table:table-cell>
          <table:table-cell office:value-type="string" table:style-name="ce16">
            <text:p>En tant qu'utilisateur client je dois pouvoir sélectionner une catégorie afin de <text:s/>visualiser les différents livres</text:p>
          </table:table-cell>
          <table:table-cell table:style-name="ce16"/>
          <table:table-cell office:value-type="string" table:style-name="ce16">
            <text:p>Charger la liste des livres <text:s/>disponible dans la catégorie</text:p>
          </table:table-cell>
          <table:table-cell table:style-name="ce17"/>
          <table:table-cell table:number-columns-repeated="16376"/>
        </table:table-row>
        <table:table-row table:style-name="ro12">
          <table:table-cell office:value-type="float" office:value="14" table:style-name="ce6">
            <text:p>14</text:p>
          </table:table-cell>
          <table:table-cell table:style-name="ce15"/>
          <table:table-cell office:value-type="string" table:style-name="ce15">
            <text:p>Catégorie <text:s/>Actu Politique et Société</text:p>
          </table:table-cell>
          <table:table-cell office:value-type="string" table:style-name="ce16">
            <text:p>Visualisation des <text:s/>différents livres de catégorie <text:s/>actu, politique et société</text:p>
          </table:table-cell>
          <table:table-cell office:value-type="string" table:style-name="ce16">
            <text:p>En tant qu'utilisateur client, je dois pouvoir visualiser les différents livre actu, politique, et société afin de pouvoir <text:s/>les sélectionner</text:p>
          </table:table-cell>
          <table:table-cell table:style-name="ce16"/>
          <table:table-cell office:value-type="string" table:style-name="ce16">
            <text:p>Afficher les différents livres disponibles</text:p>
          </table:table-cell>
          <table:table-cell table:style-name="ce17"/>
          <table:table-cell table:number-columns-repeated="16376"/>
        </table:table-row>
        <table:table-row table:style-name="ro5">
          <table:table-cell office:value-type="float" office:value="15" table:style-name="ce6">
            <text:p>15</text:p>
          </table:table-cell>
          <table:table-cell table:style-name="ce7"/>
          <table:table-cell office:value-type="string" table:style-name="ce15">
            <text:p>Catégorie <text:s/>Actu Politique et Société</text:p>
          </table:table-cell>
          <table:table-cell office:value-type="string" table:style-name="ce8">
            <text:p>Sélection du livre de catégorie <text:s/>Actu Politique et Société</text:p>
          </table:table-cell>
          <table:table-cell office:value-type="string" table:style-name="ce16">
            <text:p><text:span text:style-name="T2">En tant qu'utilisateur client, je dois pouvoir sélectionner un livre de catégorie Actu Politique et Société</text:span><text:s/>afin d’accéder à sa description</text:p>
          </table:table-cell>
          <table:table-cell table:style-name="ce16"/>
          <table:table-cell office:value-type="string" table:style-name="ce8">
            <text:p>Sélectionner le livre de catégorie <text:s/>Actu Politique et Société</text:p>
          </table:table-cell>
          <table:table-cell table:style-name="ce9"/>
          <table:table-cell table:number-columns-repeated="16376"/>
        </table:table-row>
        <table:table-row table:style-name="ro5">
          <table:table-cell office:value-type="float" office:value="16" table:style-name="ce6">
            <text:p>16</text:p>
          </table:table-cell>
          <table:table-cell table:style-name="ce7"/>
          <table:table-cell office:value-type="string" table:style-name="ce15">
            <text:p>Catégorie <text:s/>Actu Politique et Société</text:p>
          </table:table-cell>
          <table:table-cell office:value-type="string" table:style-name="ce8">
            <text:p>Visualisation de la description du livre sélectionné</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7" table:style-name="ce6">
            <text:p>17</text:p>
          </table:table-cell>
          <table:table-cell table:style-name="ce7"/>
          <table:table-cell office:value-type="string" table:style-name="ce15">
            <text:p>Catégorie <text:s/>Actu Politique et Société</text:p>
          </table:table-cell>
          <table:table-cell office:value-type="string" table:style-name="ce8">
            <text:p><text:span text:style-name="T2">Recevoir le livre de catégorie actu, politique et société</text:span><text:s/>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18" table:style-name="ce6">
            <text:p>18</text:p>
          </table:table-cell>
          <table:table-cell table:style-name="ce7"/>
          <table:table-cell office:value-type="string" table:style-name="ce15">
            <text:p>Catégorie <text:s/>Actu Politique et Société</text:p>
          </table:table-cell>
          <table:table-cell office:value-type="string" table:style-name="ce8">
            <text:p>Visualisation des sous catégories Actu Politique et Société</text:p>
          </table:table-cell>
          <table:table-cell office:value-type="string" table:style-name="ce16">
            <text:p><text:span text:style-name="T2">En tant qu'utilisateur client, je dois pouvoir visualiser les différentes sous catégories Actu Politique et Société<text:s/></text:span>afin de pouvoir les sélectionner</text:p>
          </table:table-cell>
          <table:table-cell table:style-name="ce16"/>
          <table:table-cell office:value-type="string" table:style-name="ce8">
            <text:p><text:span text:style-name="T2">Affiche les différents sous catégorie Actu Politique et Société<text:s/></text:span>.</text:p>
          </table:table-cell>
          <table:table-cell table:style-name="ce9"/>
          <table:table-cell table:number-columns-repeated="16376"/>
        </table:table-row>
        <table:table-row table:style-name="ro5">
          <table:table-cell office:value-type="float" office:value="19" table:style-name="ce6">
            <text:p>19</text:p>
          </table:table-cell>
          <table:table-cell table:style-name="ce7"/>
          <table:table-cell office:value-type="string" table:style-name="ce15">
            <text:p>Catégorie <text:s/>Actu Politique et Société</text:p>
          </table:table-cell>
          <table:table-cell office:value-type="string" table:style-name="ce8">
            <text:p><text:span text:style-name="T2">Sélection d’un sous catégorie Actu Politique et Société</text:span></text:p>
          </table:table-cell>
          <table:table-cell office:value-type="string" table:style-name="ce16">
            <text:p><text:span text:style-name="T2">En tant qu'utilisateur client je dois pouvoir sélectionner un sous catégorie Actu Politique et Société<text:s/></text:span>afin de visualiser les différents livres</text:p>
          </table:table-cell>
          <table:table-cell table:style-name="ce16"/>
          <table:table-cell office:value-type="string" table:style-name="ce8">
            <text:p><text:span text:style-name="T2">Charger la liste des livres disponible de cette sous-catégorie Actu Politique et Société<text:s/></text:span>.</text:p>
          </table:table-cell>
          <table:table-cell table:style-name="ce9"/>
          <table:table-cell table:number-columns-repeated="16376"/>
        </table:table-row>
        <table:table-row table:style-name="ro5">
          <table:table-cell office:value-type="float" office:value="20" table:style-name="ce6">
            <text:p>20</text:p>
          </table:table-cell>
          <table:table-cell table:style-name="ce7"/>
          <table:table-cell office:value-type="string" table:style-name="ce15">
            <text:p>Catégorie <text:s/>Actu Politique et Société</text:p>
          </table:table-cell>
          <table:table-cell office:value-type="string" table:style-name="ce8">
            <text:p>Sélection d’un livre d’un sous catégorie <text:s/>Actu Politique et Société</text:p>
          </table:table-cell>
          <table:table-cell office:value-type="string" table:style-name="ce16">
            <text:p><text:span text:style-name="T2">En tant qu'utilisateur client, je dois pouvoir sélectionner un livre d’un sous-catégorie Actu Politique et Société<text:s/></text:span>afin d’accéder à sa description</text:p>
          </table:table-cell>
          <table:table-cell table:style-name="ce16"/>
          <table:table-cell office:value-type="string" table:style-name="ce8">
            <text:p>Sélectionner le livre de la sous-catégorie Actu Politique et Société</text:p>
          </table:table-cell>
          <table:table-cell table:style-name="ce9"/>
          <table:table-cell table:number-columns-repeated="16376"/>
        </table:table-row>
        <table:table-row table:style-name="ro5">
          <table:table-cell office:value-type="float" office:value="21" table:style-name="ce6">
            <text:p>21</text:p>
          </table:table-cell>
          <table:table-cell table:style-name="ce7"/>
          <table:table-cell office:value-type="string" table:style-name="ce15">
            <text:p>Catégorie <text:s/>Actu Politique et Société</text:p>
          </table:table-cell>
          <table:table-cell office:value-type="string" table:style-name="ce8">
            <text:p><text:span text:style-name="T2">Visualisation de la description d’un livre sélectionné d’un sous catégorie</text:span><text:s/>Actu Politique et Société</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22" table:style-name="ce6">
            <text:p>22</text:p>
          </table:table-cell>
          <table:table-cell table:style-name="ce7"/>
          <table:table-cell office:value-type="string" table:style-name="ce15">
            <text:p>Catégorie <text:s/>Actu Politique et Société</text:p>
          </table:table-cell>
          <table:table-cell office:value-type="string" table:style-name="ce8">
            <text:p><text:span text:style-name="T2">Recevoir le livre d’un sous catégorie Actu Politique et Société,<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4">
          <table:table-cell office:value-type="float" office:value="23" table:style-name="ce6">
            <text:p>23</text:p>
          </table:table-cell>
          <table:table-cell table:style-name="ce7"/>
          <table:table-cell office:value-type="string" table:style-name="ce7">
            <text:p>Catégorie <text:s/>Jeunesse, BD, Manga</text:p>
          </table:table-cell>
          <table:table-cell office:value-type="string" table:style-name="ce8">
            <text:p>Visualisation des <text:s/>différents livres de catégorie Jeunesse, BD, Manga</text:p>
          </table:table-cell>
          <table:table-cell office:value-type="string" table:style-name="ce8">
            <text:p><text:span text:style-name="T2">En tant qu'utilisateur client, je dois pouvoir visualiser les différents livres de catégorie Jeunesse, BD, Manga</text:span><text:s/>afin de pouvoir les sélectionner</text:p>
          </table:table-cell>
          <table:table-cell table:style-name="ce8"/>
          <table:table-cell office:value-type="string" table:style-name="ce8">
            <text:p>Afficher les différents livres disponibles</text:p>
          </table:table-cell>
          <table:table-cell table:style-name="ce9"/>
          <table:table-cell table:number-columns-repeated="16376"/>
        </table:table-row>
        <table:table-row table:style-name="ro5">
          <table:table-cell office:value-type="float" office:value="24" table:style-name="ce6">
            <text:p>24</text:p>
          </table:table-cell>
          <table:table-cell table:style-name="ce7"/>
          <table:table-cell office:value-type="string" table:style-name="ce15">
            <text:p>Catégorie <text:s/>Jeunesse, BD, Manga</text:p>
          </table:table-cell>
          <table:table-cell office:value-type="string" table:style-name="ce8">
            <text:p>Sélection du livre de catégorie <text:s/>Jeunesse, BD, Manga</text:p>
          </table:table-cell>
          <table:table-cell office:value-type="string" table:style-name="ce16">
            <text:p><text:span text:style-name="T2">En tant qu'utilisateur client, je dois pouvoir sélectionner un livre de catégorie Jeunesse, BD, Manga<text:s/></text:span>afin d’accéder à sa description</text:p>
          </table:table-cell>
          <table:table-cell table:style-name="ce16"/>
          <table:table-cell office:value-type="string" table:style-name="ce8">
            <text:p>Sélectionner le livre de catégorie <text:s/>Jeunesse, BD, Manga</text:p>
          </table:table-cell>
          <table:table-cell table:style-name="ce9"/>
          <table:table-cell table:number-columns-repeated="16376"/>
        </table:table-row>
        <table:table-row table:style-name="ro5">
          <table:table-cell office:value-type="float" office:value="25" table:style-name="ce6">
            <text:p>25</text:p>
          </table:table-cell>
          <table:table-cell table:style-name="ce7"/>
          <table:table-cell office:value-type="string" table:style-name="ce15">
            <text:p>Catégorie <text:s/>Jeunesse, BD, Manga</text:p>
          </table:table-cell>
          <table:table-cell office:value-type="string" table:style-name="ce8">
            <text:p>Visualisation de la description du livre sélectionné</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26" table:style-name="ce6">
            <text:p>26</text:p>
          </table:table-cell>
          <table:table-cell table:style-name="ce7"/>
          <table:table-cell office:value-type="string" table:style-name="ce15">
            <text:p>Catégorie <text:s/>Jeunesse, BD, Manga</text:p>
          </table:table-cell>
          <table:table-cell office:value-type="string" table:style-name="ce8">
            <text:p><text:span text:style-name="T2">Recevoir le livre de catégorie Jeunesse, BD, Manga</text:span><text:s/>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27" table:style-name="ce6">
            <text:p>27</text:p>
          </table:table-cell>
          <table:table-cell table:style-name="ce7"/>
          <table:table-cell office:value-type="string" table:style-name="ce15">
            <text:p>Catégorie <text:s/>Jeunesse, BD, Manga</text:p>
          </table:table-cell>
          <table:table-cell office:value-type="string" table:style-name="ce8">
            <text:p>Visualisation des sous catégories Jeunesse, BD, Manga</text:p>
          </table:table-cell>
          <table:table-cell office:value-type="string" table:style-name="ce16">
            <text:p><text:span text:style-name="T2">En tant qu'utilisateur client, je dois pouvoir visualiser les différentes sous catégories Jeunesse, BD, Manga</text:span><text:s/>afin de pouvoir les sélectionner</text:p>
          </table:table-cell>
          <table:table-cell table:style-name="ce16"/>
          <table:table-cell office:value-type="string" table:style-name="ce8">
            <text:p><text:span text:style-name="T2">Affiche les différents sous catégorie Jeunesse, BD, Manga</text:span>.</text:p>
          </table:table-cell>
          <table:table-cell table:style-name="ce9"/>
          <table:table-cell table:number-columns-repeated="16376"/>
        </table:table-row>
        <table:table-row table:style-name="ro5">
          <table:table-cell office:value-type="float" office:value="28" table:style-name="ce6">
            <text:p>28</text:p>
          </table:table-cell>
          <table:table-cell table:style-name="ce7"/>
          <table:table-cell office:value-type="string" table:style-name="ce15">
            <text:p>Catégorie <text:s/>Jeunesse, BD, Manga</text:p>
          </table:table-cell>
          <table:table-cell office:value-type="string" table:style-name="ce8">
            <text:p><text:span text:style-name="T2">Sélection d’un sous catégories Jeunesse, BD, Manga</text:span></text:p>
          </table:table-cell>
          <table:table-cell office:value-type="string" table:style-name="ce16">
            <text:p><text:span text:style-name="T2">En tant qu'utilisateur client je dois pouvoir sélectionner un sous catégorie Jeunesse, BD, Manga</text:span><text:s/>afin de visualiser les différents livres</text:p>
          </table:table-cell>
          <table:table-cell table:style-name="ce16"/>
          <table:table-cell office:value-type="string" table:style-name="ce8">
            <text:p>Charger la liste des livres <text:s/>disponible de cette sous-catégorie.</text:p>
          </table:table-cell>
          <table:table-cell table:style-name="ce9"/>
          <table:table-cell table:number-columns-repeated="16376"/>
        </table:table-row>
        <table:table-row table:style-name="ro5">
          <table:table-cell office:value-type="float" office:value="29" table:style-name="ce6">
            <text:p>29</text:p>
          </table:table-cell>
          <table:table-cell table:style-name="ce7"/>
          <table:table-cell office:value-type="string" table:style-name="ce15">
            <text:p>Catégorie <text:s/>Jeunesse, BD, Manga</text:p>
          </table:table-cell>
          <table:table-cell office:value-type="string" table:style-name="ce8">
            <text:p>Sélection d’un livre du sous catégorie <text:s text:c="2"/>Jeunesse, BD, Manga</text:p>
          </table:table-cell>
          <table:table-cell office:value-type="string" table:style-name="ce16">
            <text:p><text:span text:style-name="T2">En tant qu'utilisateur client, je dois pouvoir sélectionner un livre d’un sous-catégorie Jeunesse, BD, Manga<text:s/></text:span>afin d’accéder à sa description</text:p>
          </table:table-cell>
          <table:table-cell table:style-name="ce16"/>
          <table:table-cell office:value-type="string" table:style-name="ce8">
            <text:p>Sélectionner le livre de la sous-catégorie Jeunesse, BD, Manga</text:p>
          </table:table-cell>
          <table:table-cell table:style-name="ce9"/>
          <table:table-cell table:number-columns-repeated="16376"/>
        </table:table-row>
        <table:table-row table:style-name="ro5">
          <table:table-cell office:value-type="float" office:value="30" table:style-name="ce6">
            <text:p>30</text:p>
          </table:table-cell>
          <table:table-cell table:style-name="ce7"/>
          <table:table-cell office:value-type="string" table:style-name="ce15">
            <text:p>Catégorie <text:s/>Jeunesse, BD, Manga</text:p>
          </table:table-cell>
          <table:table-cell office:value-type="string" table:style-name="ce8">
            <text:p>Visualisation de la description du livre sélectionné du sous catégorie Jeunesse, BD, Manga</text:p>
          </table:table-cell>
          <table:table-cell office:value-type="string" table:style-name="ce16">
            <text:p><text:span text:style-name="T2">En tant qu'utilisateur client, je dois pouvoir visualiser le livre sélectionné du sous catégorie Jeunesse, BD, Manga</text:span>afin de valider ma commande</text:p>
          </table:table-cell>
          <table:table-cell table:style-name="ce16"/>
          <table:table-cell office:value-type="string" table:style-name="ce8">
            <text:p><text:span text:style-name="T2">Affiche la description du livre du sous catégorie Jeunesse, BD, Manga</text:span>et un lien permettant de passer commande par envoie postale</text:p>
          </table:table-cell>
          <table:table-cell table:style-name="ce9"/>
          <table:table-cell table:number-columns-repeated="16376"/>
        </table:table-row>
        <table:table-row table:style-name="ro5">
          <table:table-cell office:value-type="float" office:value="31" table:style-name="ce6">
            <text:p>31</text:p>
          </table:table-cell>
          <table:table-cell table:style-name="ce7"/>
          <table:table-cell office:value-type="string" table:style-name="ce15">
            <text:p>Catégorie <text:s/>Jeunesse, BD, Manga</text:p>
          </table:table-cell>
          <table:table-cell office:value-type="string" table:style-name="ce8">
            <text:p>Recevoir le livre <text:s/>de la sous catégorie 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32" table:style-name="ce6">
            <text:p>32</text:p>
          </table:table-cell>
          <table:table-cell table:style-name="ce15"/>
          <table:table-cell office:value-type="string" table:style-name="ce15">
            <text:p>Catégorie <text:s/>Littérature</text:p>
          </table:table-cell>
          <table:table-cell office:value-type="string" table:style-name="ce16">
            <text:p>Visualisation des <text:s/>différents livres de catégorie <text:s/>Catégorie <text:s/>Littérature</text:p>
          </table:table-cell>
          <table:table-cell office:value-type="string" table:style-name="ce16">
            <text:p><text:span text:style-name="T2">En tant qu'utilisateur client, je dois pouvoir visualiser les différents livre de Catégorie Littérature</text:span><text:s/>afin de pouvoir les sélectionner</text:p>
          </table:table-cell>
          <table:table-cell table:style-name="ce16"/>
          <table:table-cell office:value-type="string" table:style-name="ce16">
            <text:p>Afficher les différents livres disponibles</text:p>
          </table:table-cell>
          <table:table-cell table:style-name="ce17"/>
          <table:table-cell table:number-columns-repeated="16376"/>
        </table:table-row>
        <table:table-row table:style-name="ro5">
          <table:table-cell office:value-type="float" office:value="33" table:style-name="ce6">
            <text:p>33</text:p>
          </table:table-cell>
          <table:table-cell table:style-name="ce7"/>
          <table:table-cell office:value-type="string" table:style-name="ce15">
            <text:p>Catégorie <text:s/>Littérature</text:p>
          </table:table-cell>
          <table:table-cell office:value-type="string" table:style-name="ce8">
            <text:p>Sélection du livre de catégorie <text:s/>Littérature</text:p>
          </table:table-cell>
          <table:table-cell office:value-type="string" table:style-name="ce16">
            <text:p><text:span text:style-name="T2">En tant qu'utilisateur client, je dois pouvoir sélectionner un livre de catégorie Littérature</text:span><text:s/>afin d’accéder à sa description</text:p>
          </table:table-cell>
          <table:table-cell table:style-name="ce16"/>
          <table:table-cell office:value-type="string" table:style-name="ce8">
            <text:p>Sélectionner le livre de catégorie <text:s/>Littérature</text:p>
          </table:table-cell>
          <table:table-cell table:style-name="ce9"/>
          <table:table-cell table:number-columns-repeated="16376"/>
        </table:table-row>
        <table:table-row table:style-name="ro5">
          <table:table-cell office:value-type="float" office:value="34" table:style-name="ce6">
            <text:p>34</text:p>
          </table:table-cell>
          <table:table-cell table:style-name="ce7"/>
          <table:table-cell office:value-type="string" table:style-name="ce15">
            <text:p>Catégorie <text:s/>Littérature</text:p>
          </table:table-cell>
          <table:table-cell office:value-type="string" table:style-name="ce8">
            <text:p>Visualisation de la description du livre sélectionné</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35" table:style-name="ce6">
            <text:p>35</text:p>
          </table:table-cell>
          <table:table-cell table:style-name="ce7"/>
          <table:table-cell office:value-type="string" table:style-name="ce15">
            <text:p>Catégorie <text:s/>Littérature</text:p>
          </table:table-cell>
          <table:table-cell office:value-type="string" table:style-name="ce8">
            <text:p><text:span text:style-name="T2">Recevoir le livre de catégorie Littérature<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36" table:style-name="ce6">
            <text:p>36</text:p>
          </table:table-cell>
          <table:table-cell table:style-name="ce7"/>
          <table:table-cell office:value-type="string" table:style-name="ce15">
            <text:p>Catégorie <text:s/>Littérature</text:p>
          </table:table-cell>
          <table:table-cell office:value-type="string" table:style-name="ce8">
            <text:p>Visualisation des sous catégories Littérature</text:p>
          </table:table-cell>
          <table:table-cell office:value-type="string" table:style-name="ce16">
            <text:p><text:span text:style-name="T2">En tant qu'utilisateur client, je dois pouvoir visualiser les différentes sous catégories Littérature<text:s/></text:span>afin de pouvoir les sélectionner</text:p>
          </table:table-cell>
          <table:table-cell table:style-name="ce16"/>
          <table:table-cell office:value-type="string" table:style-name="ce8">
            <text:p><text:span text:style-name="T2">Affiche les différents sous catégorie Littérature</text:span>.</text:p>
          </table:table-cell>
          <table:table-cell table:style-name="ce9"/>
          <table:table-cell table:number-columns-repeated="16376"/>
        </table:table-row>
        <table:table-row table:style-name="ro5">
          <table:table-cell office:value-type="float" office:value="37" table:style-name="ce6">
            <text:p>37</text:p>
          </table:table-cell>
          <table:table-cell table:style-name="ce7"/>
          <table:table-cell office:value-type="string" table:style-name="ce15">
            <text:p>Catégorie <text:s/>Littérature</text:p>
          </table:table-cell>
          <table:table-cell office:value-type="string" table:style-name="ce8">
            <text:p>Sélection d’un sous catégories Littérature</text:p>
          </table:table-cell>
          <table:table-cell office:value-type="string" table:style-name="ce16">
            <text:p><text:span text:style-name="T2">En tant qu'utilisateur client je dois pouvoir sélectionner un sous catégorie Littérature<text:s/></text:span>afin de visualiser les différents livres</text:p>
          </table:table-cell>
          <table:table-cell table:style-name="ce16"/>
          <table:table-cell office:value-type="string" table:style-name="ce8">
            <text:p><text:span text:style-name="T2">Charger la liste des livres disponible de cette sous-catégorie Littérature</text:span>.</text:p>
          </table:table-cell>
          <table:table-cell table:style-name="ce9"/>
          <table:table-cell table:number-columns-repeated="16376"/>
        </table:table-row>
        <table:table-row table:style-name="ro5">
          <table:table-cell office:value-type="float" office:value="38" table:style-name="ce6">
            <text:p>38</text:p>
          </table:table-cell>
          <table:table-cell table:style-name="ce7"/>
          <table:table-cell office:value-type="string" table:style-name="ce15">
            <text:p>Catégorie <text:s/>Littérature</text:p>
          </table:table-cell>
          <table:table-cell office:value-type="string" table:style-name="ce8">
            <text:p><text:span text:style-name="T2">Sélection d’un livre du sous catégorie Littérature</text:span></text:p>
          </table:table-cell>
          <table:table-cell office:value-type="string" table:style-name="ce16">
            <text:p><text:span text:style-name="T2">En tant qu'utilisateur client, je dois pouvoir sélectionner un livre d’un sous-catégorie Littérature</text:span><text:s/>afin d’accéder à sa description</text:p>
          </table:table-cell>
          <table:table-cell table:style-name="ce16"/>
          <table:table-cell office:value-type="string" table:style-name="ce8">
            <text:p>Sélectionner le livre de la sous-catégorie Littérature</text:p>
          </table:table-cell>
          <table:table-cell table:style-name="ce9"/>
          <table:table-cell table:number-columns-repeated="16376"/>
        </table:table-row>
        <table:table-row table:style-name="ro5">
          <table:table-cell office:value-type="float" office:value="39" table:style-name="ce6">
            <text:p>39</text:p>
          </table:table-cell>
          <table:table-cell table:style-name="ce7"/>
          <table:table-cell office:value-type="string" table:style-name="ce15">
            <text:p>Catégorie <text:s/>Littérature</text:p>
          </table:table-cell>
          <table:table-cell office:value-type="string" table:style-name="ce8">
            <text:p>Visualisation de la description du livre sélectionné du sous catégorie Littérature</text:p>
          </table:table-cell>
          <table:table-cell office:value-type="string" table:style-name="ce16">
            <text:p><text:span text:style-name="T2">En tant qu'utilisateur client, je dois pouvoir visualiser le livre sélectionné du sous catégorie Littérature</text:span><text:s/>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40" table:style-name="ce6">
            <text:p>40</text:p>
          </table:table-cell>
          <table:table-cell table:style-name="ce7"/>
          <table:table-cell office:value-type="string" table:style-name="ce15">
            <text:p>Catégorie <text:s/>Littérature</text:p>
          </table:table-cell>
          <table:table-cell office:value-type="string" table:style-name="ce8">
            <text:p>Recevoir le livre <text:s/>de la sous catégorie 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41" table:style-name="ce6">
            <text:p>41</text:p>
          </table:table-cell>
          <table:table-cell table:style-name="ce15"/>
          <table:table-cell office:value-type="string" table:style-name="ce15">
            <text:p>Catégorie <text:s/>Informatique et Internet</text:p>
          </table:table-cell>
          <table:table-cell office:value-type="string" table:style-name="ce16">
            <text:p>Visualisation des <text:s/>différents livres de catégorie <text:s/>Informatique et Internet</text:p>
          </table:table-cell>
          <table:table-cell office:value-type="string" table:style-name="ce16">
            <text:p><text:span text:style-name="T2">En tant qu'utilisateur client, je dois pouvoir visualiser les différents livre Informatique et Internet</text:span><text:s/>afin de pouvoir les sélectionner</text:p>
          </table:table-cell>
          <table:table-cell table:style-name="ce16"/>
          <table:table-cell office:value-type="string" table:style-name="ce16">
            <text:p>Afficher les différents livres disponibles</text:p>
          </table:table-cell>
          <table:table-cell table:style-name="ce17"/>
          <table:table-cell table:number-columns-repeated="16376"/>
        </table:table-row>
        <table:table-row table:style-name="ro5">
          <table:table-cell office:value-type="float" office:value="42" table:style-name="ce6">
            <text:p>42</text:p>
          </table:table-cell>
          <table:table-cell table:style-name="ce7"/>
          <table:table-cell office:value-type="string" table:style-name="ce15">
            <text:p>Catégorie <text:s/>Informatique et Internet</text:p>
          </table:table-cell>
          <table:table-cell office:value-type="string" table:style-name="ce8">
            <text:p>Sélection du livre de catégorie <text:s/>Informatique et Internet</text:p>
          </table:table-cell>
          <table:table-cell office:value-type="string" table:style-name="ce16">
            <text:p><text:span text:style-name="T2">En tant qu'utilisateur client, je dois pouvoir sélectionner un livre de catégorie Informatique et Internet</text:span><text:s/>afin d’accéder à sa description</text:p>
          </table:table-cell>
          <table:table-cell table:style-name="ce16"/>
          <table:table-cell office:value-type="string" table:style-name="ce8">
            <text:p>Sélectionner le livre de catégorie Informatique et Internet</text:p>
          </table:table-cell>
          <table:table-cell table:style-name="ce9"/>
          <table:table-cell table:number-columns-repeated="16376"/>
        </table:table-row>
        <table:table-row table:style-name="ro5">
          <table:table-cell office:value-type="float" office:value="43" table:style-name="ce6">
            <text:p>43</text:p>
          </table:table-cell>
          <table:table-cell table:style-name="ce7"/>
          <table:table-cell office:value-type="string" table:style-name="ce15">
            <text:p>Catégorie <text:s/>Informatique et Internet</text:p>
          </table:table-cell>
          <table:table-cell office:value-type="string" table:style-name="ce8">
            <text:p>Visualisation de la description du livre sélectionné</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44" table:style-name="ce6">
            <text:p>44</text:p>
          </table:table-cell>
          <table:table-cell table:style-name="ce7"/>
          <table:table-cell office:value-type="string" table:style-name="ce15">
            <text:p>Catégorie <text:s/>Informatique et Internet</text:p>
          </table:table-cell>
          <table:table-cell office:value-type="string" table:style-name="ce8">
            <text:p><text:span text:style-name="T2">Recevoir le livre de catégorie Informatique et Internet</text:span><text:s/>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45" table:style-name="ce6">
            <text:p>45</text:p>
          </table:table-cell>
          <table:table-cell table:style-name="ce7"/>
          <table:table-cell office:value-type="string" table:style-name="ce15">
            <text:p>Catégorie <text:s/>Informatique et Internet</text:p>
          </table:table-cell>
          <table:table-cell office:value-type="string" table:style-name="ce8">
            <text:p>Visualisation des sous catégories Informatique et Internet</text:p>
          </table:table-cell>
          <table:table-cell office:value-type="string" table:style-name="ce16">
            <text:p><text:span text:style-name="T2">En tant qu'utilisateur client, je dois pouvoir visualiser les différentes sous catégories Informatique et Internet</text:span><text:s/>afin de pouvoir les sélectionner</text:p>
          </table:table-cell>
          <table:table-cell table:style-name="ce16"/>
          <table:table-cell office:value-type="string" table:style-name="ce8">
            <text:p><text:span text:style-name="T2">Affiche les différents sous catégorie Informatique et Internet</text:span>.</text:p>
          </table:table-cell>
          <table:table-cell table:style-name="ce9"/>
          <table:table-cell table:number-columns-repeated="16376"/>
        </table:table-row>
        <table:table-row table:style-name="ro5">
          <table:table-cell office:value-type="float" office:value="46" table:style-name="ce6">
            <text:p>46</text:p>
          </table:table-cell>
          <table:table-cell table:style-name="ce7"/>
          <table:table-cell office:value-type="string" table:style-name="ce15">
            <text:p>Catégorie <text:s/>Informatique et Internet</text:p>
          </table:table-cell>
          <table:table-cell office:value-type="string" table:style-name="ce8">
            <text:p>Sélection d’un sous catégories Informatique et Internet</text:p>
          </table:table-cell>
          <table:table-cell office:value-type="string" table:style-name="ce16">
            <text:p><text:span text:style-name="T2">En tant qu'utilisateur client je dois pouvoir sélectionner un sous catégorie Informatique et Internet</text:span><text:s/>afin de visualiser les différents livres</text:p>
          </table:table-cell>
          <table:table-cell table:style-name="ce16"/>
          <table:table-cell office:value-type="string" table:style-name="ce8">
            <text:p><text:span text:style-name="T2">Charger la liste des livres disponible du sous-catégorie Informatique et Internet</text:span>.</text:p>
          </table:table-cell>
          <table:table-cell table:style-name="ce9"/>
          <table:table-cell table:number-columns-repeated="16376"/>
        </table:table-row>
        <table:table-row table:style-name="ro5">
          <table:table-cell office:value-type="float" office:value="47" table:style-name="ce6">
            <text:p>47</text:p>
          </table:table-cell>
          <table:table-cell table:style-name="ce7"/>
          <table:table-cell office:value-type="string" table:style-name="ce15">
            <text:p>Catégorie <text:s/>Informatique et Internet</text:p>
          </table:table-cell>
          <table:table-cell office:value-type="string" table:style-name="ce8">
            <text:p>Sélection d’un livre d’un sous catégorie <text:s/>Informatique et Internet</text:p>
          </table:table-cell>
          <table:table-cell office:value-type="string" table:style-name="ce16">
            <text:p><text:span text:style-name="T2">En tant qu'utilisateur client, je dois pouvoir sélectionner un livre d’un sous-catégorie Informatique et Internet</text:span><text:s/>afin d’accéder à sa description</text:p>
          </table:table-cell>
          <table:table-cell table:style-name="ce16"/>
          <table:table-cell office:value-type="string" table:style-name="ce8">
            <text:p>Sélectionner le livre du <text:s/>sous-catégorie <text:s/>Informatique et Internet</text:p>
          </table:table-cell>
          <table:table-cell table:style-name="ce9"/>
          <table:table-cell table:number-columns-repeated="16376"/>
        </table:table-row>
        <table:table-row table:style-name="ro5">
          <table:table-cell office:value-type="float" office:value="48" table:style-name="ce6">
            <text:p>48</text:p>
          </table:table-cell>
          <table:table-cell table:style-name="ce7"/>
          <table:table-cell office:value-type="string" table:style-name="ce15">
            <text:p>Catégorie <text:s/>Informatique et Internet</text:p>
          </table:table-cell>
          <table:table-cell office:value-type="string" table:style-name="ce8">
            <text:p>Visualisation de la description du livre sélectionné d’un Informatique et Internet</text:p>
          </table:table-cell>
          <table:table-cell office:value-type="string" table:style-name="ce16">
            <text:p><text:span text:style-name="T2">En tant qu'utilisateur client, je dois pouvoir visualiser le livre sélectionné du sous catégorie Informatique et Internet<text:s/></text:span>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49" table:style-name="ce6">
            <text:p>49</text:p>
          </table:table-cell>
          <table:table-cell table:style-name="ce7"/>
          <table:table-cell office:value-type="string" table:style-name="ce15">
            <text:p>Catégorie <text:s/>Informatique et Internet</text:p>
          </table:table-cell>
          <table:table-cell office:value-type="string" table:style-name="ce8">
            <text:p><text:span text:style-name="T2">Recevoir le livre d’un sous catégorie Informatique et Internet,</text:span><text:s/>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50" table:style-name="ce6">
            <text:p>50</text:p>
          </table:table-cell>
          <table:table-cell table:style-name="ce15"/>
          <table:table-cell office:value-type="string" table:style-name="ce15">
            <text:p>Catégorie <text:s/>Policier et Suspense</text:p>
          </table:table-cell>
          <table:table-cell office:value-type="string" table:style-name="ce16">
            <text:p>Visualisation des <text:s/>différents livres de catégorie <text:s/>Policier et Suspense</text:p>
          </table:table-cell>
          <table:table-cell office:value-type="string" table:style-name="ce16">
            <text:p><text:span text:style-name="T2">En tant qu'utilisateur client, je dois pouvoir visualiser les différents livre Policier et Suspense</text:span><text:s/>afin de pouvoir les sélectionner</text:p>
          </table:table-cell>
          <table:table-cell table:style-name="ce16"/>
          <table:table-cell office:value-type="string" table:style-name="ce16">
            <text:p>Afficher les différents livres disponibles de la catégorie Policier et Suspense</text:p>
          </table:table-cell>
          <table:table-cell table:style-name="ce17"/>
          <table:table-cell table:number-columns-repeated="16376"/>
        </table:table-row>
        <table:table-row table:style-name="ro5">
          <table:table-cell office:value-type="float" office:value="51" table:style-name="ce6">
            <text:p>51</text:p>
          </table:table-cell>
          <table:table-cell table:style-name="ce7"/>
          <table:table-cell office:value-type="string" table:style-name="ce15">
            <text:p>Catégorie <text:s/>Policier et Suspense</text:p>
          </table:table-cell>
          <table:table-cell office:value-type="string" table:style-name="ce8">
            <text:p>Sélection du livre de catégorie <text:s/>Policier et Suspense</text:p>
          </table:table-cell>
          <table:table-cell office:value-type="string" table:style-name="ce16">
            <text:p><text:span text:style-name="T2">En tant qu'utilisateur client, je dois pouvoir sélectionner un livre de catégorie Policier et Suspense</text:span><text:s/>afin d’accéder à sa description</text:p>
          </table:table-cell>
          <table:table-cell table:style-name="ce16"/>
          <table:table-cell office:value-type="string" table:style-name="ce8">
            <text:p>Sélectionner le livre de catégorie <text:s/>Policier et Suspense</text:p>
          </table:table-cell>
          <table:table-cell table:style-name="ce9"/>
          <table:table-cell table:number-columns-repeated="16376"/>
        </table:table-row>
        <table:table-row table:style-name="ro5">
          <table:table-cell office:value-type="float" office:value="52" table:style-name="ce6">
            <text:p>52</text:p>
          </table:table-cell>
          <table:table-cell table:style-name="ce7"/>
          <table:table-cell office:value-type="string" table:style-name="ce15">
            <text:p>Catégorie <text:s/>Policier et Suspense</text:p>
          </table:table-cell>
          <table:table-cell office:value-type="string" table:style-name="ce8">
            <text:p>Visualisation de la description du livre sélectionné</text:p>
          </table:table-cell>
          <table:table-cell office:value-type="string" table:style-name="ce16">
            <text:p><text:span text:style-name="T2">En tant qu'utilisateur client, je dois pouvoir visualiser le livre sélectionné de la catégorie Policier et Suspense</text:span><text:s/>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53" table:style-name="ce6">
            <text:p>53</text:p>
          </table:table-cell>
          <table:table-cell table:style-name="ce7"/>
          <table:table-cell office:value-type="string" table:style-name="ce15">
            <text:p>Catégorie <text:s/>Policier et Suspense</text:p>
          </table:table-cell>
          <table:table-cell office:value-type="string" table:style-name="ce8">
            <text:p><text:span text:style-name="T2">Recevoir le livre de Policier et Suspense<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54" table:style-name="ce6">
            <text:p>54</text:p>
          </table:table-cell>
          <table:table-cell table:style-name="ce7"/>
          <table:table-cell office:value-type="string" table:style-name="ce15">
            <text:p>Catégorie <text:s/>Policier et Suspense</text:p>
          </table:table-cell>
          <table:table-cell office:value-type="string" table:style-name="ce8">
            <text:p>Visualisation des sous catégories Policier et Suspense</text:p>
          </table:table-cell>
          <table:table-cell office:value-type="string" table:style-name="ce16">
            <text:p><text:span text:style-name="T2">En tant qu'utilisateur client, je dois pouvoir visualiser les différentes sous catégories Policier et Suspense<text:s/></text:span>afin de pouvoir les sélectionner</text:p>
          </table:table-cell>
          <table:table-cell table:style-name="ce16"/>
          <table:table-cell office:value-type="string" table:style-name="ce8">
            <text:p>Affiche les différents sous catégorie Policier et Suspense</text:p>
          </table:table-cell>
          <table:table-cell table:style-name="ce9"/>
          <table:table-cell table:number-columns-repeated="16376"/>
        </table:table-row>
        <table:table-row table:style-name="ro5">
          <table:table-cell office:value-type="float" office:value="55" table:style-name="ce6">
            <text:p>55</text:p>
          </table:table-cell>
          <table:table-cell table:style-name="ce7"/>
          <table:table-cell office:value-type="string" table:style-name="ce15">
            <text:p>Catégorie <text:s/>Policier et Suspense</text:p>
          </table:table-cell>
          <table:table-cell office:value-type="string" table:style-name="ce8">
            <text:p>Sélection d’un sous catégorie Policier et Suspense</text:p>
          </table:table-cell>
          <table:table-cell office:value-type="string" table:style-name="ce16">
            <text:p><text:span text:style-name="T2">En tant qu'utilisateur client je dois pouvoir sélectionner un sous catégorie Policier et Suspense<text:s/></text:span>afin de visualiser les différents livres</text:p>
          </table:table-cell>
          <table:table-cell table:style-name="ce16"/>
          <table:table-cell office:value-type="string" table:style-name="ce8">
            <text:p>Charger la liste des livres <text:s/>disponible de cette sous-catégorie Policier et Suspense</text:p>
          </table:table-cell>
          <table:table-cell table:style-name="ce9"/>
          <table:table-cell table:number-columns-repeated="16376"/>
        </table:table-row>
        <table:table-row table:style-name="ro5">
          <table:table-cell office:value-type="float" office:value="56" table:style-name="ce6">
            <text:p>56</text:p>
          </table:table-cell>
          <table:table-cell table:style-name="ce7"/>
          <table:table-cell office:value-type="string" table:style-name="ce15">
            <text:p>Catégorie <text:s/>Policier et Suspense</text:p>
          </table:table-cell>
          <table:table-cell office:value-type="string" table:style-name="ce8">
            <text:p>Sélection d’un livre d’un sous catégorie <text:s/>Policier et Suspense</text:p>
          </table:table-cell>
          <table:table-cell office:value-type="string" table:style-name="ce16">
            <text:p><text:span text:style-name="T2">En tant qu'utilisateur client, je dois pouvoir sélectionner un livre d’un sous-catégorie Policier et Suspense<text:s/></text:span>afin d’accéder à sa description</text:p>
          </table:table-cell>
          <table:table-cell table:style-name="ce16"/>
          <table:table-cell office:value-type="string" table:style-name="ce8">
            <text:p>Sélectionner le livre de la sous-catégorie Policier et Suspense</text:p>
          </table:table-cell>
          <table:table-cell table:style-name="ce9"/>
          <table:table-cell table:number-columns-repeated="16376"/>
        </table:table-row>
        <table:table-row table:style-name="ro5">
          <table:table-cell office:value-type="float" office:value="57" table:style-name="ce6">
            <text:p>57</text:p>
          </table:table-cell>
          <table:table-cell table:style-name="ce7"/>
          <table:table-cell office:value-type="string" table:style-name="ce15">
            <text:p>Catégorie <text:s/>Policier et Suspense</text:p>
          </table:table-cell>
          <table:table-cell office:value-type="string" table:style-name="ce8">
            <text:p>Visualisation de la description d’un livre sélectionné d’un sous catégorie Policier et Suspense</text:p>
          </table:table-cell>
          <table:table-cell office:value-type="string" table:style-name="ce16">
            <text:p><text:span text:style-name="T2">En tant qu'utilisateur client, je dois pouvoir visualiser le livre sélectionné du sous catégorie Policier et Suspense<text:s/></text:span>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58" table:style-name="ce6">
            <text:p>58</text:p>
          </table:table-cell>
          <table:table-cell table:style-name="ce7"/>
          <table:table-cell office:value-type="string" table:style-name="ce15">
            <text:p>Catégorie <text:s/>Policier et Suspense</text:p>
          </table:table-cell>
          <table:table-cell office:value-type="string" table:style-name="ce8">
            <text:p><text:span text:style-name="T2">Recevoir le livre d’un sous catégorie Policier et Suspense,<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59" table:style-name="ce6">
            <text:p>59</text:p>
          </table:table-cell>
          <table:table-cell table:style-name="ce15"/>
          <table:table-cell office:value-type="string" table:style-name="ce15">
            <text:p>Catégorie <text:s/>Livres pour enfants</text:p>
          </table:table-cell>
          <table:table-cell office:value-type="string" table:style-name="ce16">
            <text:p>Visualisation des <text:s/>différents livres de catégorie <text:s/>Livres pour enfants</text:p>
          </table:table-cell>
          <table:table-cell office:value-type="string" table:style-name="ce16">
            <text:p><text:span text:style-name="T2">En tant qu'utilisateur client, je dois pouvoir visualiser les différents livre de catégorie Livres pour enfants<text:s/></text:span>afin de pouvoir les sélectionner</text:p>
          </table:table-cell>
          <table:table-cell table:style-name="ce16"/>
          <table:table-cell office:value-type="string" table:style-name="ce16">
            <text:p>Afficher les différents livres disponibles de la catégorie Livres pour enfants</text:p>
          </table:table-cell>
          <table:table-cell table:style-name="ce17"/>
          <table:table-cell table:number-columns-repeated="16376"/>
        </table:table-row>
        <table:table-row table:style-name="ro5">
          <table:table-cell office:value-type="float" office:value="60" table:style-name="ce6">
            <text:p>60</text:p>
          </table:table-cell>
          <table:table-cell table:style-name="ce7"/>
          <table:table-cell office:value-type="string" table:style-name="ce15">
            <text:p>Catégorie <text:s/>Livres pour enfants</text:p>
          </table:table-cell>
          <table:table-cell office:value-type="string" table:style-name="ce8">
            <text:p>Sélection du livre de catégorie <text:s/>Livres pour enfants</text:p>
          </table:table-cell>
          <table:table-cell office:value-type="string" table:style-name="ce16">
            <text:p><text:span text:style-name="T2">En tant qu'utilisateur client, je dois pouvoir sélectionner un livre de catégorie Livres pour enfants</text:span><text:s/>afin d’accéder à sa description</text:p>
          </table:table-cell>
          <table:table-cell table:style-name="ce16"/>
          <table:table-cell office:value-type="string" table:style-name="ce8">
            <text:p>Sélectionner le livre de catégorie Livres pour enfants</text:p>
          </table:table-cell>
          <table:table-cell table:style-name="ce9"/>
          <table:table-cell table:number-columns-repeated="16376"/>
        </table:table-row>
        <table:table-row table:style-name="ro5">
          <table:table-cell office:value-type="float" office:value="61" table:style-name="ce6">
            <text:p>61</text:p>
          </table:table-cell>
          <table:table-cell table:style-name="ce7"/>
          <table:table-cell office:value-type="string" table:style-name="ce15">
            <text:p>Catégorie <text:s/>Livres pour enfants</text:p>
          </table:table-cell>
          <table:table-cell office:value-type="string" table:style-name="ce8">
            <text:p>Visualisation de la description du livre sélectionné de catégorie Livres pour enfants</text:p>
          </table:table-cell>
          <table:table-cell office:value-type="string" table:style-name="ce16">
            <text:p><text:span text:style-name="T2">En tant qu'utilisateur client, je dois pouvoir visualiser le livre sélectionné de catégorie Livres pour enfants<text:s/></text:span>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62" table:style-name="ce6">
            <text:p>62</text:p>
          </table:table-cell>
          <table:table-cell table:style-name="ce7"/>
          <table:table-cell office:value-type="string" table:style-name="ce15">
            <text:p>Catégorie <text:s/>Livres pour enfants</text:p>
          </table:table-cell>
          <table:table-cell office:value-type="string" table:style-name="ce8">
            <text:p><text:span text:style-name="T2">Recevoir le livre de catégorie Livres pour enfants<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63" table:style-name="ce6">
            <text:p>63</text:p>
          </table:table-cell>
          <table:table-cell table:style-name="ce7"/>
          <table:table-cell office:value-type="string" table:style-name="ce15">
            <text:p>Catégorie <text:s/>Livres pour enfants</text:p>
          </table:table-cell>
          <table:table-cell office:value-type="string" table:style-name="ce8">
            <text:p>Visualisation des sous catégories Livres pour enfants</text:p>
          </table:table-cell>
          <table:table-cell office:value-type="string" table:style-name="ce16">
            <text:p><text:span text:style-name="T2">En tant qu'utilisateur client, je dois pouvoir visualiser les différentes sous catégories Livres pour enfants<text:s/></text:span>afin de pouvoir les sélectionner</text:p>
          </table:table-cell>
          <table:table-cell table:style-name="ce16"/>
          <table:table-cell office:value-type="string" table:style-name="ce8">
            <text:p>Affiche les différents sous catégorie Livres pour enfants.</text:p>
          </table:table-cell>
          <table:table-cell table:style-name="ce9"/>
          <table:table-cell table:number-columns-repeated="16376"/>
        </table:table-row>
        <table:table-row table:style-name="ro5">
          <table:table-cell office:value-type="float" office:value="64" table:style-name="ce6">
            <text:p>64</text:p>
          </table:table-cell>
          <table:table-cell table:style-name="ce7"/>
          <table:table-cell office:value-type="string" table:style-name="ce15">
            <text:p>Catégorie <text:s/>Livres pour enfants</text:p>
          </table:table-cell>
          <table:table-cell office:value-type="string" table:style-name="ce8">
            <text:p>Sélection d’un sous catégorie Livres pour enfants</text:p>
          </table:table-cell>
          <table:table-cell office:value-type="string" table:style-name="ce16">
            <text:p><text:span text:style-name="T2">En tant qu'utilisateur client je dois pouvoir sélectionner un sous catégorie Livres pour enfants<text:s/></text:span>afin de visualiser les différents livres</text:p>
          </table:table-cell>
          <table:table-cell table:style-name="ce16"/>
          <table:table-cell office:value-type="string" table:style-name="ce8">
            <text:p>Charger la liste des livres <text:s/>disponible de la sous-catégorie Livres pour enfants</text:p>
          </table:table-cell>
          <table:table-cell table:style-name="ce9"/>
          <table:table-cell table:number-columns-repeated="16376"/>
        </table:table-row>
        <table:table-row table:style-name="ro5">
          <table:table-cell office:value-type="float" office:value="65" table:style-name="ce6">
            <text:p>65</text:p>
          </table:table-cell>
          <table:table-cell table:style-name="ce7"/>
          <table:table-cell office:value-type="string" table:style-name="ce15">
            <text:p>Catégorie <text:s/>Livres pour enfants</text:p>
          </table:table-cell>
          <table:table-cell office:value-type="string" table:style-name="ce8">
            <text:p><text:span text:style-name="T2">Sélection d’un livre d’un sous catégorie Livres pour enfants</text:span></text:p>
          </table:table-cell>
          <table:table-cell office:value-type="string" table:style-name="ce16">
            <text:p><text:span text:style-name="T2">En tant qu'utilisateur client, je dois pouvoir sélectionner un livre d’un sous-catégorie Livres pour enfants<text:s/></text:span>afin d’accéder à sa description</text:p>
          </table:table-cell>
          <table:table-cell table:style-name="ce16"/>
          <table:table-cell office:value-type="string" table:style-name="ce8">
            <text:p>Sélectionner le livre de la sous-catégorie Livres pour enfants</text:p>
          </table:table-cell>
          <table:table-cell table:style-name="ce9"/>
          <table:table-cell table:number-columns-repeated="16376"/>
        </table:table-row>
        <table:table-row table:style-name="ro5">
          <table:table-cell office:value-type="float" office:value="66" table:style-name="ce6">
            <text:p>66</text:p>
          </table:table-cell>
          <table:table-cell table:style-name="ce7"/>
          <table:table-cell office:value-type="string" table:style-name="ce15">
            <text:p>Catégorie <text:s/>Livres pour enfants</text:p>
          </table:table-cell>
          <table:table-cell office:value-type="string" table:style-name="ce8">
            <text:p>Visualisation de la description d’un livre sélectionné d’un sous catégorie Livres pour enfants</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67" table:style-name="ce6">
            <text:p>67</text:p>
          </table:table-cell>
          <table:table-cell table:style-name="ce7"/>
          <table:table-cell office:value-type="string" table:style-name="ce15">
            <text:p>Catégorie <text:s/>Livres pour enfants</text:p>
          </table:table-cell>
          <table:table-cell office:value-type="string" table:style-name="ce8">
            <text:p><text:span text:style-name="T2">Recevoir le livre d’un sous catégorie Actu Politique et Société,<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68" table:style-name="ce6">
            <text:p>68</text:p>
          </table:table-cell>
          <table:table-cell table:style-name="ce15"/>
          <table:table-cell office:value-type="string" table:style-name="ce15">
            <text:p>Catégorie <text:s/>Etudes supérieures</text:p>
          </table:table-cell>
          <table:table-cell office:value-type="string" table:style-name="ce16">
            <text:p>Visualisation des <text:s/>différents livres de catégorie <text:s/>Etudes supérieures</text:p>
          </table:table-cell>
          <table:table-cell office:value-type="string" table:style-name="ce16">
            <text:p><text:span text:style-name="T2">En tant qu'utilisateur client, je dois pouvoir visualiser les différents livres Etudes supérieures</text:span><text:s/>afin de pouvoir les sélectionner</text:p>
          </table:table-cell>
          <table:table-cell table:style-name="ce16"/>
          <table:table-cell office:value-type="string" table:style-name="ce16">
            <text:p>Afficher les différents livres disponibles de la catégorie Etudes supérieures</text:p>
          </table:table-cell>
          <table:table-cell table:style-name="ce17"/>
          <table:table-cell table:number-columns-repeated="16376"/>
        </table:table-row>
        <table:table-row table:style-name="ro5">
          <table:table-cell office:value-type="float" office:value="69" table:style-name="ce6">
            <text:p>69</text:p>
          </table:table-cell>
          <table:table-cell table:style-name="ce7"/>
          <table:table-cell office:value-type="string" table:style-name="ce15">
            <text:p>Catégorie <text:s/>Etudes supérieures</text:p>
          </table:table-cell>
          <table:table-cell office:value-type="string" table:style-name="ce8">
            <text:p>Sélection du livre de catégorie <text:s/>Etudes supérieures</text:p>
          </table:table-cell>
          <table:table-cell office:value-type="string" table:style-name="ce16">
            <text:p><text:span text:style-name="T2">En tant qu'utilisateur client, je dois pouvoir sélectionner un livre de catégorie Etudes supérieures</text:span><text:s/>afin d’accéder à sa description</text:p>
          </table:table-cell>
          <table:table-cell table:style-name="ce16"/>
          <table:table-cell office:value-type="string" table:style-name="ce8">
            <text:p>Sélectionner le livre de catégorie <text:s/>Etudes supérieures</text:p>
          </table:table-cell>
          <table:table-cell table:style-name="ce9"/>
          <table:table-cell table:number-columns-repeated="16376"/>
        </table:table-row>
        <table:table-row table:style-name="ro5">
          <table:table-cell office:value-type="float" office:value="70" table:style-name="ce6">
            <text:p>70</text:p>
          </table:table-cell>
          <table:table-cell table:style-name="ce7"/>
          <table:table-cell office:value-type="string" table:style-name="ce15">
            <text:p>Catégorie <text:s/>Etudes supérieures</text:p>
          </table:table-cell>
          <table:table-cell office:value-type="string" table:style-name="ce8">
            <text:p>Visualisation de la description du livre sélectionné de catégorie Etudes supérieures</text:p>
          </table:table-cell>
          <table:table-cell office:value-type="string" table:style-name="ce16">
            <text:p><text:span text:style-name="T2">En tant qu'utilisateur client, je dois pouvoir visualiser le livre sélectionné de catégorie Etudes supérieures</text:span><text:s/>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71" table:style-name="ce6">
            <text:p>71</text:p>
          </table:table-cell>
          <table:table-cell table:style-name="ce7"/>
          <table:table-cell office:value-type="string" table:style-name="ce15">
            <text:p>Catégorie <text:s/>Etudes supérieures</text:p>
          </table:table-cell>
          <table:table-cell office:value-type="string" table:style-name="ce8">
            <text:p><text:span text:style-name="T2">Recevoir le livre de Etudes supérieures<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72" table:style-name="ce6">
            <text:p>72</text:p>
          </table:table-cell>
          <table:table-cell table:style-name="ce7"/>
          <table:table-cell office:value-type="string" table:style-name="ce15">
            <text:p>Catégorie <text:s/>Etudes supérieures</text:p>
          </table:table-cell>
          <table:table-cell office:value-type="string" table:style-name="ce8">
            <text:p>Visualisation des sous catégories Etudes supérieures</text:p>
          </table:table-cell>
          <table:table-cell office:value-type="string" table:style-name="ce16">
            <text:p><text:span text:style-name="T2">En tant qu'utilisateur client, je dois pouvoir visualiser les différentes sous catégories Etudes supérieures<text:s/></text:span>afin de pouvoir les sélectionner</text:p>
          </table:table-cell>
          <table:table-cell table:style-name="ce16"/>
          <table:table-cell office:value-type="string" table:style-name="ce8">
            <text:p>Affiche les différents sous catégorie Etudes supérieures</text:p>
          </table:table-cell>
          <table:table-cell table:style-name="ce9"/>
          <table:table-cell table:number-columns-repeated="16376"/>
        </table:table-row>
        <table:table-row table:style-name="ro5">
          <table:table-cell office:value-type="float" office:value="73" table:style-name="ce6">
            <text:p>73</text:p>
          </table:table-cell>
          <table:table-cell table:style-name="ce7"/>
          <table:table-cell office:value-type="string" table:style-name="ce15">
            <text:p>Catégorie <text:s/>Etudes supérieures</text:p>
          </table:table-cell>
          <table:table-cell office:value-type="string" table:style-name="ce8">
            <text:p>Sélection d’un sous catégorie Etudes supérieures</text:p>
          </table:table-cell>
          <table:table-cell office:value-type="string" table:style-name="ce16">
            <text:p><text:span text:style-name="T2">En tant qu'utilisateur client je dois pouvoir sélectionner un sous catégorie Etudes supérieures<text:s/></text:span>afin de visualiser les différents livres</text:p>
          </table:table-cell>
          <table:table-cell table:style-name="ce16"/>
          <table:table-cell office:value-type="string" table:style-name="ce8">
            <text:p>Charger la liste des livres <text:s/>disponible de cette sous-catégorie Etudes supérieures</text:p>
          </table:table-cell>
          <table:table-cell table:style-name="ce9"/>
          <table:table-cell table:number-columns-repeated="16376"/>
        </table:table-row>
        <table:table-row table:style-name="ro5">
          <table:table-cell office:value-type="float" office:value="74" table:style-name="ce6">
            <text:p>74</text:p>
          </table:table-cell>
          <table:table-cell table:style-name="ce7"/>
          <table:table-cell office:value-type="string" table:style-name="ce15">
            <text:p>Catégorie <text:s/>Etudes supérieures</text:p>
          </table:table-cell>
          <table:table-cell office:value-type="string" table:style-name="ce8">
            <text:p>Sélection d’un livre d’un sous catégorie <text:s/>Etudes supérieures</text:p>
          </table:table-cell>
          <table:table-cell office:value-type="string" table:style-name="ce16">
            <text:p><text:span text:style-name="T2">En tant qu'utilisateur client, je dois pouvoir sélectionner un livre d’un sous-catégorie Etudes supérieures<text:s/></text:span>afin d’accéder à sa description</text:p>
          </table:table-cell>
          <table:table-cell table:style-name="ce16"/>
          <table:table-cell office:value-type="string" table:style-name="ce8">
            <text:p>Sélectionner le livre de la sous-catégorieEtudes supérieures</text:p>
          </table:table-cell>
          <table:table-cell table:style-name="ce9"/>
          <table:table-cell table:number-columns-repeated="16376"/>
        </table:table-row>
        <table:table-row table:style-name="ro5">
          <table:table-cell office:value-type="float" office:value="75" table:style-name="ce6">
            <text:p>75</text:p>
          </table:table-cell>
          <table:table-cell table:style-name="ce7"/>
          <table:table-cell office:value-type="string" table:style-name="ce15">
            <text:p>Catégorie <text:s/>Etudes supérieures</text:p>
          </table:table-cell>
          <table:table-cell office:value-type="string" table:style-name="ce8">
            <text:p>Visualisation de la description d’un livre sélectionné d’un sous catégorie Etudes supérieures</text:p>
          </table:table-cell>
          <table:table-cell office:value-type="string" table:style-name="ce16">
            <text:p><text:span text:style-name="T2">En tant qu'utilisateur client, je dois pouvoir visualiser le livre sélectionné du sous Etudes supérieures et Suspense<text:s/></text:span>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76" table:style-name="ce6">
            <text:p>76</text:p>
          </table:table-cell>
          <table:table-cell table:style-name="ce7"/>
          <table:table-cell office:value-type="string" table:style-name="ce15">
            <text:p>Catégorie <text:s/>Etudes supérieures</text:p>
          </table:table-cell>
          <table:table-cell office:value-type="string" table:style-name="ce8">
            <text:p><text:span text:style-name="T2">Recevoir le livre d’un sous catégorie Etudes supérieures,<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77" table:style-name="ce6">
            <text:p>77</text:p>
          </table:table-cell>
          <table:table-cell table:style-name="ce15"/>
          <table:table-cell office:value-type="string" table:style-name="ce15">
            <text:p>Catégorie <text:s/>Sciences, Techniques et Médecine</text:p>
          </table:table-cell>
          <table:table-cell office:value-type="string" table:style-name="ce16">
            <text:p>Visualisation des <text:s/>différents livres de catégorie <text:s text:c="2"/>Sciences, Techniques et Médecine</text:p>
          </table:table-cell>
          <table:table-cell office:value-type="string" table:style-name="ce16">
            <text:p><text:span text:style-name="T2">En tant qu'utilisateur client, je dois pouvoir visualiser les différents livre Sciences, Techniques et Médecine</text:span><text:s/>afin de pouvoir les sélectionner</text:p>
          </table:table-cell>
          <table:table-cell table:style-name="ce16"/>
          <table:table-cell office:value-type="string" table:style-name="ce16">
            <text:p>Afficher les différents livres disponibles de <text:s/>catégorie <text:s/>Sciences, Techniques et Médecine</text:p>
          </table:table-cell>
          <table:table-cell table:style-name="ce17"/>
          <table:table-cell table:number-columns-repeated="16376"/>
        </table:table-row>
        <table:table-row table:style-name="ro5">
          <table:table-cell office:value-type="float" office:value="78" table:style-name="ce6">
            <text:p>78</text:p>
          </table:table-cell>
          <table:table-cell table:style-name="ce7"/>
          <table:table-cell office:value-type="string" table:style-name="ce15">
            <text:p>Catégorie <text:s/>Sciences, Techniques et Médecine</text:p>
          </table:table-cell>
          <table:table-cell office:value-type="string" table:style-name="ce8">
            <text:p>Sélection du livre de catégorie <text:s text:c="2"/>Sciences, Techniques et Médecine</text:p>
          </table:table-cell>
          <table:table-cell office:value-type="string" table:style-name="ce16">
            <text:p><text:span text:style-name="T2">En tant qu'utilisateur client, je dois pouvoir sélectionner un livre de catégorie Sciences, Techniques et Médecine</text:span><text:s/>afin d’accéder à sa description</text:p>
          </table:table-cell>
          <table:table-cell table:style-name="ce16"/>
          <table:table-cell office:value-type="string" table:style-name="ce8">
            <text:p>Sélectionner le livre de catégorie <text:s text:c="2"/>Sciences, Techniques et Médecine</text:p>
          </table:table-cell>
          <table:table-cell table:style-name="ce9"/>
          <table:table-cell table:number-columns-repeated="16376"/>
        </table:table-row>
        <table:table-row table:style-name="ro5">
          <table:table-cell office:value-type="float" office:value="79" table:style-name="ce6">
            <text:p>79</text:p>
          </table:table-cell>
          <table:table-cell table:style-name="ce7"/>
          <table:table-cell office:value-type="string" table:style-name="ce15">
            <text:p>Catégorie <text:s/>Sciences, Techniques et Médecine</text:p>
          </table:table-cell>
          <table:table-cell office:value-type="string" table:style-name="ce8">
            <text:p>Visualisation de la description du livre sélectionné de catégorie <text:s/>Sciences, Techniques et Médecine</text:p>
          </table:table-cell>
          <table:table-cell office:value-type="string" table:style-name="ce16">
            <text:p><text:span text:style-name="T2">En tant qu'utilisateur client, je dois pouvoir visualiser le livre sélectionné de Sciences, Techniques et Médecine</text:span><text:s/>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80" table:style-name="ce6">
            <text:p>80</text:p>
          </table:table-cell>
          <table:table-cell table:style-name="ce7"/>
          <table:table-cell office:value-type="string" table:style-name="ce15">
            <text:p>Catégorie <text:s/>Sciences, Techniques et Médecine</text:p>
          </table:table-cell>
          <table:table-cell office:value-type="string" table:style-name="ce8">
            <text:p><text:span text:style-name="T2">Recevoir le livre de catégorie Sciences, Techniques et Médecine<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81" table:style-name="ce6">
            <text:p>81</text:p>
          </table:table-cell>
          <table:table-cell table:style-name="ce7"/>
          <table:table-cell office:value-type="string" table:style-name="ce15">
            <text:p>Catégorie <text:s/>Sciences, Techniques et Médecine</text:p>
          </table:table-cell>
          <table:table-cell office:value-type="string" table:style-name="ce8">
            <text:p>Visualisation des sous catégories <text:s/>Sciences, Techniques et Médecine</text:p>
          </table:table-cell>
          <table:table-cell office:value-type="string" table:style-name="ce16">
            <text:p><text:span text:style-name="T2">En tant qu'utilisateur client, je dois pouvoir visualiser les différentes sous catégories Sciences, Techniques et Médecine<text:s/></text:span>afin de pouvoir les sélectionner</text:p>
          </table:table-cell>
          <table:table-cell table:style-name="ce16"/>
          <table:table-cell office:value-type="string" table:style-name="ce8">
            <text:p>Affiche les différents sous catégorie Sciences, Techniques et Médecine</text:p>
          </table:table-cell>
          <table:table-cell table:style-name="ce9"/>
          <table:table-cell table:number-columns-repeated="16376"/>
        </table:table-row>
        <table:table-row table:style-name="ro5">
          <table:table-cell office:value-type="float" office:value="82" table:style-name="ce6">
            <text:p>82</text:p>
          </table:table-cell>
          <table:table-cell table:style-name="ce7"/>
          <table:table-cell office:value-type="string" table:style-name="ce15">
            <text:p>Catégorie <text:s/>Sciences, Techniques et Médecine</text:p>
          </table:table-cell>
          <table:table-cell office:value-type="string" table:style-name="ce8">
            <text:p>Sélection d’un sous catégorie <text:s/>Sciences, Techniques et Médecine</text:p>
          </table:table-cell>
          <table:table-cell office:value-type="string" table:style-name="ce16">
            <text:p><text:span text:style-name="T2">En tant qu'utilisateur client je dois pouvoir sélectionner un sous catégorie Sciences, Techniques et Médecine<text:s/></text:span>afin de visualiser les différents livres</text:p>
          </table:table-cell>
          <table:table-cell table:style-name="ce16"/>
          <table:table-cell office:value-type="string" table:style-name="ce8">
            <text:p>Charger la liste des livres <text:s/>disponible de <text:s/>sous-catégorie <text:s/>Sciences, Techniques et Médecine</text:p>
          </table:table-cell>
          <table:table-cell table:style-name="ce9"/>
          <table:table-cell table:number-columns-repeated="16376"/>
        </table:table-row>
        <table:table-row table:style-name="ro5">
          <table:table-cell office:value-type="float" office:value="83" table:style-name="ce6">
            <text:p>83</text:p>
          </table:table-cell>
          <table:table-cell table:style-name="ce7"/>
          <table:table-cell office:value-type="string" table:style-name="ce15">
            <text:p>Catégorie <text:s/>Sciences, Techniques et Médecine</text:p>
          </table:table-cell>
          <table:table-cell office:value-type="string" table:style-name="ce8">
            <text:p>Sélection d’un livre d’un sous catégorie <text:s text:c="2"/>Sciences, Techniques et Médecine</text:p>
          </table:table-cell>
          <table:table-cell office:value-type="string" table:style-name="ce16">
            <text:p><text:span text:style-name="T2">En tant qu'utilisateur client, je dois pouvoir sélectionner un livre d’un sous-catégorie Sciences, Techniques et Médecine<text:s/></text:span>afin d’accéder à sa description</text:p>
          </table:table-cell>
          <table:table-cell table:style-name="ce16"/>
          <table:table-cell office:value-type="string" table:style-name="ce8">
            <text:p>Sélectionner le livre de la sous-catégorie <text:s/>Sciences, Techniques et Médecine</text:p>
          </table:table-cell>
          <table:table-cell table:style-name="ce9"/>
          <table:table-cell table:number-columns-repeated="16376"/>
        </table:table-row>
        <table:table-row table:style-name="ro5">
          <table:table-cell office:value-type="float" office:value="84" table:style-name="ce6">
            <text:p>84</text:p>
          </table:table-cell>
          <table:table-cell table:style-name="ce7"/>
          <table:table-cell office:value-type="string" table:style-name="ce15">
            <text:p>Catégorie <text:s/>Sciences, Techniques et Médecine</text:p>
          </table:table-cell>
          <table:table-cell office:value-type="string" table:style-name="ce8">
            <text:p>Visualisation de la description d’un livre sélectionné d’un sous catégorie <text:s/>Sciences, Techniques et Médecine</text:p>
          </table:table-cell>
          <table:table-cell office:value-type="string" table:style-name="ce16">
            <text:p><text:span text:style-name="T2">En tant qu'utilisateur client, je dois pouvoir visualiser le livre sélectionné du sous catégorie Sciences, Techniques et Médecine<text:s/></text:span>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85" table:style-name="ce6">
            <text:p>85</text:p>
          </table:table-cell>
          <table:table-cell table:style-name="ce7"/>
          <table:table-cell office:value-type="string" table:style-name="ce15">
            <text:p>Catégorie <text:s/>Sciences, Techniques et Médecine</text:p>
          </table:table-cell>
          <table:table-cell office:value-type="string" table:style-name="ce8">
            <text:p><text:span text:style-name="T2">Recevoir le livre d’un sous catégorie Sciences, Techniques et Médecine,<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86" table:style-name="ce6">
            <text:p>86</text:p>
          </table:table-cell>
          <table:table-cell table:style-name="ce15"/>
          <table:table-cell office:value-type="string" table:style-name="ce15">
            <text:p>Catégorie <text:s/>Scolaire et Parascolaire</text:p>
          </table:table-cell>
          <table:table-cell office:value-type="string" table:style-name="ce16">
            <text:p>Visualisation des <text:s/>différents livres de catégorie Scolaire et Parascolaire</text:p>
          </table:table-cell>
          <table:table-cell office:value-type="string" table:style-name="ce16">
            <text:p>En tant qu'utilisateur client, je dois pouvoir visualiser les différents livre Scolaire et Parascolaire, <text:s/>afin de pouvoir <text:s/>les sélectionner</text:p>
          </table:table-cell>
          <table:table-cell table:style-name="ce16"/>
          <table:table-cell office:value-type="string" table:style-name="ce16">
            <text:p>Afficher les différents livres disponibles de <text:s/>catégorie <text:s/>Scolaire et Parascolaire</text:p>
          </table:table-cell>
          <table:table-cell table:style-name="ce17"/>
          <table:table-cell table:number-columns-repeated="16376"/>
        </table:table-row>
        <table:table-row table:style-name="ro5">
          <table:table-cell office:value-type="float" office:value="87" table:style-name="ce6">
            <text:p>87</text:p>
          </table:table-cell>
          <table:table-cell table:style-name="ce7"/>
          <table:table-cell office:value-type="string" table:style-name="ce15">
            <text:p>Catégorie <text:s/>Scolaire et Parascolaire</text:p>
          </table:table-cell>
          <table:table-cell office:value-type="string" table:style-name="ce8">
            <text:p>Sélection du livre de catégorie <text:s/>Scolaire et Parascolaire</text:p>
          </table:table-cell>
          <table:table-cell office:value-type="string" table:style-name="ce16">
            <text:p><text:span text:style-name="T2">En tant qu'utilisateur client, je dois pouvoir sélectionner un livre de catégorie Scolaire et Parascolaire</text:span><text:s/>afin d’accéder à sa description</text:p>
          </table:table-cell>
          <table:table-cell table:style-name="ce16"/>
          <table:table-cell office:value-type="string" table:style-name="ce8">
            <text:p>Sélectionner le livre de catégorie <text:s/>Scolaire et Parascolaire</text:p>
          </table:table-cell>
          <table:table-cell table:style-name="ce9"/>
          <table:table-cell table:number-columns-repeated="16376"/>
        </table:table-row>
        <table:table-row table:style-name="ro5">
          <table:table-cell office:value-type="float" office:value="88" table:style-name="ce6">
            <text:p>88</text:p>
          </table:table-cell>
          <table:table-cell table:style-name="ce7"/>
          <table:table-cell office:value-type="string" table:style-name="ce15">
            <text:p>Catégorie <text:s/>Scolaire et Parascolaire</text:p>
          </table:table-cell>
          <table:table-cell office:value-type="string" table:style-name="ce8">
            <text:p>Visualisation de la description du livre sélectionné de catégorie <text:s/>Scolaire et Parascolaire</text:p>
          </table:table-cell>
          <table:table-cell office:value-type="string" table:style-name="ce16">
            <text:p>En tant qu'utilisateur client, je dois pouvoir visualiser le livre sélectionné de catégorie Scolaire et Parascolaire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89" table:style-name="ce6">
            <text:p>89</text:p>
          </table:table-cell>
          <table:table-cell table:style-name="ce7"/>
          <table:table-cell office:value-type="string" table:style-name="ce15">
            <text:p>Catégorie <text:s/>Scolaire et Parascolaire</text:p>
          </table:table-cell>
          <table:table-cell office:value-type="string" table:style-name="ce8">
            <text:p><text:span text:style-name="T2">Recevoir le livre de catégorie Scolaire et Parascolaire</text:span><text:s/>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90" table:style-name="ce6">
            <text:p>90</text:p>
          </table:table-cell>
          <table:table-cell table:style-name="ce7"/>
          <table:table-cell office:value-type="string" table:style-name="ce15">
            <text:p>Catégorie <text:s/>Scolaire et Parascolaire</text:p>
          </table:table-cell>
          <table:table-cell office:value-type="string" table:style-name="ce8">
            <text:p>Visualisation des sous catégories Scolaire et Parascolaire</text:p>
          </table:table-cell>
          <table:table-cell office:value-type="string" table:style-name="ce16">
            <text:p><text:span text:style-name="T2">En tant qu'utilisateur client, je dois pouvoir visualiser les différentes sous catégories Scolaire et Parascolaire<text:s/></text:span>afin de pouvoir les sélectionner</text:p>
          </table:table-cell>
          <table:table-cell table:style-name="ce16"/>
          <table:table-cell office:value-type="string" table:style-name="ce8">
            <text:p>Affiche les différents sous catégorie Scolaire et Parascolaire</text:p>
          </table:table-cell>
          <table:table-cell table:style-name="ce9"/>
          <table:table-cell table:number-columns-repeated="16376"/>
        </table:table-row>
        <table:table-row table:style-name="ro5">
          <table:table-cell office:value-type="float" office:value="91" table:style-name="ce6">
            <text:p>91</text:p>
          </table:table-cell>
          <table:table-cell table:style-name="ce7"/>
          <table:table-cell office:value-type="string" table:style-name="ce15">
            <text:p>Catégorie <text:s/>Scolaire et Parascolaire</text:p>
          </table:table-cell>
          <table:table-cell office:value-type="string" table:style-name="ce8">
            <text:p>Sélection d’un sous catégorie Scolaire et Parascolaire</text:p>
          </table:table-cell>
          <table:table-cell office:value-type="string" table:style-name="ce16">
            <text:p><text:span text:style-name="T2">En tant qu'utilisateur client je dois pouvoir sélectionner un sous catégorie Scolaire et Parascolaire<text:s/></text:span>afin de visualiser les différents livres</text:p>
          </table:table-cell>
          <table:table-cell table:style-name="ce16"/>
          <table:table-cell office:value-type="string" table:style-name="ce8">
            <text:p><text:span text:style-name="T2">Charger la liste des livres disponible de la sous-catégorie Scolaire et Parascolaire<text:s/></text:span>.</text:p>
          </table:table-cell>
          <table:table-cell table:style-name="ce9"/>
          <table:table-cell table:number-columns-repeated="16376"/>
        </table:table-row>
        <table:table-row table:style-name="ro5">
          <table:table-cell office:value-type="float" office:value="92" table:style-name="ce6">
            <text:p>92</text:p>
          </table:table-cell>
          <table:table-cell table:style-name="ce7"/>
          <table:table-cell office:value-type="string" table:style-name="ce15">
            <text:p>Catégorie <text:s/>Scolaire et Parascolaire</text:p>
          </table:table-cell>
          <table:table-cell office:value-type="string" table:style-name="ce8">
            <text:p>Sélection d’un livre d’un sous catégorie <text:s/>Scolaire et Parascolaire</text:p>
          </table:table-cell>
          <table:table-cell office:value-type="string" table:style-name="ce16">
            <text:p><text:span text:style-name="T2">En tant qu'utilisateur client, je dois pouvoir sélectionner un livre d’un sous-catégorie Scolaire et Parascolaire<text:s/></text:span>afin d’accéder à sa description</text:p>
          </table:table-cell>
          <table:table-cell table:style-name="ce16"/>
          <table:table-cell office:value-type="string" table:style-name="ce8">
            <text:p>Sélectionner le livre de la sous-catégorie Scolaire et Parascolaire</text:p>
          </table:table-cell>
          <table:table-cell table:style-name="ce9"/>
          <table:table-cell table:number-columns-repeated="16376"/>
        </table:table-row>
        <table:table-row table:style-name="ro5">
          <table:table-cell office:value-type="float" office:value="93" table:style-name="ce6">
            <text:p>93</text:p>
          </table:table-cell>
          <table:table-cell table:style-name="ce7"/>
          <table:table-cell office:value-type="string" table:style-name="ce15">
            <text:p>Catégorie <text:s/>Scolaire et Parascolaire</text:p>
          </table:table-cell>
          <table:table-cell office:value-type="string" table:style-name="ce8">
            <text:p>Visualisation de la description d’un livre sélectionné d’un sous catégorie Scolaire et Parascolaire</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94" table:style-name="ce6">
            <text:p>94</text:p>
          </table:table-cell>
          <table:table-cell table:style-name="ce7"/>
          <table:table-cell office:value-type="string" table:style-name="ce15">
            <text:p>Catégorie <text:s/>Scolaire et Parascolaire</text:p>
          </table:table-cell>
          <table:table-cell office:value-type="string" table:style-name="ce8">
            <text:p><text:span text:style-name="T2">Recevoir le livre d’un sous catégorie Scolaire et Parascolaire,<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95" table:style-name="ce6">
            <text:p>95</text:p>
          </table:table-cell>
          <table:table-cell table:style-name="ce15"/>
          <table:table-cell office:value-type="string" table:style-name="ce15">
            <text:p>Catégorie <text:s/>Science-Fiction et Fantastique</text:p>
          </table:table-cell>
          <table:table-cell office:value-type="string" table:style-name="ce16">
            <text:p>Visualisation des <text:s/>différents livres de catégorie <text:s/>Science-Fiction et Fantastique</text:p>
          </table:table-cell>
          <table:table-cell office:value-type="string" table:style-name="ce16">
            <text:p><text:span text:style-name="T2">En tant qu'utilisateur client, je dois pouvoir visualiser les différents livre Science-Fiction et Fantastique<text:s/></text:span>afin de pouvoir les sélectionner</text:p>
          </table:table-cell>
          <table:table-cell table:style-name="ce16"/>
          <table:table-cell office:value-type="string" table:style-name="ce16">
            <text:p>Afficher les différents livres disponibles de <text:s/>catégorie <text:s/>Science-Fiction et Fantastique</text:p>
          </table:table-cell>
          <table:table-cell table:style-name="ce17"/>
          <table:table-cell table:number-columns-repeated="16376"/>
        </table:table-row>
        <table:table-row table:style-name="ro5">
          <table:table-cell office:value-type="float" office:value="96" table:style-name="ce6">
            <text:p>96</text:p>
          </table:table-cell>
          <table:table-cell table:style-name="ce7"/>
          <table:table-cell office:value-type="string" table:style-name="ce15">
            <text:p>Catégorie <text:s/>Science-Fiction et Fantastique</text:p>
          </table:table-cell>
          <table:table-cell office:value-type="string" table:style-name="ce8">
            <text:p>Sélection du livre de catégorie <text:s/>Science-Fiction et Fantastique</text:p>
          </table:table-cell>
          <table:table-cell office:value-type="string" table:style-name="ce16">
            <text:p><text:span text:style-name="T2">En tant qu'utilisateur client, je dois pouvoir sélectionner un livre de catégorie Science-Fiction et Fantastique</text:span><text:s/>afin d’accéder à sa description</text:p>
          </table:table-cell>
          <table:table-cell table:style-name="ce16"/>
          <table:table-cell office:value-type="string" table:style-name="ce8">
            <text:p>Sélectionner le livre de catégorie <text:s/>Science-Fiction et Fantastique</text:p>
          </table:table-cell>
          <table:table-cell table:style-name="ce9"/>
          <table:table-cell table:number-columns-repeated="16376"/>
        </table:table-row>
        <table:table-row table:style-name="ro5">
          <table:table-cell office:value-type="float" office:value="97" table:style-name="ce6">
            <text:p>97</text:p>
          </table:table-cell>
          <table:table-cell table:style-name="ce7"/>
          <table:table-cell office:value-type="string" table:style-name="ce15">
            <text:p>Catégorie <text:s/>Science-Fiction et Fantastique</text:p>
          </table:table-cell>
          <table:table-cell office:value-type="string" table:style-name="ce8">
            <text:p>Visualisation de la description du livre sélectionné de catégorie <text:s/>Science-Fiction et Fantastique</text:p>
          </table:table-cell>
          <table:table-cell office:value-type="string" table:style-name="ce16">
            <text:p><text:span text:style-name="T2">En tant qu'utilisateur client, je dois pouvoir visualiser le livre sélectionné de catégorie Science-Fiction et Fantastique<text:s/></text:span>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98" table:style-name="ce6">
            <text:p>98</text:p>
          </table:table-cell>
          <table:table-cell table:style-name="ce7"/>
          <table:table-cell office:value-type="string" table:style-name="ce15">
            <text:p>Catégorie <text:s/>Science-Fiction et Fantastique</text:p>
          </table:table-cell>
          <table:table-cell office:value-type="string" table:style-name="ce8">
            <text:p><text:span text:style-name="T2">Recevoir le livre de catégorie Science-Fiction et Fantastique</text:span><text:s/>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99" table:style-name="ce6">
            <text:p>99</text:p>
          </table:table-cell>
          <table:table-cell table:style-name="ce7"/>
          <table:table-cell office:value-type="string" table:style-name="ce15">
            <text:p>Catégorie <text:s/>Science-Fiction et Fantastique</text:p>
          </table:table-cell>
          <table:table-cell office:value-type="string" table:style-name="ce8">
            <text:p>Visualisation des sous catégories Science-Fiction et Fantastique</text:p>
          </table:table-cell>
          <table:table-cell office:value-type="string" table:style-name="ce16">
            <text:p><text:span text:style-name="T2">En tant qu'utilisateur client, je dois pouvoir visualiser les différentes sous catégories Science-Fiction et Fantastique<text:s/></text:span>afin de pouvoir les sélectionner</text:p>
          </table:table-cell>
          <table:table-cell table:style-name="ce16"/>
          <table:table-cell office:value-type="string" table:style-name="ce8">
            <text:p>Affiche les différents sous catégorie Science-Fiction et Fantastique</text:p>
          </table:table-cell>
          <table:table-cell table:style-name="ce9"/>
          <table:table-cell table:number-columns-repeated="16376"/>
        </table:table-row>
        <table:table-row table:style-name="ro5">
          <table:table-cell office:value-type="float" office:value="100" table:style-name="ce6">
            <text:p>100</text:p>
          </table:table-cell>
          <table:table-cell table:style-name="ce7"/>
          <table:table-cell office:value-type="string" table:style-name="ce15">
            <text:p>Catégorie <text:s/>Science-Fiction et Fantastique</text:p>
          </table:table-cell>
          <table:table-cell office:value-type="string" table:style-name="ce8">
            <text:p>Sélection d’un sous catégorie Science-Fiction et Fantastique</text:p>
          </table:table-cell>
          <table:table-cell office:value-type="string" table:style-name="ce16">
            <text:p><text:span text:style-name="T2">En tant qu'utilisateur client je dois pouvoir sélectionner un sous catégorie Science-Fiction et Fantastique<text:s/></text:span>afin de visualiser les différents livres</text:p>
          </table:table-cell>
          <table:table-cell table:style-name="ce16"/>
          <table:table-cell office:value-type="string" table:style-name="ce8">
            <text:p><text:span text:style-name="T2">Charger la liste des livres disponible de la sous-catégorie Science-Fiction et Fantastique</text:span>.</text:p>
          </table:table-cell>
          <table:table-cell table:style-name="ce9"/>
          <table:table-cell table:number-columns-repeated="16376"/>
        </table:table-row>
        <table:table-row table:style-name="ro5">
          <table:table-cell office:value-type="float" office:value="101" table:style-name="ce6">
            <text:p>101</text:p>
          </table:table-cell>
          <table:table-cell table:style-name="ce7"/>
          <table:table-cell office:value-type="string" table:style-name="ce15">
            <text:p>Catégorie <text:s/>Science-Fiction et Fantastique</text:p>
          </table:table-cell>
          <table:table-cell office:value-type="string" table:style-name="ce8">
            <text:p>Sélection d’un livre d’un sous catégorie <text:s/>Science-Fiction et Fantastique</text:p>
          </table:table-cell>
          <table:table-cell office:value-type="string" table:style-name="ce16">
            <text:p><text:span text:style-name="T2">En tant qu'utilisateur client, je dois pouvoir sélectionner un livre d’un sous-catégorie Science-Fiction et Fantastique<text:s/></text:span>afin d’accéder à sa description</text:p>
          </table:table-cell>
          <table:table-cell table:style-name="ce16"/>
          <table:table-cell office:value-type="string" table:style-name="ce8">
            <text:p>Sélectionner le livre de la sous-catégorie Science-Fiction et Fantastique</text:p>
          </table:table-cell>
          <table:table-cell table:style-name="ce9"/>
          <table:table-cell table:number-columns-repeated="16376"/>
        </table:table-row>
        <table:table-row table:style-name="ro5">
          <table:table-cell office:value-type="float" office:value="102" table:style-name="ce6">
            <text:p>102</text:p>
          </table:table-cell>
          <table:table-cell table:style-name="ce7"/>
          <table:table-cell office:value-type="string" table:style-name="ce15">
            <text:p>Catégorie <text:s/>Science-Fiction et Fantastique</text:p>
          </table:table-cell>
          <table:table-cell office:value-type="string" table:style-name="ce8">
            <text:p><text:span text:style-name="T2">Visualisation de la description d’un livre sélectionné d’un sous catégorie Science-Fiction et Fantastique</text:span></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03" table:style-name="ce6">
            <text:p>103</text:p>
          </table:table-cell>
          <table:table-cell table:style-name="ce7"/>
          <table:table-cell office:value-type="string" table:style-name="ce15">
            <text:p>Catégorie <text:s/>Science-Fiction et Fantastique</text:p>
          </table:table-cell>
          <table:table-cell office:value-type="string" table:style-name="ce8">
            <text:p><text:span text:style-name="T2">Recevoir le livre d’un sous catégorie Science-Fiction et Fantastique,<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104" table:style-name="ce6">
            <text:p>104</text:p>
          </table:table-cell>
          <table:table-cell table:style-name="ce15"/>
          <table:table-cell office:value-type="string" table:style-name="ce15">
            <text:p>Catégorie <text:s/>Dictionnaires, langues et encyclopédies</text:p>
          </table:table-cell>
          <table:table-cell office:value-type="string" table:style-name="ce16">
            <text:p>Visualisation des <text:s/>différents livres de catégorie Dictionnaires, langues et encyclopédies</text:p>
          </table:table-cell>
          <table:table-cell office:value-type="string" table:style-name="ce16">
            <text:p>En tant qu'utilisateur client, je dois pouvoir visualiser les différents livres de catégorie Dictionnaires, langues et encyclopédies, <text:s/>afin de pouvoir <text:s/>les sélectionner</text:p>
          </table:table-cell>
          <table:table-cell table:style-name="ce16"/>
          <table:table-cell office:value-type="string" table:style-name="ce16">
            <text:p>Afficher les différents livres disponibles de <text:s/>catégorie <text:s/>Dictionnaires, langues et encyclopédies</text:p>
          </table:table-cell>
          <table:table-cell table:style-name="ce17"/>
          <table:table-cell table:number-columns-repeated="16376"/>
        </table:table-row>
        <table:table-row table:style-name="ro5">
          <table:table-cell office:value-type="float" office:value="105" table:style-name="ce6">
            <text:p>105</text:p>
          </table:table-cell>
          <table:table-cell table:style-name="ce7"/>
          <table:table-cell office:value-type="string" table:style-name="ce15">
            <text:p>Catégorie <text:s/>Dictionnaires, langues et encyclopédies</text:p>
          </table:table-cell>
          <table:table-cell office:value-type="string" table:style-name="ce8">
            <text:p>Sélection du livre de catégorie <text:s/>Dictionnaires, langues et encyclopédies</text:p>
          </table:table-cell>
          <table:table-cell office:value-type="string" table:style-name="ce16">
            <text:p><text:span text:style-name="T2">En tant qu'utilisateur client, je dois pouvoir sélectionner un livre de catégorie Dictionnaires, langues et encyclopédies</text:span><text:s/>afin d’accéder à sa description</text:p>
          </table:table-cell>
          <table:table-cell table:style-name="ce16"/>
          <table:table-cell office:value-type="string" table:style-name="ce8">
            <text:p>Sélectionner le livre de catégorie <text:s/>Dictionnaires, langues et encyclopédies</text:p>
          </table:table-cell>
          <table:table-cell table:style-name="ce9"/>
          <table:table-cell table:number-columns-repeated="16376"/>
        </table:table-row>
        <table:table-row table:style-name="ro13">
          <table:table-cell office:value-type="float" office:value="106" table:style-name="ce6">
            <text:p>106</text:p>
          </table:table-cell>
          <table:table-cell table:style-name="ce7"/>
          <table:table-cell office:value-type="string" table:style-name="ce15">
            <text:p>Catégorie <text:s/>Dictionnaires, langues et encyclopédies</text:p>
          </table:table-cell>
          <table:table-cell office:value-type="string" table:style-name="ce8">
            <text:p>Visualisation de la description du livre sélectionné de catégorie <text:s/>Dictionnaires, langues et encyclopédies</text:p>
          </table:table-cell>
          <table:table-cell office:value-type="string" table:style-name="ce16">
            <text:p>En tant qu'utilisateur client, je dois pouvoir visualiser le livre sélectionné de catégorie Dictionnaires, langues et encyclopédies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07" table:style-name="ce6">
            <text:p>107</text:p>
          </table:table-cell>
          <table:table-cell table:style-name="ce7"/>
          <table:table-cell office:value-type="string" table:style-name="ce15">
            <text:p>Catégorie <text:s/>Dictionnaires, langues et encyclopédies</text:p>
          </table:table-cell>
          <table:table-cell office:value-type="string" table:style-name="ce8">
            <text:p><text:span text:style-name="T2">Recevoir le livre de catégorie Dictionnaires, langues et encyclopédies</text:span><text:s/>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108" table:style-name="ce6">
            <text:p>108</text:p>
          </table:table-cell>
          <table:table-cell table:style-name="ce7"/>
          <table:table-cell office:value-type="string" table:style-name="ce15">
            <text:p>Catégorie <text:s/>Dictionnaires, langues et encyclopédies</text:p>
          </table:table-cell>
          <table:table-cell office:value-type="string" table:style-name="ce8">
            <text:p>Visualisation des sous catégories Dictionnaires, langues et encyclopédies</text:p>
          </table:table-cell>
          <table:table-cell office:value-type="string" table:style-name="ce16">
            <text:p><text:span text:style-name="T2">En tant qu'utilisateur client, je dois pouvoir visualiser les différentes sous catégories Dictionnaires, langues et encyclopédies<text:s/></text:span>afin de pouvoir les sélectionner</text:p>
          </table:table-cell>
          <table:table-cell table:style-name="ce16"/>
          <table:table-cell office:value-type="string" table:style-name="ce8">
            <text:p>Affiche les différents sous catégorie Dictionnaires, langues et encyclopédies</text:p>
          </table:table-cell>
          <table:table-cell table:style-name="ce9"/>
          <table:table-cell table:number-columns-repeated="16376"/>
        </table:table-row>
        <table:table-row table:style-name="ro5">
          <table:table-cell office:value-type="float" office:value="109" table:style-name="ce6">
            <text:p>109</text:p>
          </table:table-cell>
          <table:table-cell table:style-name="ce7"/>
          <table:table-cell office:value-type="string" table:style-name="ce15">
            <text:p>Catégorie <text:s/>Dictionnaires, langues et encyclopédies</text:p>
          </table:table-cell>
          <table:table-cell office:value-type="string" table:style-name="ce8">
            <text:p>Sélection d’un sous catégorie Dictionnaires, langues et encyclopédies</text:p>
          </table:table-cell>
          <table:table-cell office:value-type="string" table:style-name="ce16">
            <text:p><text:span text:style-name="T2">En tant qu'utilisateur client je dois pouvoir sélectionner un sous catégorie Dictionnaires, langues et encyclopédies</text:span><text:s/>afin de visualiser les différents livres</text:p>
          </table:table-cell>
          <table:table-cell table:style-name="ce16"/>
          <table:table-cell office:value-type="string" table:style-name="ce8">
            <text:p>Charger la liste des livres <text:s/>disponible de la sous-Dictionnaires, langues et encyclopédies</text:p>
          </table:table-cell>
          <table:table-cell table:style-name="ce9"/>
          <table:table-cell table:number-columns-repeated="16376"/>
        </table:table-row>
        <table:table-row table:style-name="ro5">
          <table:table-cell office:value-type="float" office:value="110" table:style-name="ce6">
            <text:p>110</text:p>
          </table:table-cell>
          <table:table-cell table:style-name="ce7"/>
          <table:table-cell office:value-type="string" table:style-name="ce15">
            <text:p>Catégorie <text:s/>Dictionnaires, langues et encyclopédies</text:p>
          </table:table-cell>
          <table:table-cell office:value-type="string" table:style-name="ce8">
            <text:p>Sélection d’un livre d’un sous catégorie <text:s/>Dictionnaires, langues et encyclopédies</text:p>
          </table:table-cell>
          <table:table-cell office:value-type="string" table:style-name="ce16">
            <text:p><text:span text:style-name="T2">En tant qu'utilisateur client, je dois pouvoir sélectionner un livre d’un sous-catégorie Dictionnaires, langues et encyclopédies</text:span><text:s/>afin d’accéder à sa description</text:p>
          </table:table-cell>
          <table:table-cell table:style-name="ce16"/>
          <table:table-cell office:value-type="string" table:style-name="ce8">
            <text:p>Sélectionner le livre de la sous-catégorie Dictionnaires, langues et encyclopédies</text:p>
          </table:table-cell>
          <table:table-cell table:style-name="ce9"/>
          <table:table-cell table:number-columns-repeated="16376"/>
        </table:table-row>
        <table:table-row table:style-name="ro14">
          <table:table-cell office:value-type="float" office:value="111" table:style-name="ce6">
            <text:p>111</text:p>
          </table:table-cell>
          <table:table-cell table:style-name="ce7"/>
          <table:table-cell office:value-type="string" table:style-name="ce15">
            <text:p>Catégorie <text:s/>Dictionnaires, langues et encyclopédies</text:p>
          </table:table-cell>
          <table:table-cell office:value-type="string" table:style-name="ce8">
            <text:p>Visualisation de la description d’un livre sélectionné d’un sous catégorie Dictionnaires, langues et encyclopédies</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12" table:style-name="ce6">
            <text:p>112</text:p>
          </table:table-cell>
          <table:table-cell table:style-name="ce7"/>
          <table:table-cell office:value-type="string" table:style-name="ce15">
            <text:p>Catégorie <text:s/>Dictionnaires, langues et encyclopédies</text:p>
          </table:table-cell>
          <table:table-cell office:value-type="string" table:style-name="ce8">
            <text:p><text:span text:style-name="T2">Recevoir le livre d’un sous catégorie Dictionnaires, langues et encyclopédies,<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113" table:style-name="ce6">
            <text:p>113</text:p>
          </table:table-cell>
          <table:table-cell table:style-name="ce15"/>
          <table:table-cell office:value-type="string" table:style-name="ce15">
            <text:p>Catégorie <text:s/>Art, Musique et Cinéma</text:p>
          </table:table-cell>
          <table:table-cell office:value-type="string" table:style-name="ce16">
            <text:p>Visualisation des <text:s/>différents livres de catégorie <text:s/>Art, Musique et Cinéma</text:p>
          </table:table-cell>
          <table:table-cell office:value-type="string" table:style-name="ce16">
            <text:p><text:span text:style-name="T2">En tant qu'utilisateur client, je dois pouvoir visualiser les différents livre Art, Musique et Cinéma<text:s/></text:span>afin de pouvoir les sélectionner</text:p>
          </table:table-cell>
          <table:table-cell table:style-name="ce16"/>
          <table:table-cell office:value-type="string" table:style-name="ce16">
            <text:p>Afficher les différents livres disponibles de <text:s/>catégorie <text:s/>Art, Musique et Cinéma</text:p>
          </table:table-cell>
          <table:table-cell table:style-name="ce17"/>
          <table:table-cell table:number-columns-repeated="16376"/>
        </table:table-row>
        <table:table-row table:style-name="ro5">
          <table:table-cell office:value-type="float" office:value="114" table:style-name="ce6">
            <text:p>114</text:p>
          </table:table-cell>
          <table:table-cell table:style-name="ce7"/>
          <table:table-cell office:value-type="string" table:style-name="ce15">
            <text:p>Catégorie <text:s/>Art, Musique et Cinéma</text:p>
          </table:table-cell>
          <table:table-cell office:value-type="string" table:style-name="ce8">
            <text:p>Sélection du livre de catégorie <text:s/>Art, Musique et Cinéma</text:p>
          </table:table-cell>
          <table:table-cell office:value-type="string" table:style-name="ce16">
            <text:p><text:span text:style-name="T2">En tant qu'utilisateur client, je dois pouvoir sélectionner un livre de catégorie Art, Musique et Cinéma</text:span><text:s/>afin d’accéder à sa description</text:p>
          </table:table-cell>
          <table:table-cell table:style-name="ce16"/>
          <table:table-cell office:value-type="string" table:style-name="ce8">
            <text:p>Sélectionner le livre de catégorie <text:s/>Art, Musique et Cinéma</text:p>
          </table:table-cell>
          <table:table-cell table:style-name="ce9"/>
          <table:table-cell table:number-columns-repeated="16376"/>
        </table:table-row>
        <table:table-row table:style-name="ro5">
          <table:table-cell office:value-type="float" office:value="115" table:style-name="ce6">
            <text:p>115</text:p>
          </table:table-cell>
          <table:table-cell table:style-name="ce7"/>
          <table:table-cell office:value-type="string" table:style-name="ce15">
            <text:p>Catégorie <text:s/>Art, Musique et Cinéma</text:p>
          </table:table-cell>
          <table:table-cell office:value-type="string" table:style-name="ce8">
            <text:p>Visualisation de la description du livre sélectionné de catégorie <text:s/>Art, Musique et Cinéma</text:p>
          </table:table-cell>
          <table:table-cell office:value-type="string" table:style-name="ce16">
            <text:p><text:span text:style-name="T2">En tant qu'utilisateur client, je dois pouvoir visualiser le livre sélectionné de catégorie Art, Musique et Cinéma<text:s/></text:span>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16" table:style-name="ce6">
            <text:p>116</text:p>
          </table:table-cell>
          <table:table-cell table:style-name="ce7"/>
          <table:table-cell office:value-type="string" table:style-name="ce15">
            <text:p>Catégorie <text:s/>Art, Musique et Cinéma</text:p>
          </table:table-cell>
          <table:table-cell office:value-type="string" table:style-name="ce8">
            <text:p><text:span text:style-name="T2">Recevoir le livre de catégorie Art, Musique et Cinéma</text:span><text:s/>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117" table:style-name="ce6">
            <text:p>117</text:p>
          </table:table-cell>
          <table:table-cell table:style-name="ce7"/>
          <table:table-cell office:value-type="string" table:style-name="ce15">
            <text:p>Catégorie <text:s/>Art, Musique et Cinéma</text:p>
          </table:table-cell>
          <table:table-cell office:value-type="string" table:style-name="ce8">
            <text:p>Visualisation des sous catégories Art, Musique et Cinéma</text:p>
          </table:table-cell>
          <table:table-cell office:value-type="string" table:style-name="ce16">
            <text:p><text:span text:style-name="T2">En tant qu'utilisateur client, je dois pouvoir visualiser les différentes sous catégories Art, Musique et Cinéma<text:s/></text:span>afin de pouvoir les sélectionner</text:p>
          </table:table-cell>
          <table:table-cell table:style-name="ce16"/>
          <table:table-cell office:value-type="string" table:style-name="ce8">
            <text:p>Affiche les différents sous catégorie Art, Musique et Cinéma</text:p>
          </table:table-cell>
          <table:table-cell table:style-name="ce9"/>
          <table:table-cell table:number-columns-repeated="16376"/>
        </table:table-row>
        <table:table-row table:style-name="ro5">
          <table:table-cell office:value-type="float" office:value="118" table:style-name="ce6">
            <text:p>118</text:p>
          </table:table-cell>
          <table:table-cell table:style-name="ce7"/>
          <table:table-cell office:value-type="string" table:style-name="ce15">
            <text:p>Catégorie <text:s/>Art, Musique et Cinéma</text:p>
          </table:table-cell>
          <table:table-cell office:value-type="string" table:style-name="ce8">
            <text:p>Sélection d’un sous catégorie Art, Musique et Cinéma</text:p>
          </table:table-cell>
          <table:table-cell office:value-type="string" table:style-name="ce16">
            <text:p><text:span text:style-name="T2">En tant qu'utilisateur client je dois pouvoir sélectionner un sous catégorie Art, Musique et Cinéma<text:s/></text:span>afin de visualiser les différents livres</text:p>
          </table:table-cell>
          <table:table-cell table:style-name="ce16"/>
          <table:table-cell office:value-type="string" table:style-name="ce8">
            <text:p>Charger la liste des livres <text:s/>disponible de la sous-catégorie Art, Musique et Cinéma</text:p>
          </table:table-cell>
          <table:table-cell table:style-name="ce9"/>
          <table:table-cell table:number-columns-repeated="16376"/>
        </table:table-row>
        <table:table-row table:style-name="ro5">
          <table:table-cell office:value-type="float" office:value="119" table:style-name="ce6">
            <text:p>119</text:p>
          </table:table-cell>
          <table:table-cell table:style-name="ce7"/>
          <table:table-cell office:value-type="string" table:style-name="ce15">
            <text:p>Catégorie <text:s/>Art, Musique et Cinéma</text:p>
          </table:table-cell>
          <table:table-cell office:value-type="string" table:style-name="ce8">
            <text:p>Sélection d’un livre d’un sous catégorie <text:s/>Art, Musique et Cinéma</text:p>
          </table:table-cell>
          <table:table-cell office:value-type="string" table:style-name="ce16">
            <text:p><text:span text:style-name="T2">En tant qu'utilisateur client, je dois pouvoir sélectionner un livre d’un sous-catégorie Art, Musique et Cinéma</text:span><text:s/>afin d’accéder à sa description</text:p>
          </table:table-cell>
          <table:table-cell table:style-name="ce16"/>
          <table:table-cell office:value-type="string" table:style-name="ce8">
            <text:p>Sélectionner le livre de la sous-catégorie Art, Musique et Cinéma</text:p>
          </table:table-cell>
          <table:table-cell table:style-name="ce9"/>
          <table:table-cell table:number-columns-repeated="16376"/>
        </table:table-row>
        <table:table-row table:style-name="ro5">
          <table:table-cell office:value-type="float" office:value="120" table:style-name="ce6">
            <text:p>120</text:p>
          </table:table-cell>
          <table:table-cell table:style-name="ce7"/>
          <table:table-cell office:value-type="string" table:style-name="ce15">
            <text:p>Catégorie <text:s/>Art, Musique et Cinéma</text:p>
          </table:table-cell>
          <table:table-cell office:value-type="string" table:style-name="ce8">
            <text:p>Visualisation de la description d’un livre sélectionné d’un sous catégorie Art, Musique et Cinéma</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21" table:style-name="ce6">
            <text:p>121</text:p>
          </table:table-cell>
          <table:table-cell table:style-name="ce7"/>
          <table:table-cell office:value-type="string" table:style-name="ce15">
            <text:p>Catégorie <text:s/>Art, Musique et Cinéma</text:p>
          </table:table-cell>
          <table:table-cell office:value-type="string" table:style-name="ce8">
            <text:p><text:span text:style-name="T2">Recevoir le livre d’un sous catégorie Art, Musique et Cinéma,<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122" table:style-name="ce6">
            <text:p>122</text:p>
          </table:table-cell>
          <table:table-cell table:style-name="ce15"/>
          <table:table-cell office:value-type="string" table:style-name="ce15">
            <text:p>Catégorie Famille, Santé et Bien-être</text:p>
          </table:table-cell>
          <table:table-cell office:value-type="string" table:style-name="ce16">
            <text:p>Visualisation des <text:s/>différents livres de catégorie Famille, Santé et Bien-être</text:p>
          </table:table-cell>
          <table:table-cell office:value-type="string" table:style-name="ce16">
            <text:p>En tant qu'utilisateur client, je dois pouvoir visualiser les différents livres de catégorie Famille, Santé et Bien-être, <text:s/>afin de pouvoir <text:s/>les sélectionner</text:p>
          </table:table-cell>
          <table:table-cell table:style-name="ce16"/>
          <table:table-cell office:value-type="string" table:style-name="ce16">
            <text:p>Afficher les différents livres disponibles de <text:s/>catégorie <text:s/>Famille, Santé et Bien-être</text:p>
          </table:table-cell>
          <table:table-cell table:style-name="ce17"/>
          <table:table-cell table:number-columns-repeated="16376"/>
        </table:table-row>
        <table:table-row table:style-name="ro5">
          <table:table-cell office:value-type="float" office:value="123" table:style-name="ce6">
            <text:p>123</text:p>
          </table:table-cell>
          <table:table-cell table:style-name="ce7"/>
          <table:table-cell office:value-type="string" table:style-name="ce15">
            <text:p>Catégorie Famille, Santé et Bien-être</text:p>
          </table:table-cell>
          <table:table-cell office:value-type="string" table:style-name="ce8">
            <text:p>Sélection du livre de catégorie <text:s/>Famille, Santé et Bien-être</text:p>
          </table:table-cell>
          <table:table-cell office:value-type="string" table:style-name="ce16">
            <text:p><text:span text:style-name="T2">En tant qu'utilisateur client, je dois pouvoir sélectionner un livre de catégorie Famille, Santé et Bien-être</text:span><text:s/>afin d’accéder à sa description</text:p>
          </table:table-cell>
          <table:table-cell table:style-name="ce16"/>
          <table:table-cell office:value-type="string" table:style-name="ce8">
            <text:p>Sélectionner le livre de catégorie Famille, Santé et Bien-être</text:p>
          </table:table-cell>
          <table:table-cell table:style-name="ce9"/>
          <table:table-cell table:number-columns-repeated="16376"/>
        </table:table-row>
        <table:table-row table:style-name="ro13">
          <table:table-cell office:value-type="float" office:value="124" table:style-name="ce6">
            <text:p>124</text:p>
          </table:table-cell>
          <table:table-cell table:style-name="ce7"/>
          <table:table-cell office:value-type="string" table:style-name="ce15">
            <text:p>Catégorie Famille, Santé et Bien-être</text:p>
          </table:table-cell>
          <table:table-cell office:value-type="string" table:style-name="ce8">
            <text:p>Visualisation de la description du livre sélectionné de catégorie <text:s/>Famille, Santé et Bien-être</text:p>
          </table:table-cell>
          <table:table-cell office:value-type="string" table:style-name="ce16">
            <text:p>En tant qu'utilisateur client, je dois pouvoir visualiser le livre sélectionné de catégorie Famille, Santé et Bien-être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25" table:style-name="ce6">
            <text:p>125</text:p>
          </table:table-cell>
          <table:table-cell table:style-name="ce7"/>
          <table:table-cell office:value-type="string" table:style-name="ce15">
            <text:p>Catégorie Famille, Santé et Bien-être</text:p>
          </table:table-cell>
          <table:table-cell office:value-type="string" table:style-name="ce8">
            <text:p><text:span text:style-name="T2">Recevoir le livre de catégorie Famille, Santé et Bien-être<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126" table:style-name="ce6">
            <text:p>126</text:p>
          </table:table-cell>
          <table:table-cell table:style-name="ce7"/>
          <table:table-cell office:value-type="string" table:style-name="ce15">
            <text:p>Catégorie Famille, Santé et Bien-être</text:p>
          </table:table-cell>
          <table:table-cell office:value-type="string" table:style-name="ce8">
            <text:p>Visualisation des sous catégories Famille, Santé et Bien-être</text:p>
          </table:table-cell>
          <table:table-cell office:value-type="string" table:style-name="ce16">
            <text:p><text:span text:style-name="T2">En tant qu'utilisateur client, je dois pouvoir visualiser les différentes sous catégories Famille, Santé et Bien-être<text:s/></text:span>afin de pouvoir les sélectionner</text:p>
          </table:table-cell>
          <table:table-cell table:style-name="ce16"/>
          <table:table-cell office:value-type="string" table:style-name="ce8">
            <text:p>Affiche les différents sous catégorie Famille, Santé et Bien-être</text:p>
          </table:table-cell>
          <table:table-cell table:style-name="ce9"/>
          <table:table-cell table:number-columns-repeated="16376"/>
        </table:table-row>
        <table:table-row table:style-name="ro5">
          <table:table-cell office:value-type="float" office:value="127" table:style-name="ce6">
            <text:p>127</text:p>
          </table:table-cell>
          <table:table-cell table:style-name="ce7"/>
          <table:table-cell office:value-type="string" table:style-name="ce15">
            <text:p>Catégorie Famille, Santé et Bien-être</text:p>
          </table:table-cell>
          <table:table-cell office:value-type="string" table:style-name="ce8">
            <text:p>Sélection d’un sous catégorie Famille, Santé et Bien-être</text:p>
          </table:table-cell>
          <table:table-cell office:value-type="string" table:style-name="ce16">
            <text:p><text:span text:style-name="T2">En tant qu'utilisateur client je dois pouvoir sélectionner un sous catégorie Famille, Santé et Bien-être</text:span><text:s/>afin de visualiser les différents livres</text:p>
          </table:table-cell>
          <table:table-cell table:style-name="ce16"/>
          <table:table-cell office:value-type="string" table:style-name="ce8">
            <text:p>Charger la liste des livres <text:s/>disponible de la sous-Famille, Santé et Bien-être</text:p>
          </table:table-cell>
          <table:table-cell table:style-name="ce9"/>
          <table:table-cell table:number-columns-repeated="16376"/>
        </table:table-row>
        <table:table-row table:style-name="ro5">
          <table:table-cell office:value-type="float" office:value="128" table:style-name="ce6">
            <text:p>128</text:p>
          </table:table-cell>
          <table:table-cell table:style-name="ce7"/>
          <table:table-cell office:value-type="string" table:style-name="ce15">
            <text:p>Catégorie Famille, Santé et Bien-être</text:p>
          </table:table-cell>
          <table:table-cell office:value-type="string" table:style-name="ce8">
            <text:p>Sélection d’un livre d’un sous catégorie <text:s/>Famille, Santé et Bien-être</text:p>
          </table:table-cell>
          <table:table-cell office:value-type="string" table:style-name="ce16">
            <text:p><text:span text:style-name="T2">En tant qu'utilisateur client, je dois pouvoir sélectionner un livre d’un sous-catégorie Famille, Santé et Bien-être</text:span><text:s/>afin d’accéder à sa description</text:p>
          </table:table-cell>
          <table:table-cell table:style-name="ce16"/>
          <table:table-cell office:value-type="string" table:style-name="ce8">
            <text:p>Sélectionner le livre de la sous-catégorie Famille, Santé et Bien-être</text:p>
          </table:table-cell>
          <table:table-cell table:style-name="ce9"/>
          <table:table-cell table:number-columns-repeated="16376"/>
        </table:table-row>
        <table:table-row table:style-name="ro14">
          <table:table-cell office:value-type="float" office:value="129" table:style-name="ce6">
            <text:p>129</text:p>
          </table:table-cell>
          <table:table-cell table:style-name="ce7"/>
          <table:table-cell office:value-type="string" table:style-name="ce15">
            <text:p>Catégorie Famille, Santé et Bien-être</text:p>
          </table:table-cell>
          <table:table-cell office:value-type="string" table:style-name="ce8">
            <text:p>Visualisation de la description d’un livre sélectionné d’un sous catégorie Famille, Santé et Bien-être</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30" table:style-name="ce6">
            <text:p>130</text:p>
          </table:table-cell>
          <table:table-cell table:style-name="ce7"/>
          <table:table-cell office:value-type="string" table:style-name="ce15">
            <text:p>Catégorie Famille, Santé et Bien-être</text:p>
          </table:table-cell>
          <table:table-cell office:value-type="string" table:style-name="ce8">
            <text:p><text:span text:style-name="T2">Recevoir le livre d’un sous catégorie Famille, Santé et Bien-être,<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131" table:style-name="ce6">
            <text:p>131</text:p>
          </table:table-cell>
          <table:table-cell table:style-name="ce15"/>
          <table:table-cell office:value-type="string" table:style-name="ce15">
            <text:p>Catégorie <text:s/>Histoire</text:p>
          </table:table-cell>
          <table:table-cell office:value-type="string" table:style-name="ce16">
            <text:p>Visualisation des <text:s/>différents livres de catégorie <text:s/>Histoire</text:p>
          </table:table-cell>
          <table:table-cell office:value-type="string" table:style-name="ce16">
            <text:p><text:span text:style-name="T2">En tant qu'utilisateur client, je dois pouvoir visualiser les différents livres Histoire<text:s/></text:span>afin de pouvoir les sélectionner</text:p>
          </table:table-cell>
          <table:table-cell table:style-name="ce16"/>
          <table:table-cell office:value-type="string" table:style-name="ce16">
            <text:p>Afficher les différents livres disponibles de <text:s/>catégorie <text:s/>Histoire</text:p>
          </table:table-cell>
          <table:table-cell table:style-name="ce17"/>
          <table:table-cell table:number-columns-repeated="16376"/>
        </table:table-row>
        <table:table-row table:style-name="ro5">
          <table:table-cell office:value-type="float" office:value="132" table:style-name="ce6">
            <text:p>132</text:p>
          </table:table-cell>
          <table:table-cell table:style-name="ce7"/>
          <table:table-cell office:value-type="string" table:style-name="ce15">
            <text:p>Catégorie <text:s/>Histoire</text:p>
          </table:table-cell>
          <table:table-cell office:value-type="string" table:style-name="ce8">
            <text:p>Sélection du livre de catégorie <text:s/>Histoire</text:p>
          </table:table-cell>
          <table:table-cell office:value-type="string" table:style-name="ce16">
            <text:p><text:span text:style-name="T2">En tant qu'utilisateur client, je dois pouvoir sélectionner un livre de catégorie Histoire</text:span><text:s/>afin d’accéder à sa description</text:p>
          </table:table-cell>
          <table:table-cell table:style-name="ce16"/>
          <table:table-cell office:value-type="string" table:style-name="ce8">
            <text:p>Sélectionner le livre de catégorie <text:s/>Histoire</text:p>
          </table:table-cell>
          <table:table-cell table:style-name="ce9"/>
          <table:table-cell table:number-columns-repeated="16376"/>
        </table:table-row>
        <table:table-row table:style-name="ro5">
          <table:table-cell office:value-type="float" office:value="133" table:style-name="ce6">
            <text:p>133</text:p>
          </table:table-cell>
          <table:table-cell table:style-name="ce7"/>
          <table:table-cell office:value-type="string" table:style-name="ce15">
            <text:p>Catégorie <text:s/>Histoire</text:p>
          </table:table-cell>
          <table:table-cell office:value-type="string" table:style-name="ce8">
            <text:p>Visualisation de la description du livre sélectionné de catégorie <text:s/>Histoire</text:p>
          </table:table-cell>
          <table:table-cell office:value-type="string" table:style-name="ce16">
            <text:p><text:span text:style-name="T2">En tant qu'utilisateur client, je dois pouvoir visualiser le livre sélectionné de catégorie Histoire<text:s/></text:span>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34" table:style-name="ce6">
            <text:p>134</text:p>
          </table:table-cell>
          <table:table-cell table:style-name="ce7"/>
          <table:table-cell office:value-type="string" table:style-name="ce15">
            <text:p>Catégorie Histoire</text:p>
          </table:table-cell>
          <table:table-cell office:value-type="string" table:style-name="ce8">
            <text:p><text:span text:style-name="T2">Recevoir le livre de catégorie Histoire</text:span><text:s/>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135" table:style-name="ce6">
            <text:p>135</text:p>
          </table:table-cell>
          <table:table-cell table:style-name="ce7"/>
          <table:table-cell office:value-type="string" table:style-name="ce15">
            <text:p>Catégorie <text:s/>Histoire</text:p>
          </table:table-cell>
          <table:table-cell office:value-type="string" table:style-name="ce8">
            <text:p>Visualisation des sous catégories Histoire</text:p>
          </table:table-cell>
          <table:table-cell office:value-type="string" table:style-name="ce16">
            <text:p><text:span text:style-name="T2">En tant qu'utilisateur client, je dois pouvoir visualiser les différentes sous catégories Histoire<text:s/></text:span>afin de pouvoir les sélectionner</text:p>
          </table:table-cell>
          <table:table-cell table:style-name="ce16"/>
          <table:table-cell office:value-type="string" table:style-name="ce8">
            <text:p>Affiche les différents sous catégorie Histoire</text:p>
          </table:table-cell>
          <table:table-cell table:style-name="ce9"/>
          <table:table-cell table:number-columns-repeated="16376"/>
        </table:table-row>
        <table:table-row table:style-name="ro5">
          <table:table-cell office:value-type="float" office:value="136" table:style-name="ce6">
            <text:p>136</text:p>
          </table:table-cell>
          <table:table-cell table:style-name="ce7"/>
          <table:table-cell office:value-type="string" table:style-name="ce15">
            <text:p>Catégorie <text:s/>Histoire</text:p>
          </table:table-cell>
          <table:table-cell office:value-type="string" table:style-name="ce8">
            <text:p>Sélection d’un sous catégorie Histoire</text:p>
          </table:table-cell>
          <table:table-cell office:value-type="string" table:style-name="ce16">
            <text:p><text:span text:style-name="T2">En tant qu'utilisateur client je dois pouvoir sélectionner un sous catégorie Histoire<text:s/></text:span>afin de visualiser les différents livres</text:p>
          </table:table-cell>
          <table:table-cell table:style-name="ce16"/>
          <table:table-cell office:value-type="string" table:style-name="ce8">
            <text:p>Charger la liste des livres <text:s/>disponible de la sous-catégorie Histoire.</text:p>
          </table:table-cell>
          <table:table-cell table:style-name="ce9"/>
          <table:table-cell table:number-columns-repeated="16376"/>
        </table:table-row>
        <table:table-row table:style-name="ro5">
          <table:table-cell office:value-type="float" office:value="137" table:style-name="ce6">
            <text:p>137</text:p>
          </table:table-cell>
          <table:table-cell table:style-name="ce7"/>
          <table:table-cell office:value-type="string" table:style-name="ce15">
            <text:p>Catégorie <text:s/>Histoire</text:p>
          </table:table-cell>
          <table:table-cell office:value-type="string" table:style-name="ce8">
            <text:p>Sélection d’un livre d’un sous catégorie Histoire</text:p>
          </table:table-cell>
          <table:table-cell office:value-type="string" table:style-name="ce16">
            <text:p><text:span text:style-name="T2">En tant qu'utilisateur client, je dois pouvoir sélectionner un livre d’un sous-catégorie Histoire<text:s/></text:span>afin d’accéder à sa description</text:p>
          </table:table-cell>
          <table:table-cell table:style-name="ce16"/>
          <table:table-cell office:value-type="string" table:style-name="ce8">
            <text:p>Sélectionner le livre de la sous-catégorie Histoire</text:p>
          </table:table-cell>
          <table:table-cell table:style-name="ce9"/>
          <table:table-cell table:number-columns-repeated="16376"/>
        </table:table-row>
        <table:table-row table:style-name="ro5">
          <table:table-cell office:value-type="float" office:value="138" table:style-name="ce6">
            <text:p>138</text:p>
          </table:table-cell>
          <table:table-cell table:style-name="ce7"/>
          <table:table-cell office:value-type="string" table:style-name="ce15">
            <text:p>Catégorie <text:s/>Histoire</text:p>
          </table:table-cell>
          <table:table-cell office:value-type="string" table:style-name="ce8">
            <text:p>Visualisation de la description d’un livre sélectionné d’un sous catégorie Histoire</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39" table:style-name="ce6">
            <text:p>139</text:p>
          </table:table-cell>
          <table:table-cell table:style-name="ce7"/>
          <table:table-cell office:value-type="string" table:style-name="ce15">
            <text:p>Catégorie <text:s/>Histoire</text:p>
          </table:table-cell>
          <table:table-cell office:value-type="string" table:style-name="ce8">
            <text:p><text:span text:style-name="T2">Recevoir le livre d’un sous catégorie Histoire,<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140" table:style-name="ce6">
            <text:p>140</text:p>
          </table:table-cell>
          <table:table-cell table:style-name="ce15"/>
          <table:table-cell office:value-type="string" table:style-name="ce15">
            <text:p>Catégorie Tourisme et Voyages</text:p>
          </table:table-cell>
          <table:table-cell office:value-type="string" table:style-name="ce16">
            <text:p>Visualisation des <text:s/>différents livres de catégorie Tourisme et Voyages</text:p>
          </table:table-cell>
          <table:table-cell office:value-type="string" table:style-name="ce16">
            <text:p><text:span text:style-name="T2">En tant qu'utilisateur client, je dois pouvoir visualiser les différents livre Tourisme et Voyages<text:s/></text:span>afin de pouvoir les sélectionner</text:p>
          </table:table-cell>
          <table:table-cell table:style-name="ce16"/>
          <table:table-cell office:value-type="string" table:style-name="ce16">
            <text:p>Afficher les différents livres disponibles de <text:s/>catégorie <text:s/>Tourisme et Voyages</text:p>
          </table:table-cell>
          <table:table-cell table:style-name="ce17"/>
          <table:table-cell table:number-columns-repeated="16376"/>
        </table:table-row>
        <table:table-row table:style-name="ro5">
          <table:table-cell office:value-type="float" office:value="141" table:style-name="ce6">
            <text:p>141</text:p>
          </table:table-cell>
          <table:table-cell table:style-name="ce7"/>
          <table:table-cell office:value-type="string" table:style-name="ce15">
            <text:p>Catégorie <text:s/>Tourisme et Voyages</text:p>
          </table:table-cell>
          <table:table-cell office:value-type="string" table:style-name="ce8">
            <text:p>Sélection du livre de catégorie <text:s/>Tourisme et Voyages</text:p>
          </table:table-cell>
          <table:table-cell office:value-type="string" table:style-name="ce16">
            <text:p><text:span text:style-name="T2">En tant qu'utilisateur client, je dois pouvoir sélectionner un livre de catégorie Tourisme et Voyages</text:span><text:s/>afin d’accéder à sa description</text:p>
          </table:table-cell>
          <table:table-cell table:style-name="ce16"/>
          <table:table-cell office:value-type="string" table:style-name="ce8">
            <text:p>Sélectionner le livre de catégorie <text:s/>Tourisme et Voyages</text:p>
          </table:table-cell>
          <table:table-cell table:style-name="ce9"/>
          <table:table-cell table:number-columns-repeated="16376"/>
        </table:table-row>
        <table:table-row table:style-name="ro5">
          <table:table-cell office:value-type="float" office:value="142" table:style-name="ce6">
            <text:p>142</text:p>
          </table:table-cell>
          <table:table-cell table:style-name="ce7"/>
          <table:table-cell office:value-type="string" table:style-name="ce15">
            <text:p>Catégorie <text:s/>Tourisme et Voyages</text:p>
          </table:table-cell>
          <table:table-cell office:value-type="string" table:style-name="ce8">
            <text:p>Visualisation de la description du livre sélectionné de catégorie <text:s/>Tourisme et Voyages</text:p>
          </table:table-cell>
          <table:table-cell office:value-type="string" table:style-name="ce16">
            <text:p><text:span text:style-name="T2">En tant qu'utilisateur client, je dois pouvoir visualiser le livre sélectionné de catégorie Tourisme et Voyages<text:s/></text:span>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43" table:style-name="ce6">
            <text:p>143</text:p>
          </table:table-cell>
          <table:table-cell table:style-name="ce7"/>
          <table:table-cell office:value-type="string" table:style-name="ce15">
            <text:p>Catégorie <text:s/>Tourisme et Voyages</text:p>
          </table:table-cell>
          <table:table-cell office:value-type="string" table:style-name="ce8">
            <text:p><text:span text:style-name="T2">Recevoir le livre de catégorie Tourisme et Voyages</text:span><text:s/>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144" table:style-name="ce6">
            <text:p>144</text:p>
          </table:table-cell>
          <table:table-cell table:style-name="ce7"/>
          <table:table-cell office:value-type="string" table:style-name="ce15">
            <text:p>Catégorie <text:s/>Tourisme et Voyages</text:p>
          </table:table-cell>
          <table:table-cell office:value-type="string" table:style-name="ce8">
            <text:p>Visualisation des sous catégories Tourisme et Voyages</text:p>
          </table:table-cell>
          <table:table-cell office:value-type="string" table:style-name="ce16">
            <text:p><text:span text:style-name="T2">En tant qu'utilisateur client, je dois pouvoir visualiser les différentes sous catégories Tourisme et Voyages<text:s/></text:span>afin de pouvoir les sélectionner</text:p>
          </table:table-cell>
          <table:table-cell table:style-name="ce16"/>
          <table:table-cell office:value-type="string" table:style-name="ce8">
            <text:p>Affiche les différents sous catégorie Tourisme et Voyages</text:p>
          </table:table-cell>
          <table:table-cell table:style-name="ce9"/>
          <table:table-cell table:number-columns-repeated="16376"/>
        </table:table-row>
        <table:table-row table:style-name="ro5">
          <table:table-cell office:value-type="float" office:value="145" table:style-name="ce6">
            <text:p>145</text:p>
          </table:table-cell>
          <table:table-cell table:style-name="ce7"/>
          <table:table-cell office:value-type="string" table:style-name="ce15">
            <text:p>Catégorie <text:s/>Tourisme et Voyages</text:p>
          </table:table-cell>
          <table:table-cell office:value-type="string" table:style-name="ce8">
            <text:p>Sélection d’un sous catégorie Tourisme et Voyages</text:p>
          </table:table-cell>
          <table:table-cell office:value-type="string" table:style-name="ce16">
            <text:p><text:span text:style-name="T2">En tant qu'utilisateur client je dois pouvoir sélectionner un sous catégorie Tourisme et Voyages<text:s/></text:span>afin de visualiser les différents livres</text:p>
          </table:table-cell>
          <table:table-cell table:style-name="ce16"/>
          <table:table-cell office:value-type="string" table:style-name="ce8">
            <text:p>Charger la liste des livres <text:s/>disponible de la sous-catégorie Tourisme et Voyages</text:p>
          </table:table-cell>
          <table:table-cell table:style-name="ce9"/>
          <table:table-cell table:number-columns-repeated="16376"/>
        </table:table-row>
        <table:table-row table:style-name="ro5">
          <table:table-cell office:value-type="float" office:value="146" table:style-name="ce6">
            <text:p>146</text:p>
          </table:table-cell>
          <table:table-cell table:style-name="ce7"/>
          <table:table-cell office:value-type="string" table:style-name="ce15">
            <text:p>Catégorie Tourisme et Voyages</text:p>
          </table:table-cell>
          <table:table-cell office:value-type="string" table:style-name="ce8">
            <text:p>Sélection d’un livre d’un sous catégorie <text:s/>Tourisme et Voyages</text:p>
          </table:table-cell>
          <table:table-cell office:value-type="string" table:style-name="ce16">
            <text:p><text:span text:style-name="T2">En tant qu'utilisateur client, je dois pouvoir sélectionner un livre d’un sous-catégorie Tourisme et Voyages</text:span><text:s/>afin d’accéder à sa description</text:p>
          </table:table-cell>
          <table:table-cell table:style-name="ce16"/>
          <table:table-cell office:value-type="string" table:style-name="ce8">
            <text:p>Sélectionner le livre de la sous-catégorie Tourisme et Voyages</text:p>
          </table:table-cell>
          <table:table-cell table:style-name="ce9"/>
          <table:table-cell table:number-columns-repeated="16376"/>
        </table:table-row>
        <table:table-row table:style-name="ro5">
          <table:table-cell office:value-type="float" office:value="147" table:style-name="ce6">
            <text:p>147</text:p>
          </table:table-cell>
          <table:table-cell table:style-name="ce7"/>
          <table:table-cell office:value-type="string" table:style-name="ce15">
            <text:p>Catégorie <text:s/>Tourisme et Voyages</text:p>
          </table:table-cell>
          <table:table-cell office:value-type="string" table:style-name="ce8">
            <text:p>Visualisation de la description d’un livre sélectionné d’un sous catégorie Tourisme et Voyages</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48" table:style-name="ce6">
            <text:p>148</text:p>
          </table:table-cell>
          <table:table-cell table:style-name="ce7"/>
          <table:table-cell office:value-type="string" table:style-name="ce15">
            <text:p>Catégorie <text:s/>Tourisme et Voyages</text:p>
          </table:table-cell>
          <table:table-cell office:value-type="string" table:style-name="ce8">
            <text:p><text:span text:style-name="T2">Recevoir le livre d’un sous catégorie Tourisme et Voyages,<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149" table:style-name="ce6">
            <text:p>149</text:p>
          </table:table-cell>
          <table:table-cell table:style-name="ce15"/>
          <table:table-cell office:value-type="string" table:style-name="ce15">
            <text:p>Catégorie <text:s/>Religions et Spiritualités</text:p>
          </table:table-cell>
          <table:table-cell office:value-type="string" table:style-name="ce16">
            <text:p>Visualisation des <text:s/>différents livres de catégorie <text:s/>Religions et Spiritualités</text:p>
          </table:table-cell>
          <table:table-cell office:value-type="string" table:style-name="ce16">
            <text:p><text:span text:style-name="T2">En tant qu'utilisateur client, je dois pouvoir visualiser les différents livres Religions et Spiritualités<text:s/></text:span>afin de pouvoir les sélectionner</text:p>
          </table:table-cell>
          <table:table-cell table:style-name="ce16"/>
          <table:table-cell office:value-type="string" table:style-name="ce16">
            <text:p>Afficher les différents livres disponibles de <text:s/>catégorie <text:s/>Religions et Spiritualités</text:p>
          </table:table-cell>
          <table:table-cell table:style-name="ce17"/>
          <table:table-cell table:number-columns-repeated="16376"/>
        </table:table-row>
        <table:table-row table:style-name="ro5">
          <table:table-cell office:value-type="float" office:value="150" table:style-name="ce6">
            <text:p>150</text:p>
          </table:table-cell>
          <table:table-cell table:style-name="ce7"/>
          <table:table-cell office:value-type="string" table:style-name="ce15">
            <text:p>Catégorie <text:s/>Religions et Spiritualités</text:p>
          </table:table-cell>
          <table:table-cell office:value-type="string" table:style-name="ce8">
            <text:p>Sélection du livre de catégorie <text:s/>Religions et Spiritualités</text:p>
          </table:table-cell>
          <table:table-cell office:value-type="string" table:style-name="ce16">
            <text:p><text:span text:style-name="T2">En tant qu'utilisateur client, je dois pouvoir sélectionner un livre de catégorie Religions et Spiritualités</text:span><text:s/>afin d’accéder à sa description</text:p>
          </table:table-cell>
          <table:table-cell table:style-name="ce16"/>
          <table:table-cell office:value-type="string" table:style-name="ce8">
            <text:p>Sélectionner le livre de catégorie <text:s/>Religions et Spiritualités</text:p>
          </table:table-cell>
          <table:table-cell table:style-name="ce9"/>
          <table:table-cell table:number-columns-repeated="16376"/>
        </table:table-row>
        <table:table-row table:style-name="ro5">
          <table:table-cell office:value-type="float" office:value="151" table:style-name="ce6">
            <text:p>151</text:p>
          </table:table-cell>
          <table:table-cell table:style-name="ce7"/>
          <table:table-cell office:value-type="string" table:style-name="ce15">
            <text:p>Catégorie <text:s/>Religions et Spiritualités</text:p>
          </table:table-cell>
          <table:table-cell office:value-type="string" table:style-name="ce8">
            <text:p>Visualisation de la description du livre sélectionné de Religions et Spiritualités <text:s/>Religions et Spiritualités</text:p>
          </table:table-cell>
          <table:table-cell office:value-type="string" table:style-name="ce16">
            <text:p><text:span text:style-name="T2">En tant qu'utilisateur client, je dois pouvoir visualiser le livre sélectionné de catégorie Religions et Spiritualités<text:s/></text:span>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52" table:style-name="ce6">
            <text:p>152</text:p>
          </table:table-cell>
          <table:table-cell table:style-name="ce7"/>
          <table:table-cell office:value-type="string" table:style-name="ce15">
            <text:p>Catégorie Religions et Spiritualités</text:p>
          </table:table-cell>
          <table:table-cell office:value-type="string" table:style-name="ce8">
            <text:p><text:span text:style-name="T2">Recevoir le livre de catégorie Religions et Spiritualités</text:span><text:s/>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153" table:style-name="ce6">
            <text:p>153</text:p>
          </table:table-cell>
          <table:table-cell table:style-name="ce7"/>
          <table:table-cell office:value-type="string" table:style-name="ce15">
            <text:p>Catégorie <text:s/>Religions et Spiritualités</text:p>
          </table:table-cell>
          <table:table-cell office:value-type="string" table:style-name="ce8">
            <text:p>Visualisation des sous catégories Religions et Spiritualités</text:p>
          </table:table-cell>
          <table:table-cell office:value-type="string" table:style-name="ce16">
            <text:p><text:span text:style-name="T2">En tant qu'utilisateur client, je dois pouvoir visualiser les différentes sous catégories Religions et Spiritualités<text:s/></text:span>afin de pouvoir les sélectionner</text:p>
          </table:table-cell>
          <table:table-cell table:style-name="ce16"/>
          <table:table-cell office:value-type="string" table:style-name="ce8">
            <text:p>Affiche les différents sous catégorie Religions et Spiritualités</text:p>
          </table:table-cell>
          <table:table-cell table:style-name="ce9"/>
          <table:table-cell table:number-columns-repeated="16376"/>
        </table:table-row>
        <table:table-row table:style-name="ro5">
          <table:table-cell office:value-type="float" office:value="154" table:style-name="ce6">
            <text:p>154</text:p>
          </table:table-cell>
          <table:table-cell table:style-name="ce7"/>
          <table:table-cell office:value-type="string" table:style-name="ce15">
            <text:p>Catégorie <text:s/>Religions et Spiritualités</text:p>
          </table:table-cell>
          <table:table-cell office:value-type="string" table:style-name="ce8">
            <text:p>Sélection d’un sous catégorie Religions et Spiritualités</text:p>
          </table:table-cell>
          <table:table-cell office:value-type="string" table:style-name="ce16">
            <text:p><text:span text:style-name="T2">En tant qu'utilisateur client je dois pouvoir sélectionner un sous catégorie Religions et Spiritualités<text:s/></text:span>afin de visualiser les différents livres</text:p>
          </table:table-cell>
          <table:table-cell table:style-name="ce16"/>
          <table:table-cell office:value-type="string" table:style-name="ce8">
            <text:p>Charger la liste des livres <text:s/>disponible de la sous-catégorie Religions et Spiritualités.</text:p>
          </table:table-cell>
          <table:table-cell table:style-name="ce9"/>
          <table:table-cell table:number-columns-repeated="16376"/>
        </table:table-row>
        <table:table-row table:style-name="ro5">
          <table:table-cell office:value-type="float" office:value="155" table:style-name="ce6">
            <text:p>155</text:p>
          </table:table-cell>
          <table:table-cell table:style-name="ce7"/>
          <table:table-cell office:value-type="string" table:style-name="ce15">
            <text:p>Catégorie <text:s/>Religions et Spiritualités</text:p>
          </table:table-cell>
          <table:table-cell office:value-type="string" table:style-name="ce8">
            <text:p>Sélection d’un livre d’un sous catégorie Religions et Spiritualités</text:p>
          </table:table-cell>
          <table:table-cell office:value-type="string" table:style-name="ce16">
            <text:p><text:span text:style-name="T2">En tant qu'utilisateur client, je dois pouvoir sélectionner un livre d’un sous-catégorie Religions et Spiritualités<text:s/></text:span>afin d’accéder à sa description</text:p>
          </table:table-cell>
          <table:table-cell table:style-name="ce16"/>
          <table:table-cell office:value-type="string" table:style-name="ce8">
            <text:p>Sélectionner le livre de la sous-catégorie Religions et Spiritualités</text:p>
          </table:table-cell>
          <table:table-cell table:style-name="ce9"/>
          <table:table-cell table:number-columns-repeated="16376"/>
        </table:table-row>
        <table:table-row table:style-name="ro5">
          <table:table-cell office:value-type="float" office:value="156" table:style-name="ce6">
            <text:p>156</text:p>
          </table:table-cell>
          <table:table-cell table:style-name="ce7"/>
          <table:table-cell office:value-type="string" table:style-name="ce15">
            <text:p>Catégorie <text:s/>Religions et Spiritualités</text:p>
          </table:table-cell>
          <table:table-cell office:value-type="string" table:style-name="ce8">
            <text:p>Visualisation de la description d’un livre sélectionné d’un sous catégorie Religions et Spiritualités</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57" table:style-name="ce6">
            <text:p>157</text:p>
          </table:table-cell>
          <table:table-cell table:style-name="ce7"/>
          <table:table-cell office:value-type="string" table:style-name="ce15">
            <text:p>Catégorie <text:s/>Religions et Spiritualités</text:p>
          </table:table-cell>
          <table:table-cell office:value-type="string" table:style-name="ce8">
            <text:p><text:span text:style-name="T2">Recevoir le livre d’un sous catégorie Religions et Spiritualités,<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158" table:style-name="ce6">
            <text:p>158</text:p>
          </table:table-cell>
          <table:table-cell table:style-name="ce15"/>
          <table:table-cell office:value-type="string" table:style-name="ce15">
            <text:p>Catégorie <text:s/>Cuisine et Vins</text:p>
          </table:table-cell>
          <table:table-cell office:value-type="string" table:style-name="ce16">
            <text:p>Visualisation des <text:s/>différents livres de catégorie <text:s/>Cuisine et Vins</text:p>
          </table:table-cell>
          <table:table-cell office:value-type="string" table:style-name="ce16">
            <text:p><text:span text:style-name="T2">En tant qu'utilisateur client, je dois pouvoir visualiser les différents livres Cuisine et Vins<text:s/></text:span>afin de pouvoir les sélectionner</text:p>
          </table:table-cell>
          <table:table-cell table:style-name="ce16"/>
          <table:table-cell office:value-type="string" table:style-name="ce16">
            <text:p>Afficher les différents livres disponibles de la catégorie Cuisine et Vins</text:p>
          </table:table-cell>
          <table:table-cell table:style-name="ce17"/>
          <table:table-cell table:number-columns-repeated="16376"/>
        </table:table-row>
        <table:table-row table:style-name="ro5">
          <table:table-cell office:value-type="float" office:value="159" table:style-name="ce6">
            <text:p>159</text:p>
          </table:table-cell>
          <table:table-cell table:style-name="ce7"/>
          <table:table-cell office:value-type="string" table:style-name="ce15">
            <text:p>Catégorie <text:s/>Cuisine et Vins</text:p>
          </table:table-cell>
          <table:table-cell office:value-type="string" table:style-name="ce8">
            <text:p>Sélection du livre de catégorie <text:s/>Cuisine et Vins</text:p>
          </table:table-cell>
          <table:table-cell office:value-type="string" table:style-name="ce16">
            <text:p><text:span text:style-name="T2">En tant qu'utilisateur client, je dois pouvoir sélectionner un livre de catégorie Cuisine et Vins</text:span><text:s/>afin d’accéder à sa description</text:p>
          </table:table-cell>
          <table:table-cell table:style-name="ce16"/>
          <table:table-cell office:value-type="string" table:style-name="ce8">
            <text:p>Sélectionner le livre de catégorie <text:s/>Cuisine et Vins</text:p>
          </table:table-cell>
          <table:table-cell table:style-name="ce9"/>
          <table:table-cell table:number-columns-repeated="16376"/>
        </table:table-row>
        <table:table-row table:style-name="ro5">
          <table:table-cell office:value-type="float" office:value="160" table:style-name="ce6">
            <text:p>160</text:p>
          </table:table-cell>
          <table:table-cell table:style-name="ce7"/>
          <table:table-cell office:value-type="string" table:style-name="ce15">
            <text:p>Catégorie <text:s/>Cuisine et Vins</text:p>
          </table:table-cell>
          <table:table-cell office:value-type="string" table:style-name="ce8">
            <text:p>Visualisation de la description du livre sélectionné</text:p>
          </table:table-cell>
          <table:table-cell office:value-type="string" table:style-name="ce16">
            <text:p><text:span text:style-name="T2">En tant qu'utilisateur client, je dois pouvoir visualiser le livre sélectionné de la catégorie Cuisine et Vins</text:span><text:s/>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61" table:style-name="ce6">
            <text:p>161</text:p>
          </table:table-cell>
          <table:table-cell table:style-name="ce7"/>
          <table:table-cell office:value-type="string" table:style-name="ce15">
            <text:p>Catégorie <text:s/>Cuisine et Vins</text:p>
          </table:table-cell>
          <table:table-cell office:value-type="string" table:style-name="ce8">
            <text:p><text:span text:style-name="T2">Recevoir le livre de Cuisine et Vins<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162" table:style-name="ce6">
            <text:p>162</text:p>
          </table:table-cell>
          <table:table-cell table:style-name="ce7"/>
          <table:table-cell office:value-type="string" table:style-name="ce15">
            <text:p>Catégorie <text:s/>Cuisine et Vins</text:p>
          </table:table-cell>
          <table:table-cell office:value-type="string" table:style-name="ce8">
            <text:p>Visualisation des sous catégories Cuisine et Vins</text:p>
          </table:table-cell>
          <table:table-cell office:value-type="string" table:style-name="ce16">
            <text:p><text:span text:style-name="T2">En tant qu'utilisateur client, je dois pouvoir visualiser les différentes sous catégories Cuisine et Vins<text:s/></text:span>afin de pouvoir les sélectionner</text:p>
          </table:table-cell>
          <table:table-cell table:style-name="ce16"/>
          <table:table-cell office:value-type="string" table:style-name="ce8">
            <text:p>Affiche les différents sous catégorie Policier et Suspense</text:p>
          </table:table-cell>
          <table:table-cell table:style-name="ce9"/>
          <table:table-cell table:number-columns-repeated="16376"/>
        </table:table-row>
        <table:table-row table:style-name="ro5">
          <table:table-cell office:value-type="float" office:value="163" table:style-name="ce6">
            <text:p>163</text:p>
          </table:table-cell>
          <table:table-cell table:style-name="ce7"/>
          <table:table-cell office:value-type="string" table:style-name="ce15">
            <text:p>Catégorie <text:s/>Cuisine et Vins</text:p>
          </table:table-cell>
          <table:table-cell office:value-type="string" table:style-name="ce8">
            <text:p>Sélection d’un sous catégorie Cuisine et Vins</text:p>
          </table:table-cell>
          <table:table-cell office:value-type="string" table:style-name="ce16">
            <text:p><text:span text:style-name="T2">En tant qu'utilisateur client je dois pouvoir sélectionner un sous catégorie Cuisine et Vins<text:s/></text:span>afin de visualiser les différents livres</text:p>
          </table:table-cell>
          <table:table-cell table:style-name="ce16"/>
          <table:table-cell office:value-type="string" table:style-name="ce8">
            <text:p>Charger la liste des livres <text:s/>disponible de cette sous-catégorie Cuisine et Vins</text:p>
          </table:table-cell>
          <table:table-cell table:style-name="ce9"/>
          <table:table-cell table:number-columns-repeated="16376"/>
        </table:table-row>
        <table:table-row table:style-name="ro5">
          <table:table-cell office:value-type="float" office:value="164" table:style-name="ce6">
            <text:p>164</text:p>
          </table:table-cell>
          <table:table-cell table:style-name="ce7"/>
          <table:table-cell office:value-type="string" table:style-name="ce15">
            <text:p>Catégorie <text:s/>Cuisine et Vins</text:p>
          </table:table-cell>
          <table:table-cell office:value-type="string" table:style-name="ce8">
            <text:p>Sélection d’un livre d’un sous catégorie <text:s/>Cuisine et Vins</text:p>
          </table:table-cell>
          <table:table-cell office:value-type="string" table:style-name="ce16">
            <text:p><text:span text:style-name="T2">En tant qu'utilisateur client, je dois pouvoir sélectionner un livre d’un sous-catégorie Cuisine et Vins<text:s/></text:span>afin d’accéder à sa description</text:p>
          </table:table-cell>
          <table:table-cell table:style-name="ce16"/>
          <table:table-cell office:value-type="string" table:style-name="ce8">
            <text:p>Sélectionner le livre de la sous-catégorie Cuisine et Vins</text:p>
          </table:table-cell>
          <table:table-cell table:style-name="ce9"/>
          <table:table-cell table:number-columns-repeated="16376"/>
        </table:table-row>
        <table:table-row table:style-name="ro5">
          <table:table-cell office:value-type="float" office:value="165" table:style-name="ce6">
            <text:p>165</text:p>
          </table:table-cell>
          <table:table-cell table:style-name="ce7"/>
          <table:table-cell office:value-type="string" table:style-name="ce15">
            <text:p>Catégorie <text:s/>Cuisine et Vins</text:p>
          </table:table-cell>
          <table:table-cell office:value-type="string" table:style-name="ce8">
            <text:p>Visualisation de la description d’un livre sélectionné d’un sous catégorie Cuisine et Vins</text:p>
          </table:table-cell>
          <table:table-cell office:value-type="string" table:style-name="ce16">
            <text:p><text:span text:style-name="T2">En tant qu'utilisateur client, je dois pouvoir visualiser le livre sélectionné du sous catégorie Cuisine et Vins<text:s/></text:span>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66" table:style-name="ce6">
            <text:p>166</text:p>
          </table:table-cell>
          <table:table-cell table:style-name="ce7"/>
          <table:table-cell office:value-type="string" table:style-name="ce15">
            <text:p>Catégorie <text:s/>Cuisine et Vins</text:p>
          </table:table-cell>
          <table:table-cell office:value-type="string" table:style-name="ce8">
            <text:p><text:span text:style-name="T2">Recevoir le livre d’un sous catégorie Cuisine et Vins,<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2">
          <table:table-cell office:value-type="float" office:value="167" table:style-name="ce6">
            <text:p>167</text:p>
          </table:table-cell>
          <table:table-cell table:style-name="ce15"/>
          <table:table-cell office:value-type="string" table:style-name="ce15">
            <text:p>Catégorie Littérature sentimentale</text:p>
          </table:table-cell>
          <table:table-cell office:value-type="string" table:style-name="ce16">
            <text:p>Visualisation des <text:s/>différents livres de catégorie Littérature sentimentale</text:p>
          </table:table-cell>
          <table:table-cell office:value-type="string" table:style-name="ce16">
            <text:p><text:span text:style-name="T2">En tant qu'utilisateur client, je dois pouvoir visualiser les différents livre Littérature sentimentale<text:s/></text:span>afin de pouvoir les sélectionner</text:p>
          </table:table-cell>
          <table:table-cell table:style-name="ce16"/>
          <table:table-cell office:value-type="string" table:style-name="ce16">
            <text:p>Afficher les différents livres disponibles de <text:s/>catégorie <text:s/>Littérature sentimentale</text:p>
          </table:table-cell>
          <table:table-cell table:style-name="ce17"/>
          <table:table-cell table:number-columns-repeated="16376"/>
        </table:table-row>
        <table:table-row table:style-name="ro5">
          <table:table-cell office:value-type="float" office:value="168" table:style-name="ce6">
            <text:p>168</text:p>
          </table:table-cell>
          <table:table-cell table:style-name="ce7"/>
          <table:table-cell office:value-type="string" table:style-name="ce15">
            <text:p>Catégorie <text:s/>Littérature sentimentale</text:p>
          </table:table-cell>
          <table:table-cell office:value-type="string" table:style-name="ce8">
            <text:p>Sélection du livre de catégorie <text:s/>Littérature sentimentale</text:p>
          </table:table-cell>
          <table:table-cell office:value-type="string" table:style-name="ce16">
            <text:p><text:span text:style-name="T2">En tant qu'utilisateur client, je dois pouvoir sélectionner un livre de catégorie Littérature sentimentale</text:span><text:s/>afin d’accéder à sa description</text:p>
          </table:table-cell>
          <table:table-cell table:style-name="ce16"/>
          <table:table-cell office:value-type="string" table:style-name="ce8">
            <text:p>Sélectionner le livre de catégorie Littérature sentimentale</text:p>
          </table:table-cell>
          <table:table-cell table:style-name="ce9"/>
          <table:table-cell table:number-columns-repeated="16376"/>
        </table:table-row>
        <table:table-row table:style-name="ro5">
          <table:table-cell office:value-type="float" office:value="169" table:style-name="ce6">
            <text:p>169</text:p>
          </table:table-cell>
          <table:table-cell table:style-name="ce7"/>
          <table:table-cell office:value-type="string" table:style-name="ce15">
            <text:p>Catégorie <text:s/>Littérature sentimentale</text:p>
          </table:table-cell>
          <table:table-cell office:value-type="string" table:style-name="ce8">
            <text:p>Visualisation de la description du livre sélectionné de catégorie Littérature sentimentale</text:p>
          </table:table-cell>
          <table:table-cell office:value-type="string" table:style-name="ce16">
            <text:p><text:span text:style-name="T2">En tant qu'utilisateur client, je dois pouvoir visualiser le livre sélectionné de catégorie Littérature sentimentale<text:s/></text:span>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70" table:style-name="ce6">
            <text:p>170</text:p>
          </table:table-cell>
          <table:table-cell table:style-name="ce7"/>
          <table:table-cell office:value-type="string" table:style-name="ce15">
            <text:p>Catégorie <text:s/>Littérature sentimentale</text:p>
          </table:table-cell>
          <table:table-cell office:value-type="string" table:style-name="ce8">
            <text:p><text:span text:style-name="T2">Recevoir le livre de catégorie Littérature sentimentale</text:span><text:s/>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5">
          <table:table-cell office:value-type="float" office:value="171" table:style-name="ce6">
            <text:p>171</text:p>
          </table:table-cell>
          <table:table-cell table:style-name="ce7"/>
          <table:table-cell office:value-type="string" table:style-name="ce15">
            <text:p>Catégorie <text:s/>Littérature sentimentale</text:p>
          </table:table-cell>
          <table:table-cell office:value-type="string" table:style-name="ce8">
            <text:p>Visualisation des sous catégories Littérature sentimentale</text:p>
          </table:table-cell>
          <table:table-cell office:value-type="string" table:style-name="ce16">
            <text:p><text:span text:style-name="T2">En tant qu'utilisateur client, je dois pouvoir visualiser les différentes sous catégories Littérature sentimentale<text:s/></text:span>afin de pouvoir les sélectionner</text:p>
          </table:table-cell>
          <table:table-cell table:style-name="ce16"/>
          <table:table-cell office:value-type="string" table:style-name="ce8">
            <text:p>Affiche les différents sous catégorie Littérature sentimentale</text:p>
          </table:table-cell>
          <table:table-cell table:style-name="ce9"/>
          <table:table-cell table:number-columns-repeated="16376"/>
        </table:table-row>
        <table:table-row table:style-name="ro5">
          <table:table-cell office:value-type="float" office:value="172" table:style-name="ce6">
            <text:p>172</text:p>
          </table:table-cell>
          <table:table-cell table:style-name="ce7"/>
          <table:table-cell office:value-type="string" table:style-name="ce15">
            <text:p>Catégorie <text:s/>Littérature sentimentale</text:p>
          </table:table-cell>
          <table:table-cell office:value-type="string" table:style-name="ce8">
            <text:p>Sélection d’un sous catégorie Littérature sentimentale</text:p>
          </table:table-cell>
          <table:table-cell office:value-type="string" table:style-name="ce16">
            <text:p><text:span text:style-name="T2">En tant qu'utilisateur client je dois pouvoir sélectionner un sous catégorie Littérature sentimentale<text:s/></text:span>afin de visualiser les différents livres</text:p>
          </table:table-cell>
          <table:table-cell table:style-name="ce16"/>
          <table:table-cell office:value-type="string" table:style-name="ce8">
            <text:p>Charger la liste des livres <text:s/>disponible de la sous-catégorie Littérature sentimentale</text:p>
          </table:table-cell>
          <table:table-cell table:style-name="ce9"/>
          <table:table-cell table:number-columns-repeated="16376"/>
        </table:table-row>
        <table:table-row table:style-name="ro5">
          <table:table-cell office:value-type="float" office:value="173" table:style-name="ce6">
            <text:p>173</text:p>
          </table:table-cell>
          <table:table-cell table:style-name="ce7"/>
          <table:table-cell office:value-type="string" table:style-name="ce15">
            <text:p>Catégorie Littérature sentimentale</text:p>
          </table:table-cell>
          <table:table-cell office:value-type="string" table:style-name="ce8">
            <text:p>Sélection d’un livre d’un sous catégorie Littérature sentimentale</text:p>
          </table:table-cell>
          <table:table-cell office:value-type="string" table:style-name="ce16">
            <text:p><text:span text:style-name="T2">En tant qu'utilisateur client, je dois pouvoir sélectionner un livre d’un sous-catégorie Littérature sentimentale</text:span><text:s/>afin d’accéder à sa description</text:p>
          </table:table-cell>
          <table:table-cell table:style-name="ce16"/>
          <table:table-cell office:value-type="string" table:style-name="ce8">
            <text:p>Sélectionner le livre de la sous-catégorie Littérature sentimentale</text:p>
          </table:table-cell>
          <table:table-cell table:style-name="ce9"/>
          <table:table-cell table:number-columns-repeated="16376"/>
        </table:table-row>
        <table:table-row table:style-name="ro5">
          <table:table-cell office:value-type="float" office:value="174" table:style-name="ce6">
            <text:p>174</text:p>
          </table:table-cell>
          <table:table-cell table:style-name="ce7"/>
          <table:table-cell office:value-type="string" table:style-name="ce15">
            <text:p>Catégorie <text:s/>Littérature sentimentale</text:p>
          </table:table-cell>
          <table:table-cell office:value-type="string" table:style-name="ce8">
            <text:p>Visualisation de la description d’un livre sélectionné d’un sous catégorie Littérature sentimentale</text:p>
          </table:table-cell>
          <table:table-cell office:value-type="string" table:style-name="ce16">
            <text:p>En tant qu'utilisateur client, je dois pouvoir visualiser le livre sélectionné afin de valider ma commande</text:p>
          </table:table-cell>
          <table:table-cell table:style-name="ce16"/>
          <table:table-cell office:value-type="string" table:style-name="ce8">
            <text:p>Affiche la description du livre et un lien permettant de passer commande par envoie postale</text:p>
          </table:table-cell>
          <table:table-cell table:style-name="ce9"/>
          <table:table-cell table:number-columns-repeated="16376"/>
        </table:table-row>
        <table:table-row table:style-name="ro5">
          <table:table-cell office:value-type="float" office:value="175" table:style-name="ce6">
            <text:p>175</text:p>
          </table:table-cell>
          <table:table-cell table:style-name="ce7"/>
          <table:table-cell office:value-type="string" table:style-name="ce15">
            <text:p>Catégorie <text:s/>Littérature sentimentale</text:p>
          </table:table-cell>
          <table:table-cell office:value-type="string" table:style-name="ce8">
            <text:p><text:span text:style-name="T2">Recevoir le livre d’un sous catégorie Littérature sentimentale,<text:s/></text:span>par envoi postale</text:p>
          </table:table-cell>
          <table:table-cell office:value-type="string" table:style-name="ce16">
            <text:p>En tant qu'utilisateur client, je dois pouvoir remplir <text:s/>les champs afin de <text:s/>recevoir le livre par envoi postale</text:p>
          </table:table-cell>
          <table:table-cell table:style-name="ce16"/>
          <table:table-cell office:value-type="string" table:style-name="ce8">
            <text:p>Tous les champs doivent être remplis correctement, et enregistrés dans la base de données client.</text:p>
          </table:table-cell>
          <table:table-cell table:style-name="ce9"/>
          <table:table-cell table:number-columns-repeated="16376"/>
        </table:table-row>
        <table:table-row table:style-name="ro15">
          <table:table-cell office:value-type="float" office:value="176" table:style-name="ce6">
            <text:p>176</text:p>
          </table:table-cell>
          <table:table-cell table:number-columns-repeated="2" table:style-name="ce19"/>
          <table:table-cell table:number-columns-repeated="4" table:style-name="ce11"/>
          <table:table-cell table:style-name="ce20"/>
          <table:table-cell table:number-columns-repeated="249" table:style-name="ce19"/>
          <table:table-cell table:number-columns-repeated="16127" table:style-name="ce21"/>
        </table:table-row>
        <table:table-row table:style-name="ro16">
          <table:table-cell office:value-type="float" office:value="177" table:style-name="ce6">
            <text:p>177</text:p>
          </table:table-cell>
          <table:table-cell table:style-name="ce7"/>
          <table:table-cell office:value-type="string" table:style-name="ce15">
            <text:p>Accès liste de livre Utilisateur</text:p>
          </table:table-cell>
          <table:table-cell office:value-type="string" table:style-name="ce8">
            <text:p>Liste des Echanges</text:p>
          </table:table-cell>
          <table:table-cell office:value-type="string" table:style-name="ce16">
            <text:p>En tant qu'utilisateur je dois pouvoir accéder à la liste des livres que je propose à l'échange afin d'effectuer des opérations sur ces livres</text:p>
          </table:table-cell>
          <table:table-cell table:style-name="ce16"/>
          <table:table-cell office:value-type="string" table:style-name="ce8">
            <text:p>Visualisation des livres que je propose à l'échange avec plusieurs information sur chaque échange (livre, nb points, date)</text:p>
          </table:table-cell>
          <table:table-cell table:style-name="ce9"/>
          <table:table-cell table:number-columns-repeated="249" table:style-name="ce18"/>
          <table:table-cell table:number-columns-repeated="16127"/>
        </table:table-row>
        <table:table-row table:style-name="ro16">
          <table:table-cell office:value-type="float" office:value="177" table:style-name="ce6">
            <text:p>177</text:p>
          </table:table-cell>
          <table:table-cell table:style-name="ce7"/>
          <table:table-cell office:value-type="string" table:style-name="ce15">
            <text:p>Ajout d’un livre</text:p>
          </table:table-cell>
          <table:table-cell office:value-type="string" table:style-name="ce8">
            <text:p>Ajouter des nouveaux livres dans une catégorie</text:p>
          </table:table-cell>
          <table:table-cell office:value-type="string" table:style-name="ce16">
            <text:p>En tant qu'utilisateur client je dois pouvoir ajouter un livre <text:s/>afin qu’il soit <text:s/>référencé dans l'application</text:p>
          </table:table-cell>
          <table:table-cell table:style-name="ce16"/>
          <table:table-cell office:value-type="string" table:style-name="ce8">
            <text:p>Les informations du livre sont enregistrés dans la base de données. Le livre est ajouté dans sa catégorie. L’état du livre doit être connu par les autres utilisateurs. L’utilisateur reçoit 25 % des points totales.</text:p>
          </table:table-cell>
          <table:table-cell table:style-name="ce9"/>
          <table:table-cell table:number-columns-repeated="249" table:style-name="ce18"/>
          <table:table-cell table:number-columns-repeated="16127"/>
        </table:table-row>
        <table:table-row table:style-name="ro4">
          <table:table-cell office:value-type="float" office:value="178" table:style-name="ce6">
            <text:p>178</text:p>
          </table:table-cell>
          <table:table-cell table:style-name="ce22"/>
          <table:table-cell office:value-type="string" table:style-name="ce15">
            <text:p>Suppression d’un livre</text:p>
          </table:table-cell>
          <table:table-cell office:value-type="string" table:style-name="ce16">
            <text:p>Supprimer un livre dans une catégorie</text:p>
          </table:table-cell>
          <table:table-cell office:value-type="string" table:style-name="ce16">
            <text:p>En tant qu'utilisateur client je dois pouvoir supprimer un livre <text:s/>afin qu’il ne soit plus référencé dans l'application</text:p>
          </table:table-cell>
          <table:table-cell table:style-name="ce16"/>
          <table:table-cell office:value-type="string" table:style-name="ce16">
            <text:p>Les informations du livre sont effacées dans la base de données. Le livre est supprimé dans sa catégorie. L’utilisateur perd <text:s/>30 % reçu lors de l’ajout du livre.</text:p>
          </table:table-cell>
          <table:table-cell table:style-name="ce23"/>
          <table:table-cell table:number-columns-repeated="249" table:style-name="ce18"/>
          <table:table-cell table:number-columns-repeated="16127"/>
        </table:table-row>
        <table:table-row table:style-name="ro17">
          <table:table-cell office:value-type="float" office:value="179" table:style-name="ce6">
            <text:p>179</text:p>
          </table:table-cell>
          <table:table-cell table:style-name="ce22"/>
          <table:table-cell office:value-type="string" table:style-name="ce15">
            <text:p>Modification d’un livre</text:p>
          </table:table-cell>
          <table:table-cell office:value-type="string" table:style-name="ce16">
            <text:p>Modifier un livre dans une catégorie</text:p>
          </table:table-cell>
          <table:table-cell office:value-type="string" table:style-name="ce16">
            <text:p>En tant qu'utilisateur client je dois pouvoir modifier un livre afin qu’il soit mieux référencé dans l'application</text:p>
          </table:table-cell>
          <table:table-cell table:style-name="ce16"/>
          <table:table-cell office:value-type="string" table:style-name="ce16">
            <text:p>Les informations sont modifiées dans la base de données. Les points sont modifiées selon <text:s text:c="2"/>l’état du livre</text:p>
          </table:table-cell>
          <table:table-cell table:style-name="ce23"/>
          <table:table-cell table:number-columns-repeated="249" table:style-name="ce18"/>
          <table:table-cell table:number-columns-repeated="16127"/>
        </table:table-row>
        <table:table-row table:style-name="ro18">
          <table:table-cell table:style-name="ce24"/>
          <table:table-cell table:style-name="ce19"/>
          <table:table-cell table:number-columns-repeated="5" table:style-name="ce11"/>
          <table:table-cell table:style-name="ce20"/>
          <table:table-cell table:number-columns-repeated="249" table:style-name="ce19"/>
          <table:table-cell table:number-columns-repeated="16127" table:style-name="ce21"/>
        </table:table-row>
        <table:table-row table:style-name="ro19">
          <table:table-cell office:value-type="float" office:value="180" table:style-name="ce6">
            <text:p>180</text:p>
          </table:table-cell>
          <table:table-cell table:style-name="ce22"/>
          <table:table-cell office:value-type="string" table:style-name="ce15">
            <text:p><text:span text:style-name="T2">Création d’une C</text:span><text:span text:style-name="T6">ommunauté dynamique</text:span></text:p>
          </table:table-cell>
          <table:table-cell office:value-type="string" table:style-name="ce16">
            <text:p>Mise en place d’un<text:span text:style-name="T7"><text:s/></text:span><text:span text:style-name="T1">réseau social de lecteur</text:span></text:p>
          </table:table-cell>
          <table:table-cell office:value-type="string" table:style-name="ce16">
            <text:p>En tant qu'utilisateur client je dois pouvoir rentrer en contact avec les autres membres <text:s text:c="2"/>afin de discuter, partager mes lectures mes coups de coeurs, ou se rencontrer et échanger des livres</text:p>
          </table:table-cell>
          <table:table-cell table:style-name="ce16"/>
          <table:table-cell office:value-type="string" table:style-name="ce16">
            <text:p>Ajouter des nouvelles personnes dans mon réseau social des lecteurs.</text:p>
          </table:table-cell>
          <table:table-cell table:style-name="ce23"/>
          <table:table-cell table:number-columns-repeated="249" table:style-name="ce18"/>
          <table:table-cell table:number-columns-repeated="16127"/>
        </table:table-row>
        <table:table-row table:style-name="ro19">
          <table:table-cell office:value-type="float" office:value="181" table:style-name="ce6">
            <text:p>181</text:p>
          </table:table-cell>
          <table:table-cell table:style-name="ce22"/>
          <table:table-cell office:value-type="string" table:style-name="ce15">
            <text:p><text:span text:style-name="T2">Création d’une C</text:span><text:span text:style-name="T6">ommunauté dynamique</text:span></text:p>
          </table:table-cell>
          <table:table-cell office:value-type="string" table:style-name="ce16">
            <text:p>Mise en place d’une file d’actualité</text:p>
          </table:table-cell>
          <table:table-cell office:value-type="string" table:style-name="ce16">
            <text:p>En tant qu’utilisateur je dois pouvoir <text:s/>me renseigner sur les lectures que j’ai <text:s/>en commun avec mes contacts, ou encore sur ce qu’ils sont en train de lire et ce qu’ils souhaitent lire, ou les utilisateurs autour de moi.</text:p>
          </table:table-cell>
          <table:table-cell table:style-name="ce16"/>
          <table:table-cell office:value-type="string" table:style-name="ce16">
            <text:p>Afficher les nouvelles personnes qui ont un livre qui m’intéresse, qui lisent ou qui aiment le même livre que moi, ou qui veulent un livre dans ma bibliothèque virtuelle</text:p>
          </table:table-cell>
          <table:table-cell table:style-name="ce23"/>
          <table:table-cell table:number-columns-repeated="249" table:style-name="ce18"/>
          <table:table-cell table:number-columns-repeated="16127"/>
        </table:table-row>
        <table:table-row table:style-name="ro15">
          <table:table-cell table:style-name="ce24"/>
          <table:table-cell table:style-name="ce19"/>
          <table:table-cell table:number-columns-repeated="5" table:style-name="ce11"/>
          <table:table-cell table:style-name="ce20"/>
          <table:table-cell table:number-columns-repeated="249" table:style-name="ce19"/>
          <table:table-cell table:number-columns-repeated="16127" table:style-name="ce21"/>
        </table:table-row>
        <table:table-row table:style-name="ro19">
          <table:table-cell office:value-type="float" office:value="182" table:style-name="ce6">
            <text:p>182</text:p>
          </table:table-cell>
          <table:table-cell table:style-name="ce22"/>
          <table:table-cell office:value-type="string" table:style-name="ce15">
            <text:p>Système d’alerte</text:p>
          </table:table-cell>
          <table:table-cell office:value-type="string" table:style-name="ce25">
            <text:p><text:span text:style-name="T2">Mettre en place un système d’alerte, avec possibilité de géolocaliser notre recherche</text:span></text:p>
          </table:table-cell>
          <table:table-cell office:value-type="string" table:style-name="ce25">
            <text:p><text:span text:style-name="T2">En tant qu’utilisateur je dois pouvoir m’abonner à une alerte afin de recevoir une notification par mail lorsqu ‘un livre que je recherche est mise en ligne, selon le titre, la catégorie du livre, et la ville.</text:span></text:p>
          </table:table-cell>
          <table:table-cell table:style-name="ce16"/>
          <table:table-cell office:value-type="string" table:style-name="ce16">
            <text:p>S’abonner à l’alerte. Recevoir des alertes en fonction de notre recherche.<text:s text:c="2"/></text:p>
          </table:table-cell>
          <table:table-cell table:style-name="ce23"/>
          <table:table-cell table:number-columns-repeated="249" table:style-name="ce18"/>
          <table:table-cell table:number-columns-repeated="16127"/>
        </table:table-row>
        <table:table-row table:style-name="ro4">
          <table:table-cell office:value-type="float" office:value="182" table:style-name="ce6">
            <text:p>182</text:p>
          </table:table-cell>
          <table:table-cell table:style-name="ce22"/>
          <table:table-cell office:value-type="string" table:style-name="ce15">
            <text:p>Système d’alerte</text:p>
          </table:table-cell>
          <table:table-cell office:value-type="string" table:style-name="ce25">
            <text:p>Désabonnement Système d'alerte</text:p>
          </table:table-cell>
          <table:table-cell office:value-type="string" table:style-name="ce46">
            <text:p>En tant qu’utilisateur je dois pouvoir me désabonner <text:s/>d'une alerte afin de ne plus recevoir de notification par mail ( par exemple si le livre à déjà été acquis)</text:p>
          </table:table-cell>
          <table:table-cell table:style-name="ce16"/>
          <table:table-cell office:value-type="string" table:style-name="ce16">
            <text:p>Se désabonner pour ne plus recevoir d'alertes</text:p>
          </table:table-cell>
          <table:table-cell table:style-name="ce23"/>
          <table:table-cell table:number-columns-repeated="249" table:style-name="ce18"/>
          <table:table-cell table:number-columns-repeated="16127"/>
        </table:table-row>
        <table:table-row table:style-name="ro19">
          <table:table-cell office:value-type="float" office:value="183" table:style-name="ce6">
            <text:p>183</text:p>
          </table:table-cell>
          <table:table-cell table:style-name="ce22"/>
          <table:table-cell office:value-type="string" table:style-name="ce15">
            <text:p>Tableau de bord</text:p>
          </table:table-cell>
          <table:table-cell office:value-type="string" table:style-name="ce16">
            <text:p>Ajouter mes lectures en cours et ma wishlist</text:p>
          </table:table-cell>
          <table:table-cell office:value-type="string" table:style-name="ce16">
            <text:p>En tant qu’utilisateur client sur mon tableau de bord personnel je dois pouvoir ajouter mes lectures en cours mais également ma wishlist.(mes souhaits) afin qu’il soit référencé dans l’application</text:p>
          </table:table-cell>
          <table:table-cell table:style-name="ce16"/>
          <table:table-cell office:value-type="string" table:style-name="ce16">
            <text:p>Afficher mes lectures en cours, et ma wishlist</text:p>
          </table:table-cell>
          <table:table-cell table:style-name="ce23"/>
          <table:table-cell table:number-columns-repeated="249" table:style-name="ce18"/>
          <table:table-cell table:number-columns-repeated="16127"/>
        </table:table-row>
        <table:table-row table:style-name="ro19">
          <table:table-cell office:value-type="float" office:value="184" table:style-name="ce6">
            <text:p>184</text:p>
          </table:table-cell>
          <table:table-cell table:style-name="ce22"/>
          <table:table-cell office:value-type="string" table:style-name="ce15">
            <text:p>Tableau de bord</text:p>
          </table:table-cell>
          <table:table-cell office:value-type="string" table:style-name="ce16">
            <text:p>Visualiser les livres de mes amis, de mes lectures précédentes, <text:s/>de ma wishlist, et de ma bibliothèque</text:p>
          </table:table-cell>
          <table:table-cell office:value-type="string" table:style-name="ce16">
            <text:p><text:span text:style-name="T2">En tant qu’utilisateur client je dois pouvoir visualiser des<text:s/></text:span>livres en fonction de mes dernières lectures et de celles de mes amis, mais aussi selon les contenus de ma wishlist et de ma bibliothèque afin de les sélectionner</text:p>
          </table:table-cell>
          <table:table-cell table:style-name="ce16"/>
          <table:table-cell office:value-type="string" table:style-name="ce16">
            <text:p>Visualiser les livres, Accéder à sa description, <text:s/>avec possibilité de commander (sauf les livres de ma bibliothèque)</text:p>
          </table:table-cell>
          <table:table-cell table:style-name="ce23"/>
          <table:table-cell table:number-columns-repeated="249" table:style-name="ce18"/>
          <table:table-cell table:number-columns-repeated="16127"/>
        </table:table-row>
        <table:table-row table:style-name="ro15">
          <table:table-cell office:value-type="float" office:value="185" table:style-name="ce6">
            <text:p>185</text:p>
          </table:table-cell>
          <table:table-cell table:style-name="ce22"/>
          <table:table-cell office:value-type="string" table:style-name="ce22">
            <text:p>Tableau de bord</text:p>
          </table:table-cell>
          <table:table-cell office:value-type="string" table:style-name="ce16">
            <text:p>Visualiser la liste de mes commandes</text:p>
          </table:table-cell>
          <table:table-cell table:number-columns-repeated="3" table:style-name="ce16"/>
          <table:table-cell table:style-name="ce23"/>
          <table:table-cell table:number-columns-repeated="249" table:style-name="ce18"/>
          <table:table-cell table:number-columns-repeated="16127"/>
        </table:table-row>
        <table:table-row table:style-name="ro15">
          <table:table-cell office:value-type="float" office:value="186" table:style-name="ce6">
            <text:p>186</text:p>
          </table:table-cell>
          <table:table-cell table:style-name="ce22"/>
          <table:table-cell office:value-type="string" table:style-name="ce22">
            <text:p>Tableau de bord</text:p>
          </table:table-cell>
          <table:table-cell office:value-type="string" table:style-name="ce16">
            <text:p>Visualiser les livres cédés</text:p>
          </table:table-cell>
          <table:table-cell table:number-columns-repeated="3" table:style-name="ce16"/>
          <table:table-cell table:style-name="ce23"/>
          <table:table-cell table:number-columns-repeated="249" table:style-name="ce18"/>
          <table:table-cell table:number-columns-repeated="16127"/>
        </table:table-row>
        <table:table-row table:style-name="ro15">
          <table:table-cell office:value-type="float" office:value="187" table:style-name="ce6">
            <text:p>187</text:p>
          </table:table-cell>
          <table:table-cell table:number-columns-repeated="2" table:style-name="ce22"/>
          <table:table-cell table:number-columns-repeated="4" table:style-name="ce16"/>
          <table:table-cell table:style-name="ce23"/>
          <table:table-cell table:number-columns-repeated="249" table:style-name="ce18"/>
          <table:table-cell table:number-columns-repeated="16127"/>
        </table:table-row>
        <table:table-row table:style-name="ro15">
          <table:table-cell office:value-type="float" office:value="188" table:style-name="ce6">
            <text:p>188</text:p>
          </table:table-cell>
          <table:table-cell table:number-columns-repeated="2" table:style-name="ce22"/>
          <table:table-cell table:number-columns-repeated="4" table:style-name="ce16"/>
          <table:table-cell table:style-name="ce23"/>
          <table:table-cell table:number-columns-repeated="249" table:style-name="ce18"/>
          <table:table-cell table:number-columns-repeated="16127"/>
        </table:table-row>
        <table:table-row table:style-name="ro15">
          <table:table-cell office:value-type="float" office:value="189" table:style-name="ce6">
            <text:p>189</text:p>
          </table:table-cell>
          <table:table-cell table:number-columns-repeated="2" table:style-name="ce22"/>
          <table:table-cell table:number-columns-repeated="4" table:style-name="ce16"/>
          <table:table-cell table:style-name="ce23"/>
          <table:table-cell table:number-columns-repeated="249" table:style-name="ce18"/>
          <table:table-cell table:number-columns-repeated="16127"/>
        </table:table-row>
        <table:table-row table:style-name="ro15">
          <table:table-cell office:value-type="float" office:value="190" table:style-name="ce6">
            <text:p>190</text:p>
          </table:table-cell>
          <table:table-cell table:number-columns-repeated="2" table:style-name="ce22"/>
          <table:table-cell table:number-columns-repeated="4" table:style-name="ce16"/>
          <table:table-cell table:style-name="ce23"/>
          <table:table-cell table:number-columns-repeated="249" table:style-name="ce18"/>
          <table:table-cell table:number-columns-repeated="16127"/>
        </table:table-row>
        <table:table-row table:style-name="ro3">
          <table:table-cell office:value-type="float" office:value="191" table:style-name="ce6">
            <text:p>191</text:p>
          </table:table-cell>
          <table:table-cell table:number-columns-repeated="2" table:style-name="ce22"/>
          <table:table-cell office:value-type="string" table:style-name="ce16">
            <text:p>Formulaire de contact</text:p>
          </table:table-cell>
          <table:table-cell office:value-type="string" table:style-name="ce16">
            <text:p>En tant qu’utilisateur client je dois pouvoir rentrer en contact avec les administrateurs du site</text:p>
          </table:table-cell>
          <table:table-cell table:style-name="ce16"/>
          <table:table-cell office:value-type="string" table:style-name="ce16">
            <text:p>Tous les champs doivent être remplis correctement</text:p>
          </table:table-cell>
          <table:table-cell table:style-name="ce23"/>
          <table:table-cell table:number-columns-repeated="249" table:style-name="ce18"/>
          <table:table-cell table:number-columns-repeated="16127"/>
        </table:table-row>
        <table:table-row table:style-name="ro3">
          <table:table-cell office:value-type="float" office:value="192" table:style-name="ce6">
            <text:p>192</text:p>
          </table:table-cell>
          <table:table-cell table:number-columns-repeated="2" table:style-name="ce22"/>
          <table:table-cell office:value-type="string" table:style-name="ce16">
            <text:p>Captcha</text:p>
          </table:table-cell>
          <table:table-cell office:value-type="string" table:style-name="ce16">
            <text:p>En tant qu’utilisateur je dois pouvoir prouver que je ne suis pas une machine</text:p>
          </table:table-cell>
          <table:table-cell table:style-name="ce16"/>
          <table:table-cell office:value-type="string" table:style-name="ce16">
            <text:p>Le captcha et l’input doivent être identiques</text:p>
          </table:table-cell>
          <table:table-cell table:style-name="ce23"/>
          <table:table-cell table:number-columns-repeated="249" table:style-name="ce18"/>
          <table:table-cell table:number-columns-repeated="16127"/>
        </table:table-row>
        <table:table-row table:style-name="ro15">
          <table:table-cell office:value-type="float" office:value="193" table:style-name="ce6">
            <text:p>193</text:p>
          </table:table-cell>
          <table:table-cell table:number-columns-repeated="2" table:style-name="ce22"/>
          <table:table-cell table:number-columns-repeated="4" table:style-name="ce16"/>
          <table:table-cell table:style-name="ce23"/>
          <table:table-cell table:number-columns-repeated="249" table:style-name="ce18"/>
          <table:table-cell table:number-columns-repeated="16127"/>
        </table:table-row>
        <table:table-row table:style-name="ro15">
          <table:table-cell office:value-type="float" office:value="194" table:style-name="ce6">
            <text:p>194</text:p>
          </table:table-cell>
          <table:table-cell table:number-columns-repeated="2" table:style-name="ce22"/>
          <table:table-cell table:number-columns-repeated="4" table:style-name="ce16"/>
          <table:table-cell table:style-name="ce23"/>
          <table:table-cell table:number-columns-repeated="249" table:style-name="ce18"/>
          <table:table-cell table:number-columns-repeated="16127"/>
        </table:table-row>
        <table:table-row table:style-name="ro4">
          <table:table-cell office:value-type="float" office:value="195" table:style-name="ce6">
            <text:p>195</text:p>
          </table:table-cell>
          <table:table-cell table:style-name="ce22"/>
          <table:table-cell office:value-type="string" table:style-name="ce22">
            <text:p>Tableau de bord</text:p>
          </table:table-cell>
          <table:table-cell office:value-type="string" table:style-name="ce16">
            <text:p>Historique</text:p>
          </table:table-cell>
          <table:table-cell office:value-type="string" table:style-name="ce16">
            <text:p>En tant qu'utilisateur je dois pouvoir accéder à la liste des échanges que j'ai effectué afin de me rernseigner sur mes précédent échanges</text:p>
          </table:table-cell>
          <table:table-cell table:style-name="ce16"/>
          <table:table-cell office:value-type="string" table:style-name="ce16">
            <text:p>Visualisation de la liste des livres que j'ai échangé avec plusieurs information sur chaque échange (livre, nb points, date)</text:p>
          </table:table-cell>
          <table:table-cell table:style-name="ce23"/>
          <table:table-cell table:number-columns-repeated="249" table:style-name="ce18"/>
          <table:table-cell table:number-columns-repeated="16127"/>
        </table:table-row>
        <table:table-row table:style-name="ro15">
          <table:table-cell table:style-name="ce24"/>
          <table:table-cell table:style-name="ce19"/>
          <table:table-cell table:number-columns-repeated="5" table:style-name="ce11"/>
          <table:table-cell table:style-name="ce20"/>
          <table:table-cell table:number-columns-repeated="249" table:style-name="ce19"/>
          <table:table-cell table:number-columns-repeated="16127" table:style-name="ce21"/>
        </table:table-row>
        <table:table-row table:style-name="ro19">
          <table:table-cell table:style-name="ce6"/>
          <table:table-cell table:style-name="ce22"/>
          <table:table-cell office:value-type="string" table:style-name="ce22">
            <text:p>Echange de livre</text:p>
          </table:table-cell>
          <table:table-cell office:value-type="string" table:style-name="ce16">
            <text:p>Transaction geolocalisation</text:p>
          </table:table-cell>
          <table:table-cell office:value-type="string" table:style-name="ce16">
            <text:p>En tant qu'utilisateur je dois pouvoir renseigner si j'accepte les échanges via la poste ou physique sur chacun de mes echanges afin de choisir la méthode d'echange de livre qui me correspond</text:p>
          </table:table-cell>
          <table:table-cell table:number-columns-repeated="2" table:style-name="ce16"/>
          <table:table-cell table:style-name="ce23"/>
          <table:table-cell table:number-columns-repeated="249" table:style-name="ce18"/>
          <table:table-cell table:number-columns-repeated="16127"/>
        </table:table-row>
        <table:table-row table:style-name="ro3">
          <table:table-cell office:value-type="float" office:value="196" table:style-name="ce6">
            <text:p>196</text:p>
          </table:table-cell>
          <table:table-cell table:style-name="ce22"/>
          <table:table-cell office:value-type="string" table:style-name="ce22">
            <text:p>Echange de livre</text:p>
          </table:table-cell>
          <table:table-cell office:value-type="string" table:style-name="ce16">
            <text:p>Transaction</text:p>
          </table:table-cell>
          <table:table-cell office:value-type="string" table:style-name="ce16">
            <text:p>En tant qu'utilisateur je dois pouvoir répondre à une offre d'échange d'un utilisateur afin d'effectuer l'echange<text:s/></text:p>
          </table:table-cell>
          <table:table-cell table:number-columns-repeated="2" table:style-name="ce16"/>
          <table:table-cell table:style-name="ce23"/>
          <table:table-cell table:number-columns-repeated="249" table:style-name="ce18"/>
          <table:table-cell table:number-columns-repeated="16127"/>
        </table:table-row>
        <table:table-row table:style-name="ro4">
          <table:table-cell office:value-type="float" office:value="197" table:style-name="ce6">
            <text:p>197</text:p>
          </table:table-cell>
          <table:table-cell table:style-name="ce22"/>
          <table:table-cell office:value-type="string" table:style-name="ce22">
            <text:p>Echange de livre</text:p>
          </table:table-cell>
          <table:table-cell office:value-type="string" table:style-name="ce16">
            <text:p>Confirmation Transaction</text:p>
          </table:table-cell>
          <table:table-cell office:value-type="string" table:style-name="ce16">
            <text:p>En tant qu'utilisateur je dois pouvoir confirmer qu'un échange a bien eu lieu afin d'effectuer l'opération sur l'application</text:p>
          </table:table-cell>
          <table:table-cell table:number-columns-repeated="2" table:style-name="ce16"/>
          <table:table-cell table:style-name="ce23"/>
          <table:table-cell table:number-columns-repeated="249" table:style-name="ce18"/>
          <table:table-cell table:number-columns-repeated="16127"/>
        </table:table-row>
        <table:table-row table:style-name="ro3">
          <table:table-cell office:value-type="float" office:value="198" table:style-name="ce6">
            <text:p>198</text:p>
          </table:table-cell>
          <table:table-cell table:style-name="ce22"/>
          <table:table-cell office:value-type="string" table:style-name="ce22">
            <text:p>Echange de livre</text:p>
          </table:table-cell>
          <table:table-cell office:value-type="string" table:style-name="ce16">
            <text:p>Refus Transaction</text:p>
          </table:table-cell>
          <table:table-cell office:value-type="string" table:style-name="ce16">
            <text:p>En tant qu'utilisateur je dois pouvoir renié un échange afin d'annuler la transaction si l'échange s'est mal déroulé</text:p>
          </table:table-cell>
          <table:table-cell table:number-columns-repeated="2" table:style-name="ce16"/>
          <table:table-cell table:style-name="ce23"/>
          <table:table-cell table:number-columns-repeated="249" table:style-name="ce18"/>
          <table:table-cell table:number-columns-repeated="16127"/>
        </table:table-row>
        <table:table-row table:style-name="ro3">
          <table:table-cell office:value-type="float" office:value="198" table:style-name="ce6">
            <text:p>198</text:p>
          </table:table-cell>
          <table:table-cell table:style-name="ce22"/>
          <table:table-cell office:value-type="string" table:style-name="ce22">
            <text:p>Echange de livre</text:p>
          </table:table-cell>
          <table:table-cell office:value-type="string" table:style-name="ce16">
            <text:p>Formulaire Problème</text:p>
          </table:table-cell>
          <table:table-cell office:value-type="string" table:style-name="ce16">
            <text:p>En tant qu'utilisateur je dois pouvoir indiquer un problème lors d'un échange afin d'être rembourser/autre</text:p>
          </table:table-cell>
          <table:table-cell table:number-columns-repeated="2" table:style-name="ce16"/>
          <table:table-cell table:style-name="ce23"/>
          <table:table-cell table:number-columns-repeated="249" table:style-name="ce18"/>
          <table:table-cell table:number-columns-repeated="16127"/>
        </table:table-row>
        <table:table-row table:style-name="ro19">
          <table:table-cell office:value-type="float" office:value="198" table:style-name="ce6">
            <text:p>198</text:p>
          </table:table-cell>
          <table:table-cell table:style-name="ce22"/>
          <table:table-cell office:value-type="string" table:style-name="ce22">
            <text:p>Echange de livre</text:p>
          </table:table-cell>
          <table:table-cell office:value-type="string" table:style-name="ce16">
            <text:p>Formulaire Echange Longue distance Poste</text:p>
          </table:table-cell>
          <table:table-cell office:value-type="string" table:style-name="ce16">
            <text:p>En tant qu'utilisateur je dois pouvoir avoir accès au poids du livre ou directement au timbre postale ainsi qu'a l'adresse de la personne à qui j'échange afin d'envoyer le livre par la poste</text:p>
          </table:table-cell>
          <table:table-cell table:number-columns-repeated="2" table:style-name="ce16"/>
          <table:table-cell table:style-name="ce23"/>
          <table:table-cell table:number-columns-repeated="249" table:style-name="ce18"/>
          <table:table-cell table:number-columns-repeated="16127"/>
        </table:table-row>
        <table:table-row table:style-name="ro15">
          <table:table-cell table:style-name="ce24"/>
          <table:table-cell table:style-name="ce19"/>
          <table:table-cell table:number-columns-repeated="5" table:style-name="ce11"/>
          <table:table-cell table:style-name="ce20"/>
          <table:table-cell table:number-columns-repeated="249" table:style-name="ce19"/>
          <table:table-cell table:number-columns-repeated="16127" table:style-name="ce21"/>
        </table:table-row>
        <table:table-row table:style-name="ro4">
          <table:table-cell office:value-type="float" office:value="199" table:style-name="ce6">
            <text:p>199</text:p>
          </table:table-cell>
          <table:table-cell table:style-name="ce22"/>
          <table:table-cell office:value-type="string" table:style-name="ce22">
            <text:p>Recherche Avancée</text:p>
          </table:table-cell>
          <table:table-cell office:value-type="string" table:style-name="ce16">
            <text:p>barre recherche</text:p>
          </table:table-cell>
          <table:table-cell office:value-type="string" table:style-name="ce16">
            <text:p>En tant qu'utilisateur je dois pouvoir rechercher un livre dans la base afin de proposer un échange ou de se renseigner</text:p>
          </table:table-cell>
          <table:table-cell table:style-name="ce16"/>
          <table:table-cell office:value-type="string" table:style-name="ce16">
            <text:p>Visualisation des livres proposés à l'échange en fonction des mots clé recherchés avec plusieurs information sur chaque proposition d'échange (livre, nb points, date)</text:p>
          </table:table-cell>
          <table:table-cell table:number-columns-repeated="16377"/>
        </table:table-row>
        <table:table-row table:style-name="ro19">
          <table:table-cell office:value-type="float" office:value="200" table:style-name="ce6">
            <text:p>200</text:p>
          </table:table-cell>
          <table:table-cell table:style-name="ce22"/>
          <table:table-cell office:value-type="string" table:style-name="ce22">
            <text:p>Recherche Avancée</text:p>
          </table:table-cell>
          <table:table-cell office:value-type="string" table:style-name="ce16">
            <text:p>Filtrage points</text:p>
          </table:table-cell>
          <table:table-cell office:value-type="string" table:style-name="ce16">
            <text:p>En tant qu'utilisateur je dois pouvoir filtrer les livres/échanges proposés en fonction de leur valeur en nombre de points afin d'obtenir une liste d'échange cohérente avec la recherche utilisateur</text:p>
          </table:table-cell>
          <table:table-cell table:style-name="ce16"/>
          <table:table-cell office:value-type="string" table:style-name="ce16">
            <text:p>Visualisation des livres proposés à l'échange en fonction du min/max points avec plusieurs information sur chaque proposition d'échange (livre, nb points, date)</text:p>
          </table:table-cell>
          <table:table-cell table:number-columns-repeated="16377"/>
        </table:table-row>
        <table:table-row table:style-name="ro19">
          <table:table-cell office:value-type="float" office:value="201" table:style-name="ce6">
            <text:p>201</text:p>
          </table:table-cell>
          <table:table-cell table:style-name="ce22"/>
          <table:table-cell office:value-type="string" table:style-name="ce22">
            <text:p>Recherche Avancée</text:p>
          </table:table-cell>
          <table:table-cell office:value-type="string" table:style-name="ce16">
            <text:p>Filtrage Année</text:p>
          </table:table-cell>
          <table:table-cell office:value-type="string" table:style-name="ce16">
            <text:p>En tant qu'utilisateur je dois pouvoir filtrer les livres/échanges proposés en fonction de leur année de publication afin d'obtenir une liste d'échange cohérente avec la recherche utilisateur</text:p>
          </table:table-cell>
          <table:table-cell table:style-name="ce16"/>
          <table:table-cell office:value-type="string" table:style-name="ce16">
            <text:p>Visualisation des livres proposés à l'échange en fonction du min/max année publication avec plusieurs information sur chaque proposition d'échange (livre, nb points, date)</text:p>
          </table:table-cell>
          <table:table-cell table:number-columns-repeated="16377"/>
        </table:table-row>
        <table:table-row table:style-name="ro19">
          <table:table-cell office:value-type="float" office:value="202" table:style-name="ce6">
            <text:p>202</text:p>
          </table:table-cell>
          <table:table-cell table:style-name="ce22"/>
          <table:table-cell office:value-type="string" table:style-name="ce22">
            <text:p>Recherche Avancée</text:p>
          </table:table-cell>
          <table:table-cell office:value-type="string" table:style-name="ce16">
            <text:p>Filtrage Etat Livre</text:p>
          </table:table-cell>
          <table:table-cell office:value-type="string" table:style-name="ce16">
            <text:p>En tant qu'utilisateur je dois pouvoir filtrer les livres/échanges proposés en fonction de leur état afin d'obtenir une liste d'échange cohérente avec la recherche utilisateur</text:p>
          </table:table-cell>
          <table:table-cell table:style-name="ce16"/>
          <table:table-cell office:value-type="string" table:style-name="ce16">
            <text:p>Visualisation des livres proposés à l'échange en fonction de l'état souhaité recherchés avec plusieurs information sur chaque proposition d'échange (livre, nb points, date)</text:p>
          </table:table-cell>
          <table:table-cell table:number-columns-repeated="16377"/>
        </table:table-row>
        <table:table-row table:style-name="ro19">
          <table:table-cell office:value-type="float" office:value="202" table:style-name="ce6">
            <text:p>202</text:p>
          </table:table-cell>
          <table:table-cell table:style-name="ce22"/>
          <table:table-cell office:value-type="string" table:style-name="ce22">
            <text:p>Recherche Avancée</text:p>
          </table:table-cell>
          <table:table-cell office:value-type="string" table:style-name="ce16">
            <text:p>Filtrage Géolocalisation</text:p>
          </table:table-cell>
          <table:table-cell office:value-type="string" table:style-name="ce16">
            <text:p>En tant qu'utilisateur je dois pouvoir filtrer les livres/échanges proposés en fonction de ma géolocalisation et un rayonnage afin d'obtenir une liste d'échange cohérente avec la recherche utilisateur</text:p>
          </table:table-cell>
          <table:table-cell table:style-name="ce16"/>
          <table:table-cell office:value-type="string" table:style-name="ce16">
            <text:p>Visualisation des livres proposés à l'échange en fonction de ma géolocalisation avec plusieurs information sur chaque proposition d'échange (livre, nb points, date)</text:p>
          </table:table-cell>
          <table:table-cell table:number-columns-repeated="16377"/>
        </table:table-row>
        <table:table-row table:style-name="ro15">
          <table:table-cell office:value-type="float" office:value="204" table:style-name="ce6">
            <text:p>204</text:p>
          </table:table-cell>
          <table:table-cell table:number-columns-repeated="2" table:style-name="ce22"/>
          <table:table-cell table:number-columns-repeated="4" table:style-name="ce16"/>
          <table:table-cell table:number-columns-repeated="16377"/>
        </table:table-row>
        <table:table-row table:style-name="ro15">
          <table:table-cell office:value-type="float" office:value="205" table:style-name="ce6">
            <text:p>205</text:p>
          </table:table-cell>
          <table:table-cell table:number-columns-repeated="2" table:style-name="ce22"/>
          <table:table-cell table:number-columns-repeated="4" table:style-name="ce16"/>
          <table:table-cell table:number-columns-repeated="16377"/>
        </table:table-row>
        <table:table-row table:style-name="ro15">
          <table:table-cell office:value-type="float" office:value="206" table:style-name="ce6">
            <text:p>206</text:p>
          </table:table-cell>
          <table:table-cell table:number-columns-repeated="2" table:style-name="ce22"/>
          <table:table-cell table:number-columns-repeated="4" table:style-name="ce16"/>
          <table:table-cell table:number-columns-repeated="16377"/>
        </table:table-row>
        <table:table-row table:style-name="ro15">
          <table:table-cell office:value-type="float" office:value="207" table:style-name="ce6">
            <text:p>207</text:p>
          </table:table-cell>
          <table:table-cell table:number-columns-repeated="2" table:style-name="ce22"/>
          <table:table-cell table:number-columns-repeated="4" table:style-name="ce16"/>
          <table:table-cell table:number-columns-repeated="16377"/>
        </table:table-row>
        <table:table-row table:style-name="ro15">
          <table:table-cell office:value-type="float" office:value="208" table:style-name="ce6">
            <text:p>208</text:p>
          </table:table-cell>
          <table:table-cell table:number-columns-repeated="2" table:style-name="ce22"/>
          <table:table-cell table:number-columns-repeated="4" table:style-name="ce16"/>
          <table:table-cell table:number-columns-repeated="16377"/>
        </table:table-row>
        <table:table-row table:style-name="ro15">
          <table:table-cell office:value-type="float" office:value="209" table:style-name="ce6">
            <text:p>209</text:p>
          </table:table-cell>
          <table:table-cell table:number-columns-repeated="2" table:style-name="ce22"/>
          <table:table-cell table:number-columns-repeated="4" table:style-name="ce16"/>
          <table:table-cell table:number-columns-repeated="16377"/>
        </table:table-row>
        <table:table-row table:style-name="ro15">
          <table:table-cell office:value-type="float" office:value="210" table:style-name="ce6">
            <text:p>210</text:p>
          </table:table-cell>
          <table:table-cell table:number-columns-repeated="2" table:style-name="ce22"/>
          <table:table-cell table:number-columns-repeated="4" table:style-name="ce16"/>
          <table:table-cell table:number-columns-repeated="16377"/>
        </table:table-row>
        <table:table-row table:style-name="ro15">
          <table:table-cell office:value-type="float" office:value="211" table:style-name="ce6">
            <text:p>211</text:p>
          </table:table-cell>
          <table:table-cell table:number-columns-repeated="2" table:style-name="ce22"/>
          <table:table-cell table:number-columns-repeated="4" table:style-name="ce16"/>
          <table:table-cell table:number-columns-repeated="16377"/>
        </table:table-row>
        <table:table-row table:style-name="ro15">
          <table:table-cell office:value-type="float" office:value="212" table:style-name="ce6">
            <text:p>212</text:p>
          </table:table-cell>
          <table:table-cell table:number-columns-repeated="2" table:style-name="ce22"/>
          <table:table-cell table:number-columns-repeated="4" table:style-name="ce16"/>
          <table:table-cell table:number-columns-repeated="16377"/>
        </table:table-row>
        <table:table-row table:style-name="ro15">
          <table:table-cell office:value-type="float" office:value="213" table:style-name="ce6">
            <text:p>213</text:p>
          </table:table-cell>
          <table:table-cell table:number-columns-repeated="2" table:style-name="ce22"/>
          <table:table-cell table:number-columns-repeated="4" table:style-name="ce16"/>
          <table:table-cell table:number-columns-repeated="16377"/>
        </table:table-row>
        <table:table-row table:style-name="ro15">
          <table:table-cell office:value-type="float" office:value="214" table:style-name="ce6">
            <text:p>214</text:p>
          </table:table-cell>
          <table:table-cell table:number-columns-repeated="2" table:style-name="ce22"/>
          <table:table-cell table:number-columns-repeated="4" table:style-name="ce16"/>
          <table:table-cell table:number-columns-repeated="16377"/>
        </table:table-row>
        <table:table-row table:style-name="ro15">
          <table:table-cell office:value-type="float" office:value="215" table:style-name="ce6">
            <text:p>215</text:p>
          </table:table-cell>
          <table:table-cell table:number-columns-repeated="16383"/>
        </table:table-row>
        <table:table-row table:style-name="ro15">
          <table:table-cell office:value-type="float" office:value="216" table:style-name="ce6">
            <text:p>216</text:p>
          </table:table-cell>
          <table:table-cell table:number-columns-repeated="16383"/>
        </table:table-row>
        <table:table-row table:style-name="ro15">
          <table:table-cell office:value-type="float" office:value="217" table:style-name="ce6">
            <text:p>217</text:p>
          </table:table-cell>
          <table:table-cell table:number-columns-repeated="16383"/>
        </table:table-row>
        <table:table-row table:style-name="ro15">
          <table:table-cell office:value-type="float" office:value="218" table:style-name="ce6">
            <text:p>218</text:p>
          </table:table-cell>
          <table:table-cell table:number-columns-repeated="16383"/>
        </table:table-row>
        <table:table-row table:style-name="ro15">
          <table:table-cell office:value-type="float" office:value="219" table:style-name="ce6">
            <text:p>219</text:p>
          </table:table-cell>
          <table:table-cell table:number-columns-repeated="16383"/>
        </table:table-row>
        <table:table-row table:style-name="ro15">
          <table:table-cell office:value-type="float" office:value="220" table:style-name="ce6">
            <text:p>220</text:p>
          </table:table-cell>
          <table:table-cell table:number-columns-repeated="16383"/>
        </table:table-row>
        <table:table-row table:style-name="ro15">
          <table:table-cell office:value-type="float" office:value="221" table:style-name="ce6">
            <text:p>221</text:p>
          </table:table-cell>
          <table:table-cell table:number-columns-repeated="16383"/>
        </table:table-row>
        <table:table-row table:style-name="ro15">
          <table:table-cell office:value-type="float" office:value="222" table:style-name="ce6">
            <text:p>222</text:p>
          </table:table-cell>
          <table:table-cell table:number-columns-repeated="16383"/>
        </table:table-row>
        <table:table-row table:style-name="ro15">
          <table:table-cell office:value-type="float" office:value="223" table:style-name="ce6">
            <text:p>223</text:p>
          </table:table-cell>
          <table:table-cell table:number-columns-repeated="16383"/>
        </table:table-row>
        <table:table-row table:style-name="ro15">
          <table:table-cell office:value-type="float" office:value="224" table:style-name="ce6">
            <text:p>224</text:p>
          </table:table-cell>
          <table:table-cell table:number-columns-repeated="16383"/>
        </table:table-row>
        <table:table-row table:style-name="ro15">
          <table:table-cell office:value-type="float" office:value="225" table:style-name="ce6">
            <text:p>225</text:p>
          </table:table-cell>
          <table:table-cell table:number-columns-repeated="16383"/>
        </table:table-row>
        <table:table-row table:style-name="ro15">
          <table:table-cell office:value-type="float" office:value="226" table:style-name="ce6">
            <text:p>226</text:p>
          </table:table-cell>
          <table:table-cell table:number-columns-repeated="16383"/>
        </table:table-row>
        <table:table-row table:style-name="ro15">
          <table:table-cell office:value-type="float" office:value="227" table:style-name="ce6">
            <text:p>227</text:p>
          </table:table-cell>
          <table:table-cell table:number-columns-repeated="16383"/>
        </table:table-row>
        <table:table-row table:style-name="ro15">
          <table:table-cell office:value-type="float" office:value="228" table:style-name="ce6">
            <text:p>228</text:p>
          </table:table-cell>
          <table:table-cell table:number-columns-repeated="16383"/>
        </table:table-row>
        <table:table-row table:style-name="ro15">
          <table:table-cell office:value-type="float" office:value="229" table:style-name="ce6">
            <text:p>229</text:p>
          </table:table-cell>
          <table:table-cell table:number-columns-repeated="16383"/>
        </table:table-row>
        <table:table-row table:style-name="ro15">
          <table:table-cell office:value-type="float" office:value="230" table:style-name="ce6">
            <text:p>230</text:p>
          </table:table-cell>
          <table:table-cell table:number-columns-repeated="16383"/>
        </table:table-row>
        <table:table-row table:style-name="ro15">
          <table:table-cell office:value-type="float" office:value="231" table:style-name="ce6">
            <text:p>231</text:p>
          </table:table-cell>
          <table:table-cell table:number-columns-repeated="16383"/>
        </table:table-row>
        <table:table-row table:style-name="ro15">
          <table:table-cell office:value-type="float" office:value="232" table:style-name="ce6">
            <text:p>232</text:p>
          </table:table-cell>
          <table:table-cell table:number-columns-repeated="16383"/>
        </table:table-row>
        <table:table-row table:style-name="ro15">
          <table:table-cell office:value-type="float" office:value="233" table:style-name="ce6">
            <text:p>233</text:p>
          </table:table-cell>
          <table:table-cell table:number-columns-repeated="16383"/>
        </table:table-row>
        <table:table-row table:style-name="ro15">
          <table:table-cell office:value-type="float" office:value="234" table:style-name="ce6">
            <text:p>234</text:p>
          </table:table-cell>
          <table:table-cell table:number-columns-repeated="16383"/>
        </table:table-row>
        <table:table-row table:style-name="ro15">
          <table:table-cell office:value-type="float" office:value="235" table:style-name="ce6">
            <text:p>235</text:p>
          </table:table-cell>
          <table:table-cell table:number-columns-repeated="16383"/>
        </table:table-row>
        <table:table-row table:style-name="ro15">
          <table:table-cell office:value-type="float" office:value="236" table:style-name="ce6">
            <text:p>236</text:p>
          </table:table-cell>
          <table:table-cell table:number-columns-repeated="16383"/>
        </table:table-row>
        <table:table-row table:style-name="ro15">
          <table:table-cell office:value-type="float" office:value="237" table:style-name="ce6">
            <text:p>237</text:p>
          </table:table-cell>
          <table:table-cell table:number-columns-repeated="16383"/>
        </table:table-row>
        <table:table-row table:style-name="ro15">
          <table:table-cell office:value-type="float" office:value="238" table:style-name="ce6">
            <text:p>238</text:p>
          </table:table-cell>
          <table:table-cell table:number-columns-repeated="16383"/>
        </table:table-row>
        <table:table-row table:style-name="ro15">
          <table:table-cell office:value-type="float" office:value="239" table:style-name="ce6">
            <text:p>239</text:p>
          </table:table-cell>
          <table:table-cell table:number-columns-repeated="16383"/>
        </table:table-row>
        <table:table-row table:style-name="ro15">
          <table:table-cell office:value-type="float" office:value="240" table:style-name="ce6">
            <text:p>240</text:p>
          </table:table-cell>
          <table:table-cell table:number-columns-repeated="16383"/>
        </table:table-row>
        <table:table-row table:style-name="ro15">
          <table:table-cell office:value-type="float" office:value="241" table:style-name="ce6">
            <text:p>241</text:p>
          </table:table-cell>
          <table:table-cell table:number-columns-repeated="16383"/>
        </table:table-row>
        <table:table-row table:style-name="ro15">
          <table:table-cell office:value-type="float" office:value="242" table:style-name="ce6">
            <text:p>242</text:p>
          </table:table-cell>
          <table:table-cell table:number-columns-repeated="16383"/>
        </table:table-row>
        <table:table-row table:style-name="ro15">
          <table:table-cell office:value-type="float" office:value="243" table:style-name="ce6">
            <text:p>243</text:p>
          </table:table-cell>
          <table:table-cell table:number-columns-repeated="16383"/>
        </table:table-row>
        <table:table-row table:style-name="ro15">
          <table:table-cell office:value-type="float" office:value="244" table:style-name="ce6">
            <text:p>244</text:p>
          </table:table-cell>
          <table:table-cell table:number-columns-repeated="16383"/>
        </table:table-row>
        <table:table-row table:style-name="ro15">
          <table:table-cell office:value-type="float" office:value="245" table:style-name="ce6">
            <text:p>245</text:p>
          </table:table-cell>
          <table:table-cell table:number-columns-repeated="16383"/>
        </table:table-row>
        <table:table-row table:style-name="ro15">
          <table:table-cell office:value-type="float" office:value="246" table:style-name="ce6">
            <text:p>246</text:p>
          </table:table-cell>
          <table:table-cell table:number-columns-repeated="16383"/>
        </table:table-row>
        <table:table-row table:style-name="ro15">
          <table:table-cell office:value-type="float" office:value="247" table:style-name="ce6">
            <text:p>247</text:p>
          </table:table-cell>
          <table:table-cell table:number-columns-repeated="16383"/>
        </table:table-row>
        <table:table-row table:style-name="ro15">
          <table:table-cell office:value-type="float" office:value="248" table:style-name="ce6">
            <text:p>248</text:p>
          </table:table-cell>
          <table:table-cell table:number-columns-repeated="16383"/>
        </table:table-row>
        <table:table-row table:style-name="ro15">
          <table:table-cell office:value-type="float" office:value="249" table:style-name="ce6">
            <text:p>249</text:p>
          </table:table-cell>
          <table:table-cell table:number-columns-repeated="16383"/>
        </table:table-row>
        <table:table-row table:style-name="ro15">
          <table:table-cell office:value-type="float" office:value="250" table:style-name="ce6">
            <text:p>250</text:p>
          </table:table-cell>
          <table:table-cell table:number-columns-repeated="16383"/>
        </table:table-row>
        <table:table-row table:style-name="ro15">
          <table:table-cell office:value-type="float" office:value="251" table:style-name="ce6">
            <text:p>251</text:p>
          </table:table-cell>
          <table:table-cell table:number-columns-repeated="16383"/>
        </table:table-row>
        <table:table-row table:style-name="ro15">
          <table:table-cell office:value-type="float" office:value="252" table:style-name="ce6">
            <text:p>252</text:p>
          </table:table-cell>
          <table:table-cell table:number-columns-repeated="16383"/>
        </table:table-row>
        <table:table-row table:style-name="ro15">
          <table:table-cell office:value-type="float" office:value="253" table:style-name="ce6">
            <text:p>253</text:p>
          </table:table-cell>
          <table:table-cell table:number-columns-repeated="16383"/>
        </table:table-row>
        <table:table-row table:style-name="ro15">
          <table:table-cell office:value-type="float" office:value="254" table:style-name="ce6">
            <text:p>254</text:p>
          </table:table-cell>
          <table:table-cell table:number-columns-repeated="16383"/>
        </table:table-row>
        <table:table-row table:style-name="ro15">
          <table:table-cell office:value-type="float" office:value="255" table:style-name="ce6">
            <text:p>255</text:p>
          </table:table-cell>
          <table:table-cell table:number-columns-repeated="16383"/>
        </table:table-row>
        <table:table-row table:style-name="ro15">
          <table:table-cell office:value-type="float" office:value="256" table:style-name="ce6">
            <text:p>256</text:p>
          </table:table-cell>
          <table:table-cell table:number-columns-repeated="16383"/>
        </table:table-row>
        <table:table-row table:style-name="ro15">
          <table:table-cell office:value-type="float" office:value="268" table:style-name="ce6">
            <text:p>268</text:p>
          </table:table-cell>
          <table:table-cell table:number-columns-repeated="16383"/>
        </table:table-row>
        <table:table-row table:style-name="ro15">
          <table:table-cell office:value-type="float" office:value="269" table:style-name="ce6">
            <text:p>269</text:p>
          </table:table-cell>
          <table:table-cell table:number-columns-repeated="16383"/>
        </table:table-row>
        <table:table-row table:style-name="ro15">
          <table:table-cell office:value-type="float" office:value="270" table:style-name="ce6">
            <text:p>270</text:p>
          </table:table-cell>
          <table:table-cell table:number-columns-repeated="16383"/>
        </table:table-row>
        <table:table-row table:style-name="ro15">
          <table:table-cell office:value-type="float" office:value="271" table:style-name="ce6">
            <text:p>271</text:p>
          </table:table-cell>
          <table:table-cell table:number-columns-repeated="16383"/>
        </table:table-row>
        <table:table-row table:style-name="ro15">
          <table:table-cell office:value-type="float" office:value="272" table:style-name="ce6">
            <text:p>272</text:p>
          </table:table-cell>
          <table:table-cell table:number-columns-repeated="16383"/>
        </table:table-row>
        <table:table-row table:style-name="ro15">
          <table:table-cell office:value-type="float" office:value="273" table:style-name="ce6">
            <text:p>273</text:p>
          </table:table-cell>
          <table:table-cell table:number-columns-repeated="16383"/>
        </table:table-row>
        <table:table-row table:style-name="ro15">
          <table:table-cell office:value-type="float" office:value="274" table:style-name="ce6">
            <text:p>274</text:p>
          </table:table-cell>
          <table:table-cell table:number-columns-repeated="16383"/>
        </table:table-row>
        <table:table-row table:number-rows-repeated="2" table:style-name="ro15">
          <table:table-cell table:style-name="ce26"/>
          <table:table-cell table:number-columns-repeated="16383"/>
        </table:table-row>
        <table:table-row table:number-rows-repeated="1048301" table:style-name="ro1">
          <table:table-cell table:number-columns-repeated="16384"/>
        </table:table-row>
        <table:named-expressions>
          <table:named-range table:name="Excel_BuiltIn__FilterDatabase" table:cell-range-address="BACKLOG.$A$1:BACKLOG.$H$23" table:base-cell-address="BACKLOG.$A$1"/>
          <table:named-range table:name="Print_Area" table:cell-range-address="BACKLOG.$A$1:BACKLOG.$H$1048576" table:base-cell-address="BACKLOG.$A$1"/>
        </table:named-expressions>
      </table:table>
      <table:table table:name="MMF" table:style-name="ta3">
        <table:table-column table:style-name="co11" table:default-cell-style-name="ce1"/>
        <table:table-column table:style-name="co12" table:default-cell-style-name="ce1"/>
        <table:table-column table:style-name="co13" table:number-columns-repeated="62" table:default-cell-style-name="ce1"/>
        <table:table-column table:style-name="co14" table:number-columns-repeated="193" table:default-cell-style-name="ce1"/>
        <table:table-column table:style-name="co2" table:number-columns-repeated="16127" table:default-cell-style-name="ce1"/>
        <table:table-row table:style-name="ro1">
          <table:table-cell table:number-columns-repeated="16384"/>
        </table:table-row>
        <table:table-row table:style-name="ro15">
          <table:table-cell table:style-name="ce27"/>
          <table:table-cell table:number-columns-repeated="16383" table:style-name="ce1"/>
        </table:table-row>
        <table:table-row table:style-name="ro15">
          <table:table-cell office:value-type="string" table:style-name="ce28">
            <text:p><text:span text:style-name="T2">Mise en place d’un<text:s/></text:span><text:span text:style-name="T2">réseau social de lecteur</text:span></text:p>
          </table:table-cell>
          <table:table-cell office:value-type="string" table:style-name="ce29">
            <text:p>Création d’un onglet de discussion permettant aux membres d’échanger</text:p>
          </table:table-cell>
          <table:table-cell table:style-name="ce30"/>
          <table:table-cell table:number-columns-repeated="4" table:style-name="ce16"/>
          <table:table-cell table:style-name="ce31"/>
          <table:table-cell table:number-columns-repeated="249" table:style-name="ce18"/>
          <table:table-cell table:number-columns-repeated="16127"/>
        </table:table-row>
        <table:table-row table:number-rows-repeated="1048573" table:style-name="ro1">
          <table:table-cell table:number-columns-repeated="16384"/>
        </table:table-row>
      </table:table>
      <table:table table:name="Classe" table:style-name="ta3">
        <table:table-column table:style-name="co15" table:default-cell-style-name="ce1"/>
        <table:table-column table:style-name="co16" table:default-cell-style-name="ce1"/>
        <table:table-column table:style-name="co17" table:default-cell-style-name="ce1"/>
        <table:table-column table:style-name="co13" table:number-columns-repeated="61" table:default-cell-style-name="ce1"/>
        <table:table-column table:style-name="co2" table:number-columns-repeated="16320" table:default-cell-style-name="ce1"/>
        <table:table-row table:style-name="ro15">
          <table:table-cell office:value-type="string" table:style-name="ce1">
            <text:p>Classe mère</text:p>
          </table:table-cell>
          <table:table-cell office:value-type="string" table:style-name="ce1">
            <text:p>classe fille1</text:p>
          </table:table-cell>
          <table:table-cell office:value-type="string" table:style-name="ce1">
            <text:p>Classe fille 2 /Enum</text:p>
          </table:table-cell>
          <table:table-cell table:number-columns-repeated="16381"/>
        </table:table-row>
        <table:table-row table:style-name="ro15">
          <table:table-cell office:value-type="string" table:style-name="ce1">
            <text:p>Utilisateur</text:p>
          </table:table-cell>
          <table:table-cell table:number-columns-repeated="16383" table:style-name="ce1"/>
        </table:table-row>
        <table:table-row table:style-name="ro15">
          <table:table-cell table:style-name="ce1"/>
          <table:table-cell office:value-type="string" table:style-name="ce1">
            <text:p><text:s/>Client</text:p>
          </table:table-cell>
          <table:table-cell table:number-columns-repeated="16382" table:style-name="ce1"/>
        </table:table-row>
        <table:table-row table:style-name="ro15">
          <table:table-cell table:style-name="ce1"/>
          <table:table-cell office:value-type="string" table:style-name="ce1">
            <text:p>Admin</text:p>
          </table:table-cell>
          <table:table-cell table:number-columns-repeated="16382" table:style-name="ce1"/>
        </table:table-row>
        <table:table-row table:style-name="ro15">
          <table:table-cell table:number-columns-repeated="2" table:style-name="ce1"/>
          <table:table-cell office:value-type="string" table:style-name="ce1">
            <text:p>TypeUtilisateur</text:p>
          </table:table-cell>
          <table:table-cell table:number-columns-repeated="16381"/>
        </table:table-row>
        <table:table-row table:style-name="ro1">
          <table:table-cell table:number-columns-repeated="16384"/>
        </table:table-row>
        <table:table-row table:style-name="ro15">
          <table:table-cell office:value-type="string" table:style-name="ce1">
            <text:p>Adresse</text:p>
          </table:table-cell>
          <table:table-cell table:number-columns-repeated="16383" table:style-name="ce1"/>
        </table:table-row>
        <table:table-row table:style-name="ro1">
          <table:table-cell table:number-columns-repeated="16384"/>
        </table:table-row>
        <table:table-row table:style-name="ro15">
          <table:table-cell office:value-type="string" table:style-name="ce1">
            <text:p>Livres/Catégories</text:p>
          </table:table-cell>
          <table:table-cell table:style-name="ce27"/>
          <table:table-cell table:number-columns-repeated="16382" table:style-name="ce1"/>
        </table:table-row>
        <table:table-row table:style-name="ro15">
          <table:table-cell table:style-name="ce1"/>
          <table:table-cell office:value-type="string" table:style-name="ce27">
            <text:p>Actu Politique et Société</text:p>
          </table:table-cell>
          <table:table-cell table:number-columns-repeated="16382" table:style-name="ce1"/>
        </table:table-row>
        <table:table-row table:style-name="ro15">
          <table:table-cell table:number-columns-repeated="2" table:style-name="ce1"/>
          <table:table-cell office:value-type="string" table:style-name="ce1">
            <text:p>Documents d'actualité</text:p>
          </table:table-cell>
          <table:table-cell table:number-columns-repeated="16381"/>
        </table:table-row>
        <table:table-row table:style-name="ro15">
          <table:table-cell table:number-columns-repeated="2" table:style-name="ce1"/>
          <table:table-cell office:value-type="string" table:style-name="ce1">
            <text:p>Grands conflits et géopolitique</text:p>
          </table:table-cell>
          <table:table-cell table:number-columns-repeated="16381"/>
        </table:table-row>
        <table:table-row table:style-name="ro1">
          <table:table-cell table:number-columns-repeated="16384"/>
        </table:table-row>
        <table:table-row table:style-name="ro15">
          <table:table-cell table:style-name="ce1"/>
          <table:table-cell office:value-type="string" table:style-name="ce27">
            <text:p>Jeunesse, BD, Manga</text:p>
          </table:table-cell>
          <table:table-cell table:number-columns-repeated="16382" table:style-name="ce1"/>
        </table:table-row>
        <table:table-row table:style-name="ro15">
          <table:table-cell table:number-columns-repeated="2" table:style-name="ce1"/>
          <table:table-cell office:value-type="string" table:style-name="ce1">
            <text:p>Bandes Dessinées</text:p>
          </table:table-cell>
          <table:table-cell table:number-columns-repeated="16381"/>
        </table:table-row>
        <table:table-row table:style-name="ro15">
          <table:table-cell table:number-columns-repeated="2" table:style-name="ce1"/>
          <table:table-cell office:value-type="string" table:style-name="ce1">
            <text:p>Manga</text:p>
          </table:table-cell>
          <table:table-cell table:number-columns-repeated="16381"/>
        </table:table-row>
        <table:table-row table:style-name="ro15">
          <table:table-cell/>
          <table:table-cell table:style-name="ce1"/>
          <table:table-cell office:value-type="string" table:style-name="ce1">
            <text:p>Jeunesse</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Littérature</text:p>
          </table:table-cell>
          <table:table-cell table:number-columns-repeated="16382" table:style-name="ce1"/>
        </table:table-row>
        <table:table-row table:style-name="ro15">
          <table:table-cell/>
          <table:table-cell table:style-name="ce1"/>
          <table:table-cell office:value-type="string" table:style-name="ce1">
            <text:p>Littérature française</text:p>
          </table:table-cell>
          <table:table-cell table:number-columns-repeated="16381"/>
        </table:table-row>
        <table:table-row table:style-name="ro15">
          <table:table-cell/>
          <table:table-cell table:style-name="ce1"/>
          <table:table-cell office:value-type="string" table:style-name="ce1">
            <text:p>Littérature Anglaise</text:p>
          </table:table-cell>
          <table:table-cell table:number-columns-repeated="16381"/>
        </table:table-row>
        <table:table-row table:style-name="ro15">
          <table:table-cell/>
          <table:table-cell table:style-name="ce1"/>
          <table:table-cell office:value-type="string" table:style-name="ce1">
            <text:p>Roman historique</text:p>
          </table:table-cell>
          <table:table-cell table:number-columns-repeated="16381"/>
        </table:table-row>
        <table:table-row table:style-name="ro15">
          <table:table-cell/>
          <table:table-cell table:style-name="ce1"/>
          <table:table-cell office:value-type="string" table:style-name="ce1">
            <text:p>Littérature Américaine</text:p>
          </table:table-cell>
          <table:table-cell table:number-columns-repeated="16381"/>
        </table:table-row>
        <table:table-row table:style-name="ro15">
          <table:table-cell/>
          <table:table-cell table:style-name="ce1"/>
          <table:table-cell office:value-type="string" table:style-name="ce1">
            <text:p>Récit de voyage</text:p>
          </table:table-cell>
          <table:table-cell table:number-columns-repeated="16381"/>
        </table:table-row>
        <table:table-row table:style-name="ro15">
          <table:table-cell/>
          <table:table-cell table:style-name="ce1"/>
          <table:table-cell office:value-type="string" table:style-name="ce1">
            <text:p>Contes et légendes</text:p>
          </table:table-cell>
          <table:table-cell table:number-columns-repeated="16381"/>
        </table:table-row>
        <table:table-row table:style-name="ro15">
          <table:table-cell/>
          <table:table-cell table:style-name="ce1"/>
          <table:table-cell office:value-type="string" table:style-name="ce1">
            <text:p>Poésie</text:p>
          </table:table-cell>
          <table:table-cell table:number-columns-repeated="16381"/>
        </table:table-row>
        <table:table-row table:style-name="ro15">
          <table:table-cell/>
          <table:table-cell table:style-name="ce1"/>
          <table:table-cell office:value-type="string" table:style-name="ce1">
            <text:p>Romans</text:p>
          </table:table-cell>
          <table:table-cell table:number-columns-repeated="16381"/>
        </table:table-row>
        <table:table-row table:style-name="ro15">
          <table:table-cell/>
          <table:table-cell table:style-name="ce1"/>
          <table:table-cell office:value-type="string" table:style-name="ce1">
            <text:p>Nouvelles</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text:s/>Informatique et Internet</text:p>
          </table:table-cell>
          <table:table-cell table:number-columns-repeated="16382" table:style-name="ce1"/>
        </table:table-row>
        <table:table-row table:style-name="ro15">
          <table:table-cell/>
          <table:table-cell table:style-name="ce1"/>
          <table:table-cell office:value-type="string" table:style-name="ce1">
            <text:p>Programmation et langages</text:p>
          </table:table-cell>
          <table:table-cell table:number-columns-repeated="16381"/>
        </table:table-row>
        <table:table-row table:style-name="ro15">
          <table:table-cell/>
          <table:table-cell table:style-name="ce1"/>
          <table:table-cell office:value-type="string" table:style-name="ce1">
            <text:p>Système d’exploitation</text:p>
          </table:table-cell>
          <table:table-cell table:number-columns-repeated="16381"/>
        </table:table-row>
        <table:table-row table:style-name="ro15">
          <table:table-cell/>
          <table:table-cell table:style-name="ce1"/>
          <table:table-cell office:value-type="string" table:style-name="ce1">
            <text:p>Bureautiques et publication</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Policier et Suspense</text:p>
          </table:table-cell>
          <table:table-cell office:value-type="string" table:style-name="ce1">
            <text:p>Polars historiques</text:p>
          </table:table-cell>
          <table:table-cell table:number-columns-repeated="16381"/>
        </table:table-row>
        <table:table-row table:style-name="ro15">
          <table:table-cell/>
          <table:table-cell table:style-name="ce1"/>
          <table:table-cell office:value-type="string" table:style-name="ce1">
            <text:p>Romans policiers</text:p>
          </table:table-cell>
          <table:table-cell table:number-columns-repeated="16381"/>
        </table:table-row>
        <table:table-row table:style-name="ro15">
          <table:table-cell/>
          <table:table-cell table:style-name="ce1"/>
          <table:table-cell office:value-type="string" table:style-name="ce1">
            <text:p>Thrillers</text:p>
          </table:table-cell>
          <table:table-cell table:number-columns-repeated="16381"/>
        </table:table-row>
        <table:table-row table:style-name="ro15">
          <table:table-cell/>
          <table:table-cell table:style-name="ce1"/>
          <table:table-cell office:value-type="string" table:style-name="ce1">
            <text:p>Héros</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text:s/>Livres pour enfants</text:p>
          </table:table-cell>
          <table:table-cell table:number-columns-repeated="16382" table:style-name="ce1"/>
        </table:table-row>
        <table:table-row table:style-name="ro15">
          <table:table-cell/>
          <table:table-cell table:style-name="ce1"/>
          <table:table-cell office:value-type="string" table:style-name="ce1">
            <text:p>Jeux, arts et création</text:p>
          </table:table-cell>
          <table:table-cell table:number-columns-repeated="16381"/>
        </table:table-row>
        <table:table-row table:style-name="ro15">
          <table:table-cell/>
          <table:table-cell table:style-name="ce1"/>
          <table:table-cell office:value-type="string" table:style-name="ce1">
            <text:p>Eveil</text:p>
          </table:table-cell>
          <table:table-cell table:number-columns-repeated="16381"/>
        </table:table-row>
        <table:table-row table:style-name="ro15">
          <table:table-cell/>
          <table:table-cell table:style-name="ce1"/>
          <table:table-cell office:value-type="string" table:style-name="ce1">
            <text:p>Contes et légendes</text:p>
          </table:table-cell>
          <table:table-cell table:number-columns-repeated="16381"/>
        </table:table-row>
        <table:table-row table:style-name="ro15">
          <table:table-cell/>
          <table:table-cell table:style-name="ce1"/>
          <table:table-cell office:value-type="string" table:style-name="ce1">
            <text:p>Savoir et découverte</text:p>
          </table:table-cell>
          <table:table-cell table:number-columns-repeated="16381"/>
        </table:table-row>
        <table:table-row table:style-name="ro15">
          <table:table-cell/>
          <table:table-cell table:style-name="ce1"/>
          <table:table-cell office:value-type="string" table:style-name="ce1">
            <text:p>Histoire</text:p>
          </table:table-cell>
          <table:table-cell table:number-columns-repeated="16381"/>
        </table:table-row>
        <table:table-row table:style-name="ro15">
          <table:table-cell/>
          <table:table-cell table:style-name="ce1"/>
          <table:table-cell office:value-type="string" table:style-name="ce1">
            <text:p>Fiction</text:p>
          </table:table-cell>
          <table:table-cell table:number-columns-repeated="16381"/>
        </table:table-row>
        <table:table-row table:style-name="ro15">
          <table:table-cell/>
          <table:table-cell table:style-name="ce1"/>
          <table:table-cell office:value-type="string" table:style-name="ce1">
            <text:p>Chansons et comptines</text:p>
          </table:table-cell>
          <table:table-cell table:number-columns-repeated="16381"/>
        </table:table-row>
        <table:table-row table:style-name="ro15">
          <table:table-cell/>
          <table:table-cell table:style-name="ce1"/>
          <table:table-cell office:value-type="string" table:style-name="ce1">
            <text:p>Animaux</text:p>
          </table:table-cell>
          <table:table-cell table:number-columns-repeated="16381"/>
        </table:table-row>
        <table:table-row table:style-name="ro15">
          <table:table-cell/>
          <table:table-cell table:style-name="ce27"/>
          <table:table-cell table:number-columns-repeated="16382" table:style-name="ce1"/>
        </table:table-row>
        <table:table-row table:style-name="ro15">
          <table:table-cell/>
          <table:table-cell office:value-type="string" table:style-name="ce27">
            <text:p>Etudes supérieures</text:p>
          </table:table-cell>
          <table:table-cell table:number-columns-repeated="16382" table:style-name="ce1"/>
        </table:table-row>
        <table:table-row table:style-name="ro15">
          <table:table-cell/>
          <table:table-cell table:style-name="ce1"/>
          <table:table-cell office:value-type="string" table:style-name="ce1">
            <text:p>Examens et concours</text:p>
          </table:table-cell>
          <table:table-cell table:number-columns-repeated="16381"/>
        </table:table-row>
        <table:table-row table:style-name="ro15">
          <table:table-cell/>
          <table:table-cell table:style-name="ce1"/>
          <table:table-cell office:value-type="string" table:style-name="ce1">
            <text:p>Université</text:p>
          </table:table-cell>
          <table:table-cell table:number-columns-repeated="16381"/>
        </table:table-row>
        <table:table-row table:style-name="ro15">
          <table:table-cell/>
          <table:table-cell table:style-name="ce1"/>
          <table:table-cell office:value-type="string" table:style-name="ce1">
            <text:p>BTS</text:p>
          </table:table-cell>
          <table:table-cell table:number-columns-repeated="16381"/>
        </table:table-row>
        <table:table-row table:style-name="ro15">
          <table:table-cell/>
          <table:table-cell table:style-name="ce1"/>
          <table:table-cell office:value-type="string" table:style-name="ce1">
            <text:p>Classe prépas et grandes écoles</text:p>
          </table:table-cell>
          <table:table-cell table:number-columns-repeated="16381"/>
        </table:table-row>
        <table:table-row table:style-name="ro15">
          <table:table-cell/>
          <table:table-cell table:style-name="ce1"/>
          <table:table-cell office:value-type="string" table:style-name="ce1">
            <text:p>Pédagogie et orientation</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Sciences, Techniques et Médecine</text:p>
          </table:table-cell>
          <table:table-cell table:number-columns-repeated="16382" table:style-name="ce1"/>
        </table:table-row>
        <table:table-row table:style-name="ro15">
          <table:table-cell/>
          <table:table-cell table:style-name="ce1"/>
          <table:table-cell office:value-type="string" table:style-name="ce1">
            <text:p>Astronomie</text:p>
          </table:table-cell>
          <table:table-cell table:number-columns-repeated="16381"/>
        </table:table-row>
        <table:table-row table:style-name="ro15">
          <table:table-cell/>
          <table:table-cell table:style-name="ce1"/>
          <table:table-cell office:value-type="string" table:style-name="ce1">
            <text:p>Médecine</text:p>
          </table:table-cell>
          <table:table-cell table:number-columns-repeated="16381"/>
        </table:table-row>
        <table:table-row table:style-name="ro15">
          <table:table-cell/>
          <table:table-cell table:style-name="ce1"/>
          <table:table-cell office:value-type="string" table:style-name="ce1">
            <text:p>Physique Chimie</text:p>
          </table:table-cell>
          <table:table-cell table:number-columns-repeated="16381"/>
        </table:table-row>
        <table:table-row table:style-name="ro15">
          <table:table-cell/>
          <table:table-cell table:style-name="ce1"/>
          <table:table-cell office:value-type="string" table:style-name="ce1">
            <text:p>Science de la vie – Biologie – Génétique</text:p>
          </table:table-cell>
          <table:table-cell table:number-columns-repeated="16381"/>
        </table:table-row>
        <table:table-row table:style-name="ro15">
          <table:table-cell/>
          <table:table-cell table:style-name="ce1"/>
          <table:table-cell office:value-type="string" table:style-name="ce1">
            <text:p>Agriculture – Agroalimentaire</text:p>
          </table:table-cell>
          <table:table-cell table:number-columns-repeated="16381"/>
        </table:table-row>
        <table:table-row table:style-name="ro15">
          <table:table-cell/>
          <table:table-cell table:style-name="ce1"/>
          <table:table-cell office:value-type="string" table:style-name="ce1">
            <text:p>Mathématique</text:p>
          </table:table-cell>
          <table:table-cell table:number-columns-repeated="16381"/>
        </table:table-row>
        <table:table-row table:style-name="ro15">
          <table:table-cell/>
          <table:table-cell table:style-name="ce1"/>
          <table:table-cell office:value-type="string" table:style-name="ce1">
            <text:p>Bâtiment – Travaux public -Matériaux</text:p>
          </table:table-cell>
          <table:table-cell table:number-columns-repeated="16381"/>
        </table:table-row>
        <table:table-row table:style-name="ro15">
          <table:table-cell/>
          <table:table-cell table:style-name="ce1"/>
          <table:table-cell office:value-type="string" table:style-name="ce1">
            <text:p>Personnage scientifique</text:p>
          </table:table-cell>
          <table:table-cell table:number-columns-repeated="16381"/>
        </table:table-row>
        <table:table-row table:style-name="ro15">
          <table:table-cell/>
          <table:table-cell table:style-name="ce1"/>
          <table:table-cell office:value-type="string" table:style-name="ce1">
            <text:p>Science de la terre – Eau – environnement</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text:s text:c="2"/>Scolaire et Parascolaire</text:p>
          </table:table-cell>
          <table:table-cell office:value-type="string" table:style-name="ce1">
            <text:p>Collège</text:p>
          </table:table-cell>
          <table:table-cell table:number-columns-repeated="16381"/>
        </table:table-row>
        <table:table-row table:style-name="ro15">
          <table:table-cell/>
          <table:table-cell table:style-name="ce1"/>
          <table:table-cell office:value-type="string" table:style-name="ce1">
            <text:p>Lycée – voie générale</text:p>
          </table:table-cell>
          <table:table-cell table:number-columns-repeated="16381"/>
        </table:table-row>
        <table:table-row table:style-name="ro15">
          <table:table-cell/>
          <table:table-cell table:style-name="ce1"/>
          <table:table-cell office:value-type="string" table:style-name="ce1">
            <text:p>Lycée – voie professionnelle</text:p>
          </table:table-cell>
          <table:table-cell table:number-columns-repeated="16381"/>
        </table:table-row>
        <table:table-row table:style-name="ro15">
          <table:table-cell/>
          <table:table-cell table:style-name="ce1"/>
          <table:table-cell office:value-type="string" table:style-name="ce1">
            <text:p>Révision</text:p>
          </table:table-cell>
          <table:table-cell table:number-columns-repeated="16381"/>
        </table:table-row>
        <table:table-row table:style-name="ro15">
          <table:table-cell/>
          <table:table-cell table:style-name="ce1"/>
          <table:table-cell office:value-type="string" table:style-name="ce1">
            <text:p>Ecole maternelle</text:p>
          </table:table-cell>
          <table:table-cell table:number-columns-repeated="16381"/>
        </table:table-row>
        <table:table-row table:style-name="ro15">
          <table:table-cell/>
          <table:table-cell table:style-name="ce1"/>
          <table:table-cell office:value-type="string" table:style-name="ce1">
            <text:p>Ecole primaire</text:p>
          </table:table-cell>
          <table:table-cell table:number-columns-repeated="16381"/>
        </table:table-row>
        <table:table-row table:style-name="ro15">
          <table:table-cell/>
          <table:table-cell table:style-name="ce1"/>
          <table:table-cell office:value-type="string" table:style-name="ce1">
            <text:p>Pédagogie et enseignement</text:p>
          </table:table-cell>
          <table:table-cell table:number-columns-repeated="16381"/>
        </table:table-row>
        <table:table-row table:style-name="ro15">
          <table:table-cell/>
          <table:table-cell table:style-name="ce1"/>
          <table:table-cell office:value-type="string" table:style-name="ce1">
            <text:p>Dictionnaires et ouvrages de référence</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text:s/>Science-Fiction et Fantastique</text:p>
          </table:table-cell>
          <table:table-cell table:number-columns-repeated="16382" table:style-name="ce1"/>
        </table:table-row>
        <table:table-row table:style-name="ro15">
          <table:table-cell/>
          <table:table-cell table:style-name="ce1"/>
          <table:table-cell office:value-type="string" table:style-name="ce1">
            <text:p>Epouvante</text:p>
          </table:table-cell>
          <table:table-cell table:number-columns-repeated="16381"/>
        </table:table-row>
        <table:table-row table:style-name="ro15">
          <table:table-cell/>
          <table:table-cell table:style-name="ce1"/>
          <table:table-cell office:value-type="string" table:style-name="ce1">
            <text:p>Fantastique et terreur</text:p>
          </table:table-cell>
          <table:table-cell table:number-columns-repeated="16381"/>
        </table:table-row>
        <table:table-row table:style-name="ro15">
          <table:table-cell/>
          <table:table-cell table:style-name="ce1"/>
          <table:table-cell office:value-type="string" table:style-name="ce1">
            <text:p>Fantasy</text:p>
          </table:table-cell>
          <table:table-cell table:number-columns-repeated="16381"/>
        </table:table-row>
        <table:table-row table:style-name="ro15">
          <table:table-cell/>
          <table:table-cell table:style-name="ce1"/>
          <table:table-cell office:value-type="string" table:style-name="ce1">
            <text:p>Science fiction et anticipation</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Dictionnaires, langues et encyclopédies</text:p>
          </table:table-cell>
          <table:table-cell table:number-columns-repeated="16382" table:style-name="ce1"/>
        </table:table-row>
        <table:table-row table:style-name="ro15">
          <table:table-cell/>
          <table:table-cell table:style-name="ce1"/>
          <table:table-cell office:value-type="string" table:style-name="ce1">
            <text:p>Encyclopédies et dictionnaires thématiques</text:p>
          </table:table-cell>
          <table:table-cell table:number-columns-repeated="16381"/>
        </table:table-row>
        <table:table-row table:style-name="ro15">
          <table:table-cell/>
          <table:table-cell table:style-name="ce1"/>
          <table:table-cell office:value-type="string" table:style-name="ce1">
            <text:p>Langue française</text:p>
          </table:table-cell>
          <table:table-cell table:number-columns-repeated="16381"/>
        </table:table-row>
        <table:table-row table:style-name="ro15">
          <table:table-cell/>
          <table:table-cell table:style-name="ce1"/>
          <table:table-cell office:value-type="string" table:style-name="ce1">
            <text:p>Langue étrangère</text:p>
          </table:table-cell>
          <table:table-cell table:number-columns-repeated="16381"/>
        </table:table-row>
        <table:table-row table:style-name="ro15">
          <table:table-cell/>
          <table:table-cell table:style-name="ce1"/>
          <table:table-cell office:value-type="string" table:style-name="ce1">
            <text:p>jeunesse</text:p>
          </table:table-cell>
          <table:table-cell table:number-columns-repeated="16381"/>
        </table:table-row>
        <table:table-row table:style-name="ro15">
          <table:table-cell/>
          <table:table-cell table:style-name="ce1"/>
          <table:table-cell office:value-type="string" table:style-name="ce1">
            <text:p>Atlas</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Art, Musique et Cinéma</text:p>
          </table:table-cell>
          <table:table-cell table:number-columns-repeated="16382" table:style-name="ce1"/>
        </table:table-row>
        <table:table-row table:style-name="ro15">
          <table:table-cell/>
          <table:table-cell table:style-name="ce1"/>
          <table:table-cell office:value-type="string" table:style-name="ce1">
            <text:p>Architecture</text:p>
          </table:table-cell>
          <table:table-cell table:number-columns-repeated="16381"/>
        </table:table-row>
        <table:table-row table:style-name="ro15">
          <table:table-cell/>
          <table:table-cell table:style-name="ce1"/>
          <table:table-cell office:value-type="string" table:style-name="ce1">
            <text:p>Art contemporain</text:p>
          </table:table-cell>
          <table:table-cell table:number-columns-repeated="16381"/>
        </table:table-row>
        <table:table-row table:style-name="ro15">
          <table:table-cell/>
          <table:table-cell table:style-name="ce1"/>
          <table:table-cell office:value-type="string" table:style-name="ce1">
            <text:p>Art du spectacle</text:p>
          </table:table-cell>
          <table:table-cell table:number-columns-repeated="16381"/>
        </table:table-row>
        <table:table-row table:style-name="ro15">
          <table:table-cell/>
          <table:table-cell table:style-name="ce1"/>
          <table:table-cell office:value-type="string" table:style-name="ce1">
            <text:p>Danse</text:p>
          </table:table-cell>
          <table:table-cell table:number-columns-repeated="16381"/>
        </table:table-row>
        <table:table-row table:style-name="ro15">
          <table:table-cell/>
          <table:table-cell table:style-name="ce1"/>
          <table:table-cell office:value-type="string" table:style-name="ce1">
            <text:p>Design et arts décoratifs</text:p>
          </table:table-cell>
          <table:table-cell table:number-columns-repeated="16381"/>
        </table:table-row>
        <table:table-row table:style-name="ro15">
          <table:table-cell/>
          <table:table-cell table:style-name="ce1"/>
          <table:table-cell office:value-type="string" table:style-name="ce1">
            <text:p>Histoire de l’art</text:p>
          </table:table-cell>
          <table:table-cell table:number-columns-repeated="16381"/>
        </table:table-row>
        <table:table-row table:style-name="ro15">
          <table:table-cell/>
          <table:table-cell table:style-name="ce1"/>
          <table:table-cell office:value-type="string" table:style-name="ce1">
            <text:p>Mode</text:p>
          </table:table-cell>
          <table:table-cell table:number-columns-repeated="16381"/>
        </table:table-row>
        <table:table-row table:style-name="ro15">
          <table:table-cell/>
          <table:table-cell table:style-name="ce1"/>
          <table:table-cell office:value-type="string" table:style-name="ce1">
            <text:p>Musique</text:p>
          </table:table-cell>
          <table:table-cell table:number-columns-repeated="16381"/>
        </table:table-row>
        <table:table-row table:style-name="ro15">
          <table:table-cell/>
          <table:table-cell table:style-name="ce1"/>
          <table:table-cell office:value-type="string" table:style-name="ce1">
            <text:p>Photographie</text:p>
          </table:table-cell>
          <table:table-cell table:number-columns-repeated="16381"/>
        </table:table-row>
        <table:table-row table:style-name="ro15">
          <table:table-cell/>
          <table:table-cell table:style-name="ce1"/>
          <table:table-cell office:value-type="string" table:style-name="ce1">
            <text:p>Peinture</text:p>
          </table:table-cell>
          <table:table-cell table:number-columns-repeated="16381"/>
        </table:table-row>
        <table:table-row table:style-name="ro15">
          <table:table-cell/>
          <table:table-cell table:style-name="ce1"/>
          <table:table-cell office:value-type="string" table:style-name="ce1">
            <text:p>Sculpture</text:p>
          </table:table-cell>
          <table:table-cell table:number-columns-repeated="16381"/>
        </table:table-row>
        <table:table-row table:style-name="ro15">
          <table:table-cell/>
          <table:table-cell table:style-name="ce1"/>
          <table:table-cell office:value-type="string" table:style-name="ce1">
            <text:p>Cinéma</text:p>
          </table:table-cell>
          <table:table-cell table:number-columns-repeated="16381"/>
        </table:table-row>
        <table:table-row table:style-name="ro15">
          <table:table-cell/>
          <table:table-cell table:style-name="ce1"/>
          <table:table-cell office:value-type="string" table:style-name="ce1">
            <text:p>Art Populaire</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Famille, Santé et Bien-être</text:p>
          </table:table-cell>
          <table:table-cell table:number-columns-repeated="16382" table:style-name="ce1"/>
        </table:table-row>
        <table:table-row table:style-name="ro15">
          <table:table-cell/>
          <table:table-cell table:style-name="ce1"/>
          <table:table-cell office:value-type="string" table:style-name="ce1">
            <text:p>Alimentation, régimes et diététique</text:p>
          </table:table-cell>
          <table:table-cell table:number-columns-repeated="16381"/>
        </table:table-row>
        <table:table-row table:style-name="ro15">
          <table:table-cell/>
          <table:table-cell table:style-name="ce1"/>
          <table:table-cell office:value-type="string" table:style-name="ce1">
            <text:p>Beauté, forme et détente</text:p>
          </table:table-cell>
          <table:table-cell table:number-columns-repeated="16381"/>
        </table:table-row>
        <table:table-row table:style-name="ro15">
          <table:table-cell/>
          <table:table-cell table:style-name="ce1"/>
          <table:table-cell office:value-type="string" table:style-name="ce1">
            <text:p>Bébés</text:p>
          </table:table-cell>
          <table:table-cell table:number-columns-repeated="16381"/>
        </table:table-row>
        <table:table-row table:style-name="ro15">
          <table:table-cell/>
          <table:table-cell table:style-name="ce1"/>
          <table:table-cell office:value-type="string" table:style-name="ce1">
            <text:p>Couples</text:p>
          </table:table-cell>
          <table:table-cell table:number-columns-repeated="16381"/>
        </table:table-row>
        <table:table-row table:style-name="ro15">
          <table:table-cell/>
          <table:table-cell table:style-name="ce1"/>
          <table:table-cell office:value-type="string" table:style-name="ce1">
            <text:p>Développement personnel</text:p>
          </table:table-cell>
          <table:table-cell table:number-columns-repeated="16381"/>
        </table:table-row>
        <table:table-row table:style-name="ro15">
          <table:table-cell/>
          <table:table-cell table:style-name="ce1"/>
          <table:table-cell office:value-type="string" table:style-name="ce1">
            <text:p>Enfants</text:p>
          </table:table-cell>
          <table:table-cell table:number-columns-repeated="16381"/>
        </table:table-row>
        <table:table-row table:style-name="ro15">
          <table:table-cell/>
          <table:table-cell table:style-name="ce1"/>
          <table:table-cell office:value-type="string" table:style-name="ce1">
            <text:p>Famille – Parents</text:p>
          </table:table-cell>
          <table:table-cell table:number-columns-repeated="16381"/>
        </table:table-row>
        <table:table-row table:style-name="ro15">
          <table:table-cell/>
          <table:table-cell table:style-name="ce1"/>
          <table:table-cell office:value-type="string" table:style-name="ce1">
            <text:p>Femmes</text:p>
          </table:table-cell>
          <table:table-cell table:number-columns-repeated="16381"/>
        </table:table-row>
        <table:table-row table:style-name="ro15">
          <table:table-cell/>
          <table:table-cell table:style-name="ce1"/>
          <table:table-cell office:value-type="string" table:style-name="ce1">
            <text:p>Guides pratiques</text:p>
          </table:table-cell>
          <table:table-cell table:number-columns-repeated="16381"/>
        </table:table-row>
        <table:table-row table:style-name="ro15">
          <table:table-cell/>
          <table:table-cell table:style-name="ce1"/>
          <table:table-cell office:value-type="string" table:style-name="ce1">
            <text:p>Hommes</text:p>
          </table:table-cell>
          <table:table-cell table:number-columns-repeated="16381"/>
        </table:table-row>
        <table:table-row table:style-name="ro15">
          <table:table-cell/>
          <table:table-cell table:style-name="ce1"/>
          <table:table-cell office:value-type="string" table:style-name="ce1">
            <text:p>Maladie et dépendances</text:p>
          </table:table-cell>
          <table:table-cell table:number-columns-repeated="16381"/>
        </table:table-row>
        <table:table-row table:style-name="ro15">
          <table:table-cell/>
          <table:table-cell table:style-name="ce1"/>
          <table:table-cell office:value-type="string" table:style-name="ce1">
            <text:p>Médecines douces</text:p>
          </table:table-cell>
          <table:table-cell table:number-columns-repeated="16381"/>
        </table:table-row>
        <table:table-row table:style-name="ro15">
          <table:table-cell/>
          <table:table-cell table:style-name="ce1"/>
          <table:table-cell office:value-type="string" table:style-name="ce1">
            <text:p>Relations interpersonnelles</text:p>
          </table:table-cell>
          <table:table-cell table:number-columns-repeated="16381"/>
        </table:table-row>
        <table:table-row table:style-name="ro15">
          <table:table-cell/>
          <table:table-cell table:style-name="ce1"/>
          <table:table-cell office:value-type="string" table:style-name="ce1">
            <text:p>sexualité</text:p>
          </table:table-cell>
          <table:table-cell table:number-columns-repeated="16381"/>
        </table:table-row>
        <table:table-row table:style-name="ro15">
          <table:table-cell/>
          <table:table-cell table:style-name="ce27"/>
          <table:table-cell table:number-columns-repeated="16382" table:style-name="ce1"/>
        </table:table-row>
        <table:table-row table:style-name="ro15">
          <table:table-cell/>
          <table:table-cell office:value-type="string" table:style-name="ce27">
            <text:p>Histoire</text:p>
          </table:table-cell>
          <table:table-cell table:number-columns-repeated="16382" table:style-name="ce1"/>
        </table:table-row>
        <table:table-row table:style-name="ro15">
          <table:table-cell/>
          <table:table-cell table:style-name="ce1"/>
          <table:table-cell office:value-type="string" table:style-name="ce1">
            <text:p>Biographies</text:p>
          </table:table-cell>
          <table:table-cell table:number-columns-repeated="16381"/>
        </table:table-row>
        <table:table-row table:style-name="ro15">
          <table:table-cell/>
          <table:table-cell table:style-name="ce1"/>
          <table:table-cell office:value-type="string" table:style-name="ce1">
            <text:p>Europe</text:p>
          </table:table-cell>
          <table:table-cell table:number-columns-repeated="16381"/>
        </table:table-row>
        <table:table-row table:style-name="ro15">
          <table:table-cell/>
          <table:table-cell table:style-name="ce1"/>
          <table:table-cell office:value-type="string" table:style-name="ce1">
            <text:p>France</text:p>
          </table:table-cell>
          <table:table-cell table:number-columns-repeated="16381"/>
        </table:table-row>
        <table:table-row table:style-name="ro15">
          <table:table-cell/>
          <table:table-cell table:style-name="ce1"/>
          <table:table-cell office:value-type="string" table:style-name="ce1">
            <text:p>Grandes périodes de l ‘histoire</text:p>
          </table:table-cell>
          <table:table-cell table:number-columns-repeated="16381"/>
        </table:table-row>
        <table:table-row table:style-name="ro15">
          <table:table-cell/>
          <table:table-cell table:style-name="ce1"/>
          <table:table-cell office:value-type="string" table:style-name="ce1">
            <text:p>Monde</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Tourisme et Voyages</text:p>
          </table:table-cell>
          <table:table-cell office:value-type="string" table:style-name="ce1">
            <text:p>Cartes et plans</text:p>
          </table:table-cell>
          <table:table-cell table:number-columns-repeated="16381"/>
        </table:table-row>
        <table:table-row table:style-name="ro15">
          <table:table-cell/>
          <table:table-cell table:style-name="ce1"/>
          <table:table-cell office:value-type="string" table:style-name="ce1">
            <text:p>Guides touristiques</text:p>
          </table:table-cell>
          <table:table-cell table:number-columns-repeated="16381"/>
        </table:table-row>
        <table:table-row table:style-name="ro15">
          <table:table-cell/>
          <table:table-cell table:style-name="ce1"/>
          <table:table-cell office:value-type="string" table:style-name="ce1">
            <text:p>Récit de voyage</text:p>
          </table:table-cell>
          <table:table-cell table:number-columns-repeated="16381"/>
        </table:table-row>
        <table:table-row table:style-name="ro15">
          <table:table-cell/>
          <table:table-cell table:style-name="ce1"/>
          <table:table-cell office:value-type="string" table:style-name="ce1">
            <text:p>Régions</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Religions et Spiritualités</text:p>
          </table:table-cell>
          <table:table-cell table:number-columns-repeated="16382" table:style-name="ce1"/>
        </table:table-row>
        <table:table-row table:style-name="ro15">
          <table:table-cell/>
          <table:table-cell table:style-name="ce1"/>
          <table:table-cell office:value-type="string" table:style-name="ce1">
            <text:p>Bible</text:p>
          </table:table-cell>
          <table:table-cell table:number-columns-repeated="16381"/>
        </table:table-row>
        <table:table-row table:style-name="ro15">
          <table:table-cell/>
          <table:table-cell table:style-name="ce1"/>
          <table:table-cell office:value-type="string" table:style-name="ce1">
            <text:p>Bouddhisme</text:p>
          </table:table-cell>
          <table:table-cell table:number-columns-repeated="16381"/>
        </table:table-row>
        <table:table-row table:style-name="ro15">
          <table:table-cell/>
          <table:table-cell table:style-name="ce1"/>
          <table:table-cell office:value-type="string" table:style-name="ce1">
            <text:p>Catholicisme</text:p>
          </table:table-cell>
          <table:table-cell table:number-columns-repeated="16381"/>
        </table:table-row>
        <table:table-row table:style-name="ro15">
          <table:table-cell/>
          <table:table-cell table:style-name="ce1"/>
          <table:table-cell office:value-type="string" table:style-name="ce1">
            <text:p>Histoire des réligions</text:p>
          </table:table-cell>
          <table:table-cell table:number-columns-repeated="16381"/>
        </table:table-row>
        <table:table-row table:style-name="ro15">
          <table:table-cell/>
          <table:table-cell table:style-name="ce1"/>
          <table:table-cell office:value-type="string" table:style-name="ce1">
            <text:p>Islam</text:p>
          </table:table-cell>
          <table:table-cell table:number-columns-repeated="16381"/>
        </table:table-row>
        <table:table-row table:style-name="ro15">
          <table:table-cell/>
          <table:table-cell table:style-name="ce1"/>
          <table:table-cell office:value-type="string" table:style-name="ce1">
            <text:p>Religion et société</text:p>
          </table:table-cell>
          <table:table-cell table:number-columns-repeated="16381"/>
        </table:table-row>
        <table:table-row table:style-name="ro15">
          <table:table-cell/>
          <table:table-cell table:style-name="ce1"/>
          <table:table-cell office:value-type="string" table:style-name="ce1">
            <text:p>Sagesse orientales</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Cuisine et Vins</text:p>
          </table:table-cell>
          <table:table-cell table:number-columns-repeated="16382" table:style-name="ce1"/>
        </table:table-row>
        <table:table-row table:style-name="ro15">
          <table:table-cell/>
          <table:table-cell table:style-name="ce1"/>
          <table:table-cell office:value-type="string" table:style-name="ce1">
            <text:p>Alcools et spiritueux</text:p>
          </table:table-cell>
          <table:table-cell table:number-columns-repeated="16381"/>
        </table:table-row>
        <table:table-row table:style-name="ro15">
          <table:table-cell/>
          <table:table-cell table:style-name="ce1"/>
          <table:table-cell office:value-type="string" table:style-name="ce1">
            <text:p>Art de la tables, Fêtes et Réception</text:p>
          </table:table-cell>
          <table:table-cell table:number-columns-repeated="16381"/>
        </table:table-row>
        <table:table-row table:style-name="ro15">
          <table:table-cell table:number-columns-repeated="2"/>
          <table:table-cell office:value-type="string" table:style-name="ce1">
            <text:p>Bases de la cuisine</text:p>
          </table:table-cell>
          <table:table-cell table:number-columns-repeated="16381"/>
        </table:table-row>
        <table:table-row table:style-name="ro15">
          <table:table-cell table:number-columns-repeated="2"/>
          <table:table-cell office:value-type="string" table:style-name="ce1">
            <text:p>Cafés, thés, chocolats</text:p>
          </table:table-cell>
          <table:table-cell table:number-columns-repeated="16381"/>
        </table:table-row>
        <table:table-row table:style-name="ro15">
          <table:table-cell table:number-columns-repeated="2"/>
          <table:table-cell office:value-type="string" table:style-name="ce1">
            <text:p>Cuisine de saison</text:p>
          </table:table-cell>
          <table:table-cell table:number-columns-repeated="16381"/>
        </table:table-row>
        <table:table-row table:style-name="ro15">
          <table:table-cell table:number-columns-repeated="2"/>
          <table:table-cell office:value-type="string" table:style-name="ce1">
            <text:p>Cuisine rapide</text:p>
          </table:table-cell>
          <table:table-cell table:number-columns-repeated="16381"/>
        </table:table-row>
        <table:table-row table:style-name="ro15">
          <table:table-cell table:number-columns-repeated="2"/>
          <table:table-cell office:value-type="string" table:style-name="ce1">
            <text:p>Cuisine régionales</text:p>
          </table:table-cell>
          <table:table-cell table:number-columns-repeated="16381"/>
        </table:table-row>
        <table:table-row table:style-name="ro15">
          <table:table-cell table:number-columns-repeated="2"/>
          <table:table-cell office:value-type="string" table:style-name="ce1">
            <text:p>Desserts</text:p>
          </table:table-cell>
          <table:table-cell table:number-columns-repeated="16381"/>
        </table:table-row>
        <table:table-row table:style-name="ro15">
          <table:table-cell table:number-columns-repeated="2"/>
          <table:table-cell office:value-type="string" table:style-name="ce1">
            <text:p>Diététique</text:p>
          </table:table-cell>
          <table:table-cell table:number-columns-repeated="16381"/>
        </table:table-row>
        <table:table-row table:style-name="ro15">
          <table:table-cell table:number-columns-repeated="2"/>
          <table:table-cell office:value-type="string" table:style-name="ce1">
            <text:p>Entrées</text:p>
          </table:table-cell>
          <table:table-cell table:number-columns-repeated="16381"/>
        </table:table-row>
        <table:table-row table:style-name="ro15">
          <table:table-cell table:number-columns-repeated="2"/>
          <table:table-cell office:value-type="string" table:style-name="ce1">
            <text:p>Fromages</text:p>
          </table:table-cell>
          <table:table-cell table:number-columns-repeated="16381"/>
        </table:table-row>
        <table:table-row table:style-name="ro15">
          <table:table-cell table:number-columns-repeated="2"/>
          <table:table-cell office:value-type="string" table:style-name="ce1">
            <text:p>Gastronomie</text:p>
          </table:table-cell>
          <table:table-cell table:number-columns-repeated="16381"/>
        </table:table-row>
        <table:table-row table:style-name="ro15">
          <table:table-cell table:number-columns-repeated="2"/>
          <table:table-cell office:value-type="string" table:style-name="ce1">
            <text:p>Légumes</text:p>
          </table:table-cell>
          <table:table-cell table:number-columns-repeated="16381"/>
        </table:table-row>
        <table:table-row table:style-name="ro15">
          <table:table-cell table:number-columns-repeated="2"/>
          <table:table-cell office:value-type="string" table:style-name="ce1">
            <text:p>Poissons et Fruits de mer</text:p>
          </table:table-cell>
          <table:table-cell table:number-columns-repeated="16381"/>
        </table:table-row>
        <table:table-row table:style-name="ro15">
          <table:table-cell table:number-columns-repeated="2"/>
          <table:table-cell office:value-type="string" table:style-name="ce1">
            <text:p>Pâtes, riz</text:p>
          </table:table-cell>
          <table:table-cell table:number-columns-repeated="16381"/>
        </table:table-row>
        <table:table-row table:style-name="ro15">
          <table:table-cell table:number-columns-repeated="2"/>
          <table:table-cell office:value-type="string" table:style-name="ce1">
            <text:p>Viandes, volailles, gibiers</text:p>
          </table:table-cell>
          <table:table-cell table:number-columns-repeated="16381"/>
        </table:table-row>
        <table:table-row table:style-name="ro15">
          <table:table-cell table:number-columns-repeated="2"/>
          <table:table-cell office:value-type="string" table:style-name="ce1">
            <text:p>Vins</text:p>
          </table:table-cell>
          <table:table-cell table:number-columns-repeated="16381"/>
        </table:table-row>
        <table:table-row table:style-name="ro1">
          <table:table-cell table:number-columns-repeated="16384"/>
        </table:table-row>
        <table:table-row table:style-name="ro15">
          <table:table-cell/>
          <table:table-cell office:value-type="string" table:style-name="ce27">
            <text:p>Littérature sentimentale</text:p>
          </table:table-cell>
          <table:table-cell table:number-columns-repeated="16382" table:style-name="ce1"/>
        </table:table-row>
        <table:table-row table:style-name="ro15">
          <table:table-cell/>
          <table:table-cell table:style-name="ce1"/>
          <table:table-cell office:value-type="string" table:style-name="ce1">
            <text:p>Contemporain</text:p>
          </table:table-cell>
          <table:table-cell table:number-columns-repeated="16381"/>
        </table:table-row>
        <table:table-row table:style-name="ro15">
          <table:table-cell/>
          <table:table-cell table:style-name="ce1"/>
          <table:table-cell office:value-type="string" table:style-name="ce1">
            <text:p>Comédie</text:p>
          </table:table-cell>
          <table:table-cell table:number-columns-repeated="16381"/>
        </table:table-row>
        <table:table-row table:style-name="ro15">
          <table:table-cell/>
          <table:table-cell table:style-name="ce1"/>
          <table:table-cell office:value-type="string" table:style-name="ce1">
            <text:p>Historique</text:p>
          </table:table-cell>
          <table:table-cell table:number-columns-repeated="16381"/>
        </table:table-row>
        <table:table-row table:style-name="ro15">
          <table:table-cell/>
          <table:table-cell table:style-name="ce1"/>
          <table:table-cell office:value-type="string" table:style-name="ce1">
            <text:p>Suspense</text:p>
          </table:table-cell>
          <table:table-cell table:number-columns-repeated="16381"/>
        </table:table-row>
        <table:table-row table:style-name="ro15">
          <table:table-cell/>
          <table:table-cell table:style-name="ce1"/>
          <table:table-cell office:value-type="string" table:style-name="ce1">
            <text:p>New Romance</text:p>
          </table:table-cell>
          <table:table-cell table:number-columns-repeated="16381"/>
        </table:table-row>
        <table:table-row table:number-rows-repeated="1048410" table:style-name="ro1">
          <table:table-cell table:number-columns-repeated="16384"/>
        </table:table-row>
      </table:table>
      <table:table table:name="Roadmap"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3" table:number-columns-repeated="59" table:default-cell-style-name="ce1"/>
        <table:table-column table:style-name="co2" table:number-columns-repeated="16320" table:default-cell-style-name="ce1"/>
        <table:table-row table:style-name="ro15">
          <table:table-cell office:value-type="string" table:number-columns-spanned="6" table:number-rows-spanned="1" table:style-name="ce32">
            <text:p>Roadmap</text:p>
          </table:table-cell>
          <table:covered-table-cell table:number-columns-repeated="5"/>
          <table:table-cell table:number-columns-repeated="16378"/>
        </table:table-row>
        <table:table-row table:style-name="ro15">
          <table:table-cell office:value-type="string" table:style-name="ce1">
            <text:p>Date de livraison</text:p>
          </table:table-cell>
          <table:table-cell office:value-type="string" table:style-name="ce1">
            <text:p>Nom de la livraison</text:p>
          </table:table-cell>
          <table:table-cell office:value-type="string" table:style-name="ce1">
            <text:p>Les objectifs</text:p>
          </table:table-cell>
          <table:table-cell office:value-type="string" table:style-name="ce1">
            <text:p>Les fonctionnalités <text:s/>incluses</text:p>
          </table:table-cell>
          <table:table-cell office:value-type="string" table:style-name="ce1">
            <text:p>Les métriques</text:p>
          </table:table-cell>
          <table:table-cell table:number-columns-repeated="16379" table:style-name="ce1"/>
        </table:table-row>
        <table:table-row table:number-rows-repeated="1048574" table:style-name="ro1">
          <table:table-cell table:number-columns-repeated="16384"/>
        </table:table-row>
      </table:table>
      <table:table table:name="notes" table:style-name="ta3">
        <table:table-column table:style-name="co13" table:number-columns-repeated="64" table:default-cell-style-name="ce1"/>
        <table:table-column table:style-name="co2" table:number-columns-repeated="16320" table:default-cell-style-name="ce1"/>
        <table:table-row table:number-rows-repeated="1048576" table:style-name="ro1">
          <table:table-cell table:number-columns-repeated="16384"/>
        </table:table-row>
      </table:table>
      <table:table table:name="CARDS" table:style-name="ta4">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59" table:default-cell-style-name="ce1"/>
        <table:table-column table:style-name="co2" table:number-columns-repeated="16320" table:default-cell-style-name="ce1"/>
        <table:table-row table:style-name="ro15">
          <table:table-cell office:value-type="string" table:style-name="ce33">
            <text:p>Backlog Item #1</text:p>
          </table:table-cell>
          <table:table-cell table:number-columns-repeated="3" table:style-name="ce34"/>
          <table:table-cell table:style-name="ce35"/>
          <table:table-cell table:number-columns-repeated="16379"/>
        </table:table-row>
        <table:table-row table:style-name="ro15">
          <table:table-cell table:style-name="ce36"/>
          <table:table-cell table:number-columns-repeated="2" table:style-name="ce37"/>
          <table:table-cell office:value-type="string" table:style-name="ce37">
            <text:p>Importance</text:p>
          </table:table-cell>
          <table:table-cell table:style-name="ce38"/>
          <table:table-cell table:number-columns-repeated="16379"/>
        </table:table-row>
        <table:table-row table:style-name="ro20">
          <table:table-cell table:style-name="ce36"/>
          <table:table-cell office:value-type="string" table:style-name="ce39">
            <text:p>Deposit</text:p>
          </table:table-cell>
          <table:table-cell table:style-name="ce37"/>
          <table:table-cell office:value-type="float" office:value="30" table:style-name="ce40">
            <text:p>30</text:p>
          </table:table-cell>
          <table:table-cell table:style-name="ce38"/>
          <table:table-cell table:number-columns-repeated="16379"/>
        </table:table-row>
        <table:table-row table:style-name="ro21">
          <table:table-cell table:style-name="ce36"/>
          <table:table-cell office:value-type="string" table:style-name="ce37">
            <text:p>Notes</text:p>
          </table:table-cell>
          <table:table-cell table:style-name="ce37"/>
          <table:table-cell office:value-type="string" table:style-name="ce37">
            <text:p>Estimate</text:p>
          </table:table-cell>
          <table:table-cell table:style-name="ce38"/>
          <table:table-cell table:number-columns-repeated="16379"/>
        </table:table-row>
        <table:table-row table:style-name="ro20">
          <table:table-cell table:style-name="ce36"/>
          <table:table-cell office:value-type="string" table:style-name="ce41">
            <text:p>Need a UML sequence diagram. No need to worry about encryption for now.</text:p>
          </table:table-cell>
          <table:table-cell table:style-name="ce37"/>
          <table:table-cell office:value-type="float" office:value="5" table:style-name="ce42">
            <text:p>5</text:p>
          </table:table-cell>
          <table:table-cell table:style-name="ce38"/>
          <table:table-cell table:number-columns-repeated="16379"/>
        </table:table-row>
        <table:table-row table:style-name="ro15">
          <table:table-cell table:style-name="ce36"/>
          <table:table-cell table:number-columns-repeated="3" table:style-name="ce37"/>
          <table:table-cell table:style-name="ce38"/>
          <table:table-cell table:number-columns-repeated="16379"/>
        </table:table-row>
        <table:table-row table:style-name="ro15">
          <table:table-cell table:style-name="ce36"/>
          <table:table-cell office:value-type="string" table:style-name="ce37">
            <text:p>How to demo</text:p>
          </table:table-cell>
          <table:table-cell table:number-columns-repeated="2" table:style-name="ce37"/>
          <table:table-cell table:style-name="ce38"/>
          <table:table-cell table:number-columns-repeated="16379"/>
        </table:table-row>
        <table:table-row table:style-name="ro22">
          <table:table-cell table:style-name="ce36"/>
          <table:table-cell office:value-type="string" table:style-name="ce41">
            <text:p>Log in, open deposit page, deposit €10, go to my balance page and check that it has increased by €10.</text:p>
          </table:table-cell>
          <table:table-cell table:number-columns-repeated="2" table:style-name="ce37"/>
          <table:table-cell table:style-name="ce38"/>
          <table:table-cell table:number-columns-repeated="16379"/>
        </table:table-row>
        <table:table-row table:style-name="ro15">
          <table:table-cell table:style-name="ce43"/>
          <table:table-cell table:number-columns-repeated="3" table:style-name="ce44"/>
          <table:table-cell table:style-name="ce45"/>
          <table:table-cell table:number-columns-repeated="16379"/>
        </table:table-row>
        <table:table-row table:number-rows-repeated="2" table:style-name="ro15">
          <table:table-cell table:number-columns-repeated="16384" table:style-name="ce1"/>
        </table:table-row>
        <table:table-row table:style-name="ro15">
          <table:table-cell office:value-type="string" table:style-name="ce33">
            <text:p>Backlog Item #3</text:p>
          </table:table-cell>
          <table:table-cell table:number-columns-repeated="3" table:style-name="ce34"/>
          <table:table-cell table:style-name="ce35"/>
          <table:table-cell table:number-columns-repeated="16379"/>
        </table:table-row>
        <table:table-row table:style-name="ro15">
          <table:table-cell table:style-name="ce36"/>
          <table:table-cell table:number-columns-repeated="2" table:style-name="ce37"/>
          <table:table-cell office:value-type="string" table:style-name="ce37">
            <text:p>Importance</text:p>
          </table:table-cell>
          <table:table-cell table:style-name="ce38"/>
          <table:table-cell table:number-columns-repeated="16379"/>
        </table:table-row>
        <table:table-row table:style-name="ro20">
          <table:table-cell table:style-name="ce36"/>
          <table:table-cell office:value-type="string" table:style-name="ce39">
            <text:p>Embedded minesweeper</text:p>
          </table:table-cell>
          <table:table-cell table:style-name="ce37"/>
          <table:table-cell office:value-type="float" office:value="5" table:style-name="ce40">
            <text:p>5</text:p>
          </table:table-cell>
          <table:table-cell table:style-name="ce38"/>
          <table:table-cell table:number-columns-repeated="16379"/>
        </table:table-row>
        <table:table-row table:style-name="ro21">
          <table:table-cell table:style-name="ce36"/>
          <table:table-cell office:value-type="string" table:style-name="ce37">
            <text:p>Notes</text:p>
          </table:table-cell>
          <table:table-cell table:style-name="ce37"/>
          <table:table-cell office:value-type="string" table:style-name="ce37">
            <text:p>Estimate</text:p>
          </table:table-cell>
          <table:table-cell table:style-name="ce38"/>
          <table:table-cell table:number-columns-repeated="16379"/>
        </table:table-row>
        <table:table-row table:style-name="ro20">
          <table:table-cell table:style-name="ce36"/>
          <table:table-cell office:value-type="string" table:style-name="ce41">
            <text:p>Through the menu, it should be possible to start an embedded minesweeper game.</text:p>
          </table:table-cell>
          <table:table-cell table:style-name="ce37"/>
          <table:table-cell office:value-type="float" office:value="8" table:style-name="ce42">
            <text:p>8</text:p>
          </table:table-cell>
          <table:table-cell table:style-name="ce38"/>
          <table:table-cell table:number-columns-repeated="16379"/>
        </table:table-row>
        <table:table-row table:style-name="ro15">
          <table:table-cell table:style-name="ce36"/>
          <table:table-cell table:number-columns-repeated="3" table:style-name="ce37"/>
          <table:table-cell table:style-name="ce38"/>
          <table:table-cell table:number-columns-repeated="16379"/>
        </table:table-row>
        <table:table-row table:style-name="ro15">
          <table:table-cell table:style-name="ce36"/>
          <table:table-cell office:value-type="string" table:style-name="ce37">
            <text:p>How to demo</text:p>
          </table:table-cell>
          <table:table-cell table:number-columns-repeated="2" table:style-name="ce37"/>
          <table:table-cell table:style-name="ce38"/>
          <table:table-cell table:number-columns-repeated="16379"/>
        </table:table-row>
        <table:table-row table:style-name="ro22">
          <table:table-cell table:style-name="ce36"/>
          <table:table-cell office:value-type="string" table:style-name="ce41">
            <text:p>Choose minesweeper in the menu, play a game.</text:p>
          </table:table-cell>
          <table:table-cell table:number-columns-repeated="2" table:style-name="ce37"/>
          <table:table-cell table:style-name="ce38"/>
          <table:table-cell table:number-columns-repeated="16379"/>
        </table:table-row>
        <table:table-row table:style-name="ro15">
          <table:table-cell table:style-name="ce43"/>
          <table:table-cell table:number-columns-repeated="3" table:style-name="ce44"/>
          <table:table-cell table:style-name="ce45"/>
          <table:table-cell table:number-columns-repeated="16379"/>
        </table:table-row>
        <table:table-row table:number-rows-repeated="2" table:style-name="ro15">
          <table:table-cell table:number-columns-repeated="16384" table:style-name="ce1"/>
        </table:table-row>
        <table:table-row table:style-name="ro15">
          <table:table-cell office:value-type="string" table:style-name="ce33">
            <text:p>Backlog Item #2</text:p>
          </table:table-cell>
          <table:table-cell table:number-columns-repeated="3" table:style-name="ce34"/>
          <table:table-cell table:style-name="ce35"/>
          <table:table-cell table:number-columns-repeated="16379"/>
        </table:table-row>
        <table:table-row table:style-name="ro15">
          <table:table-cell table:style-name="ce36"/>
          <table:table-cell table:number-columns-repeated="2" table:style-name="ce37"/>
          <table:table-cell office:value-type="string" table:style-name="ce37">
            <text:p>Importance</text:p>
          </table:table-cell>
          <table:table-cell table:style-name="ce38"/>
          <table:table-cell table:number-columns-repeated="16379"/>
        </table:table-row>
        <table:table-row table:style-name="ro20">
          <table:table-cell table:style-name="ce36"/>
          <table:table-cell office:value-type="string" table:style-name="ce39">
            <text:p>See your own transaction history</text:p>
          </table:table-cell>
          <table:table-cell table:style-name="ce37"/>
          <table:table-cell office:value-type="float" office:value="3" table:style-name="ce40">
            <text:p>3</text:p>
          </table:table-cell>
          <table:table-cell table:style-name="ce38"/>
          <table:table-cell table:number-columns-repeated="16379"/>
        </table:table-row>
        <table:table-row table:style-name="ro21">
          <table:table-cell table:style-name="ce36"/>
          <table:table-cell office:value-type="string" table:style-name="ce37">
            <text:p>Notes</text:p>
          </table:table-cell>
          <table:table-cell table:style-name="ce37"/>
          <table:table-cell office:value-type="string" table:style-name="ce37">
            <text:p>Estimate</text:p>
          </table:table-cell>
          <table:table-cell table:style-name="ce38"/>
          <table:table-cell table:number-columns-repeated="16379"/>
        </table:table-row>
        <table:table-row table:style-name="ro20">
          <table:table-cell table:style-name="ce36"/>
          <table:table-cell office:value-type="string" table:style-name="ce41">
            <text:p>Use paging to avoid large DB queries. Design similar to view users page.</text:p>
          </table:table-cell>
          <table:table-cell table:style-name="ce37"/>
          <table:table-cell office:value-type="float" office:value="3" table:style-name="ce42">
            <text:p>3</text:p>
          </table:table-cell>
          <table:table-cell table:style-name="ce38"/>
          <table:table-cell table:number-columns-repeated="16379"/>
        </table:table-row>
        <table:table-row table:style-name="ro15">
          <table:table-cell table:style-name="ce36"/>
          <table:table-cell table:number-columns-repeated="3" table:style-name="ce37"/>
          <table:table-cell table:style-name="ce38"/>
          <table:table-cell table:number-columns-repeated="16379"/>
        </table:table-row>
        <table:table-row table:style-name="ro15">
          <table:table-cell table:style-name="ce36"/>
          <table:table-cell office:value-type="string" table:style-name="ce37">
            <text:p>How to demo</text:p>
          </table:table-cell>
          <table:table-cell table:number-columns-repeated="2" table:style-name="ce37"/>
          <table:table-cell table:style-name="ce38"/>
          <table:table-cell table:number-columns-repeated="16379"/>
        </table:table-row>
        <table:table-row table:style-name="ro22">
          <table:table-cell table:style-name="ce36"/>
          <table:table-cell office:value-type="string" table:style-name="ce41">
            <text:p>Log in, click on "transactions”. Do a deposit. Go back to transactions, check that the new deposit shows up.</text:p>
          </table:table-cell>
          <table:table-cell table:number-columns-repeated="2" table:style-name="ce37"/>
          <table:table-cell table:style-name="ce38"/>
          <table:table-cell table:number-columns-repeated="16379"/>
        </table:table-row>
        <table:table-row table:style-name="ro15">
          <table:table-cell table:style-name="ce43"/>
          <table:table-cell table:number-columns-repeated="3" table:style-name="ce44"/>
          <table:table-cell table:style-name="ce45"/>
          <table:table-cell table:number-columns-repeated="16379"/>
        </table:table-row>
        <table:table-row table:number-rows-repeated="104854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number-style style:name="N1">
      <number:number number:decimal-places="0" number:min-integer-digits="1"/>
    </number:number-style>
    <number:number-style style:name="N36">
      <number:number number:decimal-places="1"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landscape"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style:page-layout style:name="pm2">
      <style:page-layout-properties fo:margin-top="0.983858267716535in" fo:margin-bottom="0.983858267716535in" fo:margin-left="0.748031496062992in" fo:margin-right="0.748031496062992in" style:print-orientation="landscape"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style:page-layout style:name="pm3">
      <style:page-layout-properties fo:margin-top="0.75in" fo:margin-bottom="0.75in" fo:margin-left="0.7in" fo:margin-right="0.7in"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style:page-layout style:name="pm4">
      <style:page-layout-properties fo:margin-top="0.75in" fo:margin-bottom="0.75in" fo:margin-left="0.7in" fo:margin-right="0.7in" style:print-orientation="portrait"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Stefan Nijenhuis</meta:initial-creator>
    <dc:creator>Pereira Marc</dc:creator>
    <meta:creation-date>2007-08-23T18:44:31Z</meta:creation-date>
    <dc:date>2021-01-06T08:58:21Z</dc:date>
    <meta:print-date>2007-12-19T10:53:37Z</meta:print-date>
    <meta:editing-cycles>36</meta:editing-cycles>
    <meta:editing-duration>PT13571S</meta:editing-duration>
  </office:meta>
</office:document-meta>
</file>